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a2_input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İl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string" calcext:value-type="string">
            <text:p>Adana</text:p>
          </table:table-cell>
          <table:table-cell office:value-type="float" office:value="1879695" calcext:value-type="float">
            <text:p>1879695</text:p>
          </table:table-cell>
          <table:table-cell office:value-type="float" office:value="1899324" calcext:value-type="float">
            <text:p>1899324</text:p>
          </table:table-cell>
          <table:table-cell office:value-type="float" office:value="1916637" calcext:value-type="float">
            <text:p>1916637</text:p>
          </table:table-cell>
          <table:table-cell office:value-type="float" office:value="1933428" calcext:value-type="float">
            <text:p>1933428</text:p>
          </table:table-cell>
          <table:table-cell office:value-type="float" office:value="1951142" calcext:value-type="float">
            <text:p>1951142</text:p>
          </table:table-cell>
          <table:table-cell office:value-type="float" office:value="1969512" calcext:value-type="float">
            <text:p>1969512</text:p>
          </table:table-cell>
          <table:table-cell office:value-type="float" office:value="1988277" calcext:value-type="float">
            <text:p>1988277</text:p>
          </table:table-cell>
          <table:table-cell office:value-type="float" office:value="2006650" calcext:value-type="float">
            <text:p>2006650</text:p>
          </table:table-cell>
          <table:table-cell office:value-type="float" office:value="2026319" calcext:value-type="float">
            <text:p>2026319</text:p>
          </table:table-cell>
          <table:table-cell office:value-type="float" office:value="2062226" calcext:value-type="float">
            <text:p>2062226</text:p>
          </table:table-cell>
          <table:table-cell office:value-type="float" office:value="2085225" calcext:value-type="float">
            <text:p>2085225</text:p>
          </table:table-cell>
          <table:table-cell office:value-type="float" office:value="2108805" calcext:value-type="float">
            <text:p>2108805</text:p>
          </table:table-cell>
          <table:table-cell office:value-type="float" office:value="2125635" calcext:value-type="float">
            <text:p>2125635</text:p>
          </table:table-cell>
          <table:table-cell office:value-type="float" office:value="2149260" calcext:value-type="float">
            <text:p>2149260</text:p>
          </table:table-cell>
          <table:table-cell office:value-type="float" office:value="2165595" calcext:value-type="float">
            <text:p>2165595</text:p>
          </table:table-cell>
          <table:table-cell office:value-type="float" office:value="2183167" calcext:value-type="float">
            <text:p>2183167</text:p>
          </table:table-cell>
          <table:table-cell office:value-type="float" office:value="2201670" calcext:value-type="float">
            <text:p>2201670</text:p>
          </table:table-cell>
        </table:table-row>
        <table:table-row table:style-name="ro2">
          <table:table-cell office:value-type="string" calcext:value-type="string">
            <text:p>Adıyaman</text:p>
          </table:table-cell>
          <table:table-cell office:value-type="float" office:value="568432" calcext:value-type="float">
            <text:p>568432</text:p>
          </table:table-cell>
          <table:table-cell office:value-type="float" office:value="571180" calcext:value-type="float">
            <text:p>571180</text:p>
          </table:table-cell>
          <table:table-cell office:value-type="float" office:value="573149" calcext:value-type="float">
            <text:p>573149</text:p>
          </table:table-cell>
          <table:table-cell office:value-type="float" office:value="574886" calcext:value-type="float">
            <text:p>574886</text:p>
          </table:table-cell>
          <table:table-cell office:value-type="float" office:value="576808" calcext:value-type="float">
            <text:p>576808</text:p>
          </table:table-cell>
          <table:table-cell office:value-type="float" office:value="578852" calcext:value-type="float">
            <text:p>578852</text:p>
          </table:table-cell>
          <table:table-cell office:value-type="float" office:value="580926" calcext:value-type="float">
            <text:p>580926</text:p>
          </table:table-cell>
          <table:table-cell office:value-type="float" office:value="582762" calcext:value-type="float">
            <text:p>582762</text:p>
          </table:table-cell>
          <table:table-cell office:value-type="float" office:value="585067" calcext:value-type="float">
            <text:p>585067</text:p>
          </table:table-cell>
          <table:table-cell office:value-type="float" office:value="588475" calcext:value-type="float">
            <text:p>588475</text:p>
          </table:table-cell>
          <table:table-cell office:value-type="float" office:value="590935" calcext:value-type="float">
            <text:p>590935</text:p>
          </table:table-cell>
          <table:table-cell office:value-type="float" office:value="593931" calcext:value-type="float">
            <text:p>593931</text:p>
          </table:table-cell>
          <table:table-cell office:value-type="float" office:value="595261" calcext:value-type="float">
            <text:p>595261</text:p>
          </table:table-cell>
          <table:table-cell office:value-type="float" office:value="597184" calcext:value-type="float">
            <text:p>597184</text:p>
          </table:table-cell>
          <table:table-cell office:value-type="float" office:value="597835" calcext:value-type="float">
            <text:p>597835</text:p>
          </table:table-cell>
          <table:table-cell office:value-type="float" office:value="602774" calcext:value-type="float">
            <text:p>602774</text:p>
          </table:table-cell>
          <table:table-cell office:value-type="float" office:value="610484" calcext:value-type="float">
            <text:p>610484</text:p>
          </table:table-cell>
        </table:table-row>
        <table:table-row table:style-name="ro2">
          <table:table-cell office:value-type="string" calcext:value-type="string">
            <text:p>Afyonkarahisar</text:p>
          </table:table-cell>
          <table:table-cell office:value-type="float" office:value="696292" calcext:value-type="float">
            <text:p>696292</text:p>
          </table:table-cell>
          <table:table-cell office:value-type="float" office:value="698029" calcext:value-type="float">
            <text:p>698029</text:p>
          </table:table-cell>
          <table:table-cell office:value-type="float" office:value="698773" calcext:value-type="float">
            <text:p>698773</text:p>
          </table:table-cell>
          <table:table-cell office:value-type="float" office:value="699193" calcext:value-type="float">
            <text:p>699193</text:p>
          </table:table-cell>
          <table:table-cell office:value-type="float" office:value="699794" calcext:value-type="float">
            <text:p>699794</text:p>
          </table:table-cell>
          <table:table-cell office:value-type="float" office:value="700502" calcext:value-type="float">
            <text:p>700502</text:p>
          </table:table-cell>
          <table:table-cell office:value-type="float" office:value="701204" calcext:value-type="float">
            <text:p>701204</text:p>
          </table:table-cell>
          <table:table-cell office:value-type="float" office:value="701572" calcext:value-type="float">
            <text:p>701572</text:p>
          </table:table-cell>
          <table:table-cell office:value-type="float" office:value="697365" calcext:value-type="float">
            <text:p>697365</text:p>
          </table:table-cell>
          <table:table-cell office:value-type="float" office:value="701326" calcext:value-type="float">
            <text:p>701326</text:p>
          </table:table-cell>
          <table:table-cell office:value-type="float" office:value="697559" calcext:value-type="float">
            <text:p>697559</text:p>
          </table:table-cell>
          <table:table-cell office:value-type="float" office:value="698626" calcext:value-type="float">
            <text:p>698626</text:p>
          </table:table-cell>
          <table:table-cell office:value-type="float" office:value="703948" calcext:value-type="float">
            <text:p>703948</text:p>
          </table:table-cell>
          <table:table-cell office:value-type="float" office:value="707123" calcext:value-type="float">
            <text:p>707123</text:p>
          </table:table-cell>
          <table:table-cell office:value-type="float" office:value="706371" calcext:value-type="float">
            <text:p>706371</text:p>
          </table:table-cell>
          <table:table-cell office:value-type="float" office:value="709015" calcext:value-type="float">
            <text:p>709015</text:p>
          </table:table-cell>
          <table:table-cell office:value-type="float" office:value="714523" calcext:value-type="float">
            <text:p>714523</text:p>
          </table:table-cell>
        </table:table-row>
        <table:table-row table:style-name="ro2">
          <table:table-cell office:value-type="string" calcext:value-type="string">
            <text:p>Ağrı</text:p>
          </table:table-cell>
          <table:table-cell office:value-type="float" office:value="519190" calcext:value-type="float">
            <text:p>519190</text:p>
          </table:table-cell>
          <table:table-cell office:value-type="float" office:value="521514" calcext:value-type="float">
            <text:p>521514</text:p>
          </table:table-cell>
          <table:table-cell office:value-type="float" office:value="523123" calcext:value-type="float">
            <text:p>523123</text:p>
          </table:table-cell>
          <table:table-cell office:value-type="float" office:value="524514" calcext:value-type="float">
            <text:p>524514</text:p>
          </table:table-cell>
          <table:table-cell office:value-type="float" office:value="526070" calcext:value-type="float">
            <text:p>526070</text:p>
          </table:table-cell>
          <table:table-cell office:value-type="float" office:value="527732" calcext:value-type="float">
            <text:p>527732</text:p>
          </table:table-cell>
          <table:table-cell office:value-type="float" office:value="529417" calcext:value-type="float">
            <text:p>529417</text:p>
          </table:table-cell>
          <table:table-cell office:value-type="float" office:value="530879" calcext:value-type="float">
            <text:p>530879</text:p>
          </table:table-cell>
          <table:table-cell office:value-type="float" office:value="532180" calcext:value-type="float">
            <text:p>532180</text:p>
          </table:table-cell>
          <table:table-cell office:value-type="float" office:value="537665" calcext:value-type="float">
            <text:p>537665</text:p>
          </table:table-cell>
          <table:table-cell office:value-type="float" office:value="542022" calcext:value-type="float">
            <text:p>542022</text:p>
          </table:table-cell>
          <table:table-cell office:value-type="float" office:value="555479" calcext:value-type="float">
            <text:p>555479</text:p>
          </table:table-cell>
          <table:table-cell office:value-type="float" office:value="552404" calcext:value-type="float">
            <text:p>552404</text:p>
          </table:table-cell>
          <table:table-cell office:value-type="float" office:value="551177" calcext:value-type="float">
            <text:p>551177</text:p>
          </table:table-cell>
          <table:table-cell office:value-type="float" office:value="549435" calcext:value-type="float">
            <text:p>549435</text:p>
          </table:table-cell>
          <table:table-cell office:value-type="float" office:value="547210" calcext:value-type="float">
            <text:p>547210</text:p>
          </table:table-cell>
          <table:table-cell office:value-type="float" office:value="542255" calcext:value-type="float">
            <text:p>542255</text:p>
          </table:table-cell>
        </table:table-row>
        <table:table-row table:style-name="ro2">
          <table:table-cell office:value-type="string" calcext:value-type="string">
            <text:p>Amasya</text:p>
          </table:table-cell>
          <table:table-cell office:value-type="float" office:value="333927" calcext:value-type="float">
            <text:p>333927</text:p>
          </table:table-cell>
          <table:table-cell office:value-type="float" office:value="333768" calcext:value-type="float">
            <text:p>333768</text:p>
          </table:table-cell>
          <table:table-cell office:value-type="float" office:value="333110" calcext:value-type="float">
            <text:p>333110</text:p>
          </table:table-cell>
          <table:table-cell office:value-type="float" office:value="332271" calcext:value-type="float">
            <text:p>332271</text:p>
          </table:table-cell>
          <table:table-cell office:value-type="float" office:value="331491" calcext:value-type="float">
            <text:p>331491</text:p>
          </table:table-cell>
          <table:table-cell office:value-type="float" office:value="330739" calcext:value-type="float">
            <text:p>330739</text:p>
          </table:table-cell>
          <table:table-cell office:value-type="float" office:value="329956" calcext:value-type="float">
            <text:p>329956</text:p>
          </table:table-cell>
          <table:table-cell office:value-type="float" office:value="328674" calcext:value-type="float">
            <text:p>328674</text:p>
          </table:table-cell>
          <table:table-cell office:value-type="float" office:value="323675" calcext:value-type="float">
            <text:p>323675</text:p>
          </table:table-cell>
          <table:table-cell office:value-type="float" office:value="324268" calcext:value-type="float">
            <text:p>324268</text:p>
          </table:table-cell>
          <table:table-cell office:value-type="float" office:value="334786" calcext:value-type="float">
            <text:p>334786</text:p>
          </table:table-cell>
          <table:table-cell office:value-type="float" office:value="323079" calcext:value-type="float">
            <text:p>323079</text:p>
          </table:table-cell>
          <table:table-cell office:value-type="float" office:value="322283" calcext:value-type="float">
            <text:p>322283</text:p>
          </table:table-cell>
          <table:table-cell office:value-type="float" office:value="321977" calcext:value-type="float">
            <text:p>321977</text:p>
          </table:table-cell>
          <table:table-cell office:value-type="float" office:value="321913" calcext:value-type="float">
            <text:p>321913</text:p>
          </table:table-cell>
          <table:table-cell office:value-type="float" office:value="322167" calcext:value-type="float">
            <text:p>322167</text:p>
          </table:table-cell>
          <table:table-cell office:value-type="float" office:value="326351" calcext:value-type="float">
            <text:p>326351</text:p>
          </table:table-cell>
        </table:table-row>
        <table:table-row table:style-name="ro2">
          <table:table-cell office:value-type="string" calcext:value-type="string">
            <text:p>Ankara</text:p>
          </table:table-cell>
          <table:table-cell office:value-type="float" office:value="3889199" calcext:value-type="float">
            <text:p>3889199</text:p>
          </table:table-cell>
          <table:table-cell office:value-type="float" office:value="3971642" calcext:value-type="float">
            <text:p>3971642</text:p>
          </table:table-cell>
          <table:table-cell office:value-type="float" office:value="4050309" calcext:value-type="float">
            <text:p>4050309</text:p>
          </table:table-cell>
          <table:table-cell office:value-type="float" office:value="4128889" calcext:value-type="float">
            <text:p>4128889</text:p>
          </table:table-cell>
          <table:table-cell office:value-type="float" office:value="4210596" calcext:value-type="float">
            <text:p>4210596</text:p>
          </table:table-cell>
          <table:table-cell office:value-type="float" office:value="4294678" calcext:value-type="float">
            <text:p>4294678</text:p>
          </table:table-cell>
          <table:table-cell office:value-type="float" office:value="4380736" calcext:value-type="float">
            <text:p>4380736</text:p>
          </table:table-cell>
          <table:table-cell office:value-type="float" office:value="4466756" calcext:value-type="float">
            <text:p>4466756</text:p>
          </table:table-cell>
          <table:table-cell office:value-type="float" office:value="4548939" calcext:value-type="float">
            <text:p>4548939</text:p>
          </table:table-cell>
          <table:table-cell office:value-type="float" office:value="4650802" calcext:value-type="float">
            <text:p>4650802</text:p>
          </table:table-cell>
          <table:table-cell office:value-type="float" office:value="4771716" calcext:value-type="float">
            <text:p>4771716</text:p>
          </table:table-cell>
          <table:table-cell office:value-type="float" office:value="4890893" calcext:value-type="float">
            <text:p>4890893</text:p>
          </table:table-cell>
          <table:table-cell office:value-type="float" office:value="4965542" calcext:value-type="float">
            <text:p>4965542</text:p>
          </table:table-cell>
          <table:table-cell office:value-type="float" office:value="5045083" calcext:value-type="float">
            <text:p>5045083</text:p>
          </table:table-cell>
          <table:table-cell office:value-type="float" office:value="5150072" calcext:value-type="float">
            <text:p>5150072</text:p>
          </table:table-cell>
          <table:table-cell office:value-type="float" office:value="5270575" calcext:value-type="float">
            <text:p>5270575</text:p>
          </table:table-cell>
          <table:table-cell office:value-type="float" office:value="5346518" calcext:value-type="float">
            <text:p>5346518</text:p>
          </table:table-cell>
        </table:table-row>
        <table:table-row table:style-name="ro2">
          <table:table-cell office:value-type="string" calcext:value-type="string">
            <text:p>Antalya</text:p>
          </table:table-cell>
          <table:table-cell office:value-type="float" office:value="1430539" calcext:value-type="float">
            <text:p>1430539</text:p>
          </table:table-cell>
          <table:table-cell office:value-type="float" office:value="1480282" calcext:value-type="float">
            <text:p>1480282</text:p>
          </table:table-cell>
          <table:table-cell office:value-type="float" office:value="1529110" calcext:value-type="float">
            <text:p>1529110</text:p>
          </table:table-cell>
          <table:table-cell office:value-type="float" office:value="1578367" calcext:value-type="float">
            <text:p>1578367</text:p>
          </table:table-cell>
          <table:table-cell office:value-type="float" office:value="1629338" calcext:value-type="float">
            <text:p>1629338</text:p>
          </table:table-cell>
          <table:table-cell office:value-type="float" office:value="1681656" calcext:value-type="float">
            <text:p>1681656</text:p>
          </table:table-cell>
          <table:table-cell office:value-type="float" office:value="1735239" calcext:value-type="float">
            <text:p>1735239</text:p>
          </table:table-cell>
          <table:table-cell office:value-type="float" office:value="1789295" calcext:value-type="float">
            <text:p>1789295</text:p>
          </table:table-cell>
          <table:table-cell office:value-type="float" office:value="1859275" calcext:value-type="float">
            <text:p>1859275</text:p>
          </table:table-cell>
          <table:table-cell office:value-type="float" office:value="1919729" calcext:value-type="float">
            <text:p>1919729</text:p>
          </table:table-cell>
          <table:table-cell office:value-type="float" office:value="1978333" calcext:value-type="float">
            <text:p>1978333</text:p>
          </table:table-cell>
          <table:table-cell office:value-type="float" office:value="2043482" calcext:value-type="float">
            <text:p>2043482</text:p>
          </table:table-cell>
          <table:table-cell office:value-type="float" office:value="2092537" calcext:value-type="float">
            <text:p>2092537</text:p>
          </table:table-cell>
          <table:table-cell office:value-type="float" office:value="2158265" calcext:value-type="float">
            <text:p>2158265</text:p>
          </table:table-cell>
          <table:table-cell office:value-type="float" office:value="2222562" calcext:value-type="float">
            <text:p>2222562</text:p>
          </table:table-cell>
          <table:table-cell office:value-type="float" office:value="2288456" calcext:value-type="float">
            <text:p>2288456</text:p>
          </table:table-cell>
          <table:table-cell office:value-type="float" office:value="2328555" calcext:value-type="float">
            <text:p>2328555</text:p>
          </table:table-cell>
        </table:table-row>
        <table:table-row table:style-name="ro2">
          <table:table-cell office:value-type="string" calcext:value-type="string">
            <text:p>Artvin</text:p>
          </table:table-cell>
          <table:table-cell office:value-type="float" office:value="167909" calcext:value-type="float">
            <text:p>167909</text:p>
          </table:table-cell>
          <table:table-cell office:value-type="float" office:value="168184" calcext:value-type="float">
            <text:p>168184</text:p>
          </table:table-cell>
          <table:table-cell office:value-type="float" office:value="168215" calcext:value-type="float">
            <text:p>168215</text:p>
          </table:table-cell>
          <table:table-cell office:value-type="float" office:value="168164" calcext:value-type="float">
            <text:p>168164</text:p>
          </table:table-cell>
          <table:table-cell office:value-type="float" office:value="168153" calcext:value-type="float">
            <text:p>168153</text:p>
          </table:table-cell>
          <table:table-cell office:value-type="float" office:value="168164" calcext:value-type="float">
            <text:p>168164</text:p>
          </table:table-cell>
          <table:table-cell office:value-type="float" office:value="168170" calcext:value-type="float">
            <text:p>168170</text:p>
          </table:table-cell>
          <table:table-cell office:value-type="float" office:value="168092" calcext:value-type="float">
            <text:p>168092</text:p>
          </table:table-cell>
          <table:table-cell office:value-type="float" office:value="166584" calcext:value-type="float">
            <text:p>166584</text:p>
          </table:table-cell>
          <table:table-cell office:value-type="float" office:value="165580" calcext:value-type="float">
            <text:p>165580</text:p>
          </table:table-cell>
          <table:table-cell office:value-type="float" office:value="164759" calcext:value-type="float">
            <text:p>164759</text:p>
          </table:table-cell>
          <table:table-cell office:value-type="float" office:value="166394" calcext:value-type="float">
            <text:p>166394</text:p>
          </table:table-cell>
          <table:table-cell office:value-type="float" office:value="167082" calcext:value-type="float">
            <text:p>167082</text:p>
          </table:table-cell>
          <table:table-cell office:value-type="float" office:value="169334" calcext:value-type="float">
            <text:p>169334</text:p>
          </table:table-cell>
          <table:table-cell office:value-type="float" office:value="169674" calcext:value-type="float">
            <text:p>169674</text:p>
          </table:table-cell>
          <table:table-cell office:value-type="float" office:value="168370" calcext:value-type="float">
            <text:p>168370</text:p>
          </table:table-cell>
          <table:table-cell office:value-type="float" office:value="168068" calcext:value-type="float">
            <text:p>168068</text:p>
          </table:table-cell>
        </table:table-row>
        <table:table-row table:style-name="ro2">
          <table:table-cell office:value-type="string" calcext:value-type="string">
            <text:p>Aydın</text:p>
          </table:table-cell>
          <table:table-cell office:value-type="float" office:value="870460" calcext:value-type="float">
            <text:p>870460</text:p>
          </table:table-cell>
          <table:table-cell office:value-type="float" office:value="881911" calcext:value-type="float">
            <text:p>881911</text:p>
          </table:table-cell>
          <table:table-cell office:value-type="float" office:value="892345" calcext:value-type="float">
            <text:p>892345</text:p>
          </table:table-cell>
          <table:table-cell office:value-type="float" office:value="902594" calcext:value-type="float">
            <text:p>902594</text:p>
          </table:table-cell>
          <table:table-cell office:value-type="float" office:value="913340" calcext:value-type="float">
            <text:p>913340</text:p>
          </table:table-cell>
          <table:table-cell office:value-type="float" office:value="924446" calcext:value-type="float">
            <text:p>924446</text:p>
          </table:table-cell>
          <table:table-cell office:value-type="float" office:value="935800" calcext:value-type="float">
            <text:p>935800</text:p>
          </table:table-cell>
          <table:table-cell office:value-type="float" office:value="946971" calcext:value-type="float">
            <text:p>946971</text:p>
          </table:table-cell>
          <table:table-cell office:value-type="float" office:value="965500" calcext:value-type="float">
            <text:p>965500</text:p>
          </table:table-cell>
          <table:table-cell office:value-type="float" office:value="979155" calcext:value-type="float">
            <text:p>979155</text:p>
          </table:table-cell>
          <table:table-cell office:value-type="float" office:value="989862" calcext:value-type="float">
            <text:p>989862</text:p>
          </table:table-cell>
          <table:table-cell office:value-type="float" office:value="999163" calcext:value-type="float">
            <text:p>999163</text:p>
          </table:table-cell>
          <table:table-cell office:value-type="float" office:value="1006541" calcext:value-type="float">
            <text:p>1006541</text:p>
          </table:table-cell>
          <table:table-cell office:value-type="float" office:value="1020957" calcext:value-type="float">
            <text:p>1020957</text:p>
          </table:table-cell>
          <table:table-cell office:value-type="float" office:value="1041979" calcext:value-type="float">
            <text:p>1041979</text:p>
          </table:table-cell>
          <table:table-cell office:value-type="float" office:value="1053506" calcext:value-type="float">
            <text:p>1053506</text:p>
          </table:table-cell>
          <table:table-cell office:value-type="float" office:value="1068260" calcext:value-type="float">
            <text:p>1068260</text:p>
          </table:table-cell>
        </table:table-row>
        <table:table-row table:style-name="ro2">
          <table:table-cell office:value-type="string" calcext:value-type="string">
            <text:p>Balıkesir</text:p>
          </table:table-cell>
          <table:table-cell office:value-type="float" office:value="1069260" calcext:value-type="float">
            <text:p>1069260</text:p>
          </table:table-cell>
          <table:table-cell office:value-type="float" office:value="1077362" calcext:value-type="float">
            <text:p>1077362</text:p>
          </table:table-cell>
          <table:table-cell office:value-type="float" office:value="1084072" calcext:value-type="float">
            <text:p>1084072</text:p>
          </table:table-cell>
          <table:table-cell office:value-type="float" office:value="1090411" calcext:value-type="float">
            <text:p>1090411</text:p>
          </table:table-cell>
          <table:table-cell office:value-type="float" office:value="1097187" calcext:value-type="float">
            <text:p>1097187</text:p>
          </table:table-cell>
          <table:table-cell office:value-type="float" office:value="1104261" calcext:value-type="float">
            <text:p>1104261</text:p>
          </table:table-cell>
          <table:table-cell office:value-type="float" office:value="1111475" calcext:value-type="float">
            <text:p>1111475</text:p>
          </table:table-cell>
          <table:table-cell office:value-type="float" office:value="1118313" calcext:value-type="float">
            <text:p>1118313</text:p>
          </table:table-cell>
          <table:table-cell office:value-type="float" office:value="1130276" calcext:value-type="float">
            <text:p>1130276</text:p>
          </table:table-cell>
          <table:table-cell office:value-type="float" office:value="1140085" calcext:value-type="float">
            <text:p>1140085</text:p>
          </table:table-cell>
          <table:table-cell office:value-type="float" office:value="1152323" calcext:value-type="float">
            <text:p>1152323</text:p>
          </table:table-cell>
          <table:table-cell office:value-type="float" office:value="1154314" calcext:value-type="float">
            <text:p>1154314</text:p>
          </table:table-cell>
          <table:table-cell office:value-type="float" office:value="1160731" calcext:value-type="float">
            <text:p>1160731</text:p>
          </table:table-cell>
          <table:table-cell office:value-type="float" office:value="1162761" calcext:value-type="float">
            <text:p>1162761</text:p>
          </table:table-cell>
          <table:table-cell office:value-type="float" office:value="1189057" calcext:value-type="float">
            <text:p>1189057</text:p>
          </table:table-cell>
          <table:table-cell office:value-type="float" office:value="1186688" calcext:value-type="float">
            <text:p>1186688</text:p>
          </table:table-cell>
          <table:table-cell office:value-type="float" office:value="1196176" calcext:value-type="float">
            <text:p>1196176</text:p>
          </table:table-cell>
        </table:table-row>
        <table:table-row table:style-name="ro2">
          <table:table-cell office:value-type="string" calcext:value-type="string">
            <text:p>Bilecik</text:p>
          </table:table-cell>
          <table:table-cell office:value-type="float" office:value="197625" calcext:value-type="float">
            <text:p>197625</text:p>
          </table:table-cell>
          <table:table-cell office:value-type="float" office:value="198736" calcext:value-type="float">
            <text:p>198736</text:p>
          </table:table-cell>
          <table:table-cell office:value-type="float" office:value="199580" calcext:value-type="float">
            <text:p>199580</text:p>
          </table:table-cell>
          <table:table-cell office:value-type="float" office:value="200346" calcext:value-type="float">
            <text:p>200346</text:p>
          </table:table-cell>
          <table:table-cell office:value-type="float" office:value="201182" calcext:value-type="float">
            <text:p>201182</text:p>
          </table:table-cell>
          <table:table-cell office:value-type="float" office:value="202063" calcext:value-type="float">
            <text:p>202063</text:p>
          </table:table-cell>
          <table:table-cell office:value-type="float" office:value="202960" calcext:value-type="float">
            <text:p>202960</text:p>
          </table:table-cell>
          <table:table-cell office:value-type="float" office:value="203777" calcext:value-type="float">
            <text:p>203777</text:p>
          </table:table-cell>
          <table:table-cell office:value-type="float" office:value="193169" calcext:value-type="float">
            <text:p>193169</text:p>
          </table:table-cell>
          <table:table-cell office:value-type="float" office:value="202061" calcext:value-type="float">
            <text:p>202061</text:p>
          </table:table-cell>
          <table:table-cell office:value-type="float" office:value="225381" calcext:value-type="float">
            <text:p>225381</text:p>
          </table:table-cell>
          <table:table-cell office:value-type="float" office:value="203849" calcext:value-type="float">
            <text:p>203849</text:p>
          </table:table-cell>
          <table:table-cell office:value-type="float" office:value="204116" calcext:value-type="float">
            <text:p>204116</text:p>
          </table:table-cell>
          <table:table-cell office:value-type="float" office:value="208888" calcext:value-type="float">
            <text:p>208888</text:p>
          </table:table-cell>
          <table:table-cell office:value-type="float" office:value="209925" calcext:value-type="float">
            <text:p>209925</text:p>
          </table:table-cell>
          <table:table-cell office:value-type="float" office:value="212361" calcext:value-type="float">
            <text:p>212361</text:p>
          </table:table-cell>
          <table:table-cell office:value-type="float" office:value="218297" calcext:value-type="float">
            <text:p>218297</text:p>
          </table:table-cell>
        </table:table-row>
        <table:table-row table:style-name="ro2">
          <table:table-cell office:value-type="string" calcext:value-type="string">
            <text:p>Bingöl</text:p>
          </table:table-cell>
          <table:table-cell office:value-type="float" office:value="240337" calcext:value-type="float">
            <text:p>240337</text:p>
          </table:table-cell>
          <table:table-cell office:value-type="float" office:value="242183" calcext:value-type="float">
            <text:p>242183</text:p>
          </table:table-cell>
          <table:table-cell office:value-type="float" office:value="243717" calcext:value-type="float">
            <text:p>243717</text:p>
          </table:table-cell>
          <table:table-cell office:value-type="float" office:value="245168" calcext:value-type="float">
            <text:p>245168</text:p>
          </table:table-cell>
          <table:table-cell office:value-type="float" office:value="246718" calcext:value-type="float">
            <text:p>246718</text:p>
          </table:table-cell>
          <table:table-cell office:value-type="float" office:value="248336" calcext:value-type="float">
            <text:p>248336</text:p>
          </table:table-cell>
          <table:table-cell office:value-type="float" office:value="249986" calcext:value-type="float">
            <text:p>249986</text:p>
          </table:table-cell>
          <table:table-cell office:value-type="float" office:value="251552" calcext:value-type="float">
            <text:p>251552</text:p>
          </table:table-cell>
          <table:table-cell office:value-type="float" office:value="256091" calcext:value-type="float">
            <text:p>256091</text:p>
          </table:table-cell>
          <table:table-cell office:value-type="float" office:value="255745" calcext:value-type="float">
            <text:p>255745</text:p>
          </table:table-cell>
          <table:table-cell office:value-type="float" office:value="255170" calcext:value-type="float">
            <text:p>255170</text:p>
          </table:table-cell>
          <table:table-cell office:value-type="float" office:value="262263" calcext:value-type="float">
            <text:p>262263</text:p>
          </table:table-cell>
          <table:table-cell office:value-type="float" office:value="262507" calcext:value-type="float">
            <text:p>262507</text:p>
          </table:table-cell>
          <table:table-cell office:value-type="float" office:value="265514" calcext:value-type="float">
            <text:p>265514</text:p>
          </table:table-cell>
          <table:table-cell office:value-type="float" office:value="266019" calcext:value-type="float">
            <text:p>266019</text:p>
          </table:table-cell>
          <table:table-cell office:value-type="float" office:value="267184" calcext:value-type="float">
            <text:p>267184</text:p>
          </table:table-cell>
          <table:table-cell office:value-type="float" office:value="269560" calcext:value-type="float">
            <text:p>269560</text:p>
          </table:table-cell>
        </table:table-row>
        <table:table-row table:style-name="ro2">
          <table:table-cell office:value-type="string" calcext:value-type="string">
            <text:p>Bitlis</text:p>
          </table:table-cell>
          <table:table-cell office:value-type="float" office:value="318886" calcext:value-type="float">
            <text:p>318886</text:p>
          </table:table-cell>
          <table:table-cell office:value-type="float" office:value="320555" calcext:value-type="float">
            <text:p>320555</text:p>
          </table:table-cell>
          <table:table-cell office:value-type="float" office:value="321791" calcext:value-type="float">
            <text:p>321791</text:p>
          </table:table-cell>
          <table:table-cell office:value-type="float" office:value="322898" calcext:value-type="float">
            <text:p>322898</text:p>
          </table:table-cell>
          <table:table-cell office:value-type="float" office:value="324114" calcext:value-type="float">
            <text:p>324114</text:p>
          </table:table-cell>
          <table:table-cell office:value-type="float" office:value="325401" calcext:value-type="float">
            <text:p>325401</text:p>
          </table:table-cell>
          <table:table-cell office:value-type="float" office:value="326709" calcext:value-type="float">
            <text:p>326709</text:p>
          </table:table-cell>
          <table:table-cell office:value-type="float" office:value="327886" calcext:value-type="float">
            <text:p>327886</text:p>
          </table:table-cell>
          <table:table-cell office:value-type="float" office:value="326897" calcext:value-type="float">
            <text:p>326897</text:p>
          </table:table-cell>
          <table:table-cell office:value-type="float" office:value="328489" calcext:value-type="float">
            <text:p>328489</text:p>
          </table:table-cell>
          <table:table-cell office:value-type="float" office:value="328767" calcext:value-type="float">
            <text:p>328767</text:p>
          </table:table-cell>
          <table:table-cell office:value-type="float" office:value="336624" calcext:value-type="float">
            <text:p>336624</text:p>
          </table:table-cell>
          <table:table-cell office:value-type="float" office:value="337253" calcext:value-type="float">
            <text:p>337253</text:p>
          </table:table-cell>
          <table:table-cell office:value-type="float" office:value="337156" calcext:value-type="float">
            <text:p>337156</text:p>
          </table:table-cell>
          <table:table-cell office:value-type="float" office:value="338023" calcext:value-type="float">
            <text:p>338023</text:p>
          </table:table-cell>
          <table:table-cell office:value-type="float" office:value="340449" calcext:value-type="float">
            <text:p>340449</text:p>
          </table:table-cell>
          <table:table-cell office:value-type="float" office:value="341225" calcext:value-type="float">
            <text:p>341225</text:p>
          </table:table-cell>
        </table:table-row>
        <table:table-row table:style-name="ro2">
          <table:table-cell office:value-type="string" calcext:value-type="string">
            <text:p>Bolu</text:p>
          </table:table-cell>
          <table:table-cell office:value-type="float" office:value="255576" calcext:value-type="float">
            <text:p>255576</text:p>
          </table:table-cell>
          <table:table-cell office:value-type="float" office:value="257926" calcext:value-type="float">
            <text:p>257926</text:p>
          </table:table-cell>
          <table:table-cell office:value-type="float" office:value="259953" calcext:value-type="float">
            <text:p>259953</text:p>
          </table:table-cell>
          <table:table-cell office:value-type="float" office:value="261902" calcext:value-type="float">
            <text:p>261902</text:p>
          </table:table-cell>
          <table:table-cell office:value-type="float" office:value="263967" calcext:value-type="float">
            <text:p>263967</text:p>
          </table:table-cell>
          <table:table-cell office:value-type="float" office:value="266114" calcext:value-type="float">
            <text:p>266114</text:p>
          </table:table-cell>
          <table:table-cell office:value-type="float" office:value="268305" calcext:value-type="float">
            <text:p>268305</text:p>
          </table:table-cell>
          <table:table-cell office:value-type="float" office:value="270417" calcext:value-type="float">
            <text:p>270417</text:p>
          </table:table-cell>
          <table:table-cell office:value-type="float" office:value="268882" calcext:value-type="float">
            <text:p>268882</text:p>
          </table:table-cell>
          <table:table-cell office:value-type="float" office:value="271545" calcext:value-type="float">
            <text:p>271545</text:p>
          </table:table-cell>
          <table:table-cell office:value-type="float" office:value="271208" calcext:value-type="float">
            <text:p>271208</text:p>
          </table:table-cell>
          <table:table-cell office:value-type="float" office:value="276506" calcext:value-type="float">
            <text:p>276506</text:p>
          </table:table-cell>
          <table:table-cell office:value-type="float" office:value="281080" calcext:value-type="float">
            <text:p>281080</text:p>
          </table:table-cell>
          <table:table-cell office:value-type="float" office:value="283496" calcext:value-type="float">
            <text:p>283496</text:p>
          </table:table-cell>
          <table:table-cell office:value-type="float" office:value="284789" calcext:value-type="float">
            <text:p>284789</text:p>
          </table:table-cell>
          <table:table-cell office:value-type="float" office:value="291095" calcext:value-type="float">
            <text:p>291095</text:p>
          </table:table-cell>
          <table:table-cell office:value-type="float" office:value="299896" calcext:value-type="float">
            <text:p>299896</text:p>
          </table:table-cell>
        </table:table-row>
        <table:table-row table:style-name="ro2">
          <table:table-cell office:value-type="string" calcext:value-type="string">
            <text:p>Burdur</text:p>
          </table:table-cell>
          <table:table-cell office:value-type="float" office:value="246060" calcext:value-type="float">
            <text:p>246060</text:p>
          </table:table-cell>
          <table:table-cell office:value-type="float" office:value="247106" calcext:value-type="float">
            <text:p>247106</text:p>
          </table:table-cell>
          <table:table-cell office:value-type="float" office:value="247811" calcext:value-type="float">
            <text:p>247811</text:p>
          </table:table-cell>
          <table:table-cell office:value-type="float" office:value="248412" calcext:value-type="float">
            <text:p>248412</text:p>
          </table:table-cell>
          <table:table-cell office:value-type="float" office:value="249090" calcext:value-type="float">
            <text:p>249090</text:p>
          </table:table-cell>
          <table:table-cell office:value-type="float" office:value="249816" calcext:value-type="float">
            <text:p>249816</text:p>
          </table:table-cell>
          <table:table-cell office:value-type="float" office:value="250552" calcext:value-type="float">
            <text:p>250552</text:p>
          </table:table-cell>
          <table:table-cell office:value-type="float" office:value="251181" calcext:value-type="float">
            <text:p>251181</text:p>
          </table:table-cell>
          <table:table-cell office:value-type="float" office:value="247437" calcext:value-type="float">
            <text:p>247437</text:p>
          </table:table-cell>
          <table:table-cell office:value-type="float" office:value="251550" calcext:value-type="float">
            <text:p>251550</text:p>
          </table:table-cell>
          <table:table-cell office:value-type="float" office:value="258868" calcext:value-type="float">
            <text:p>258868</text:p>
          </table:table-cell>
          <table:table-cell office:value-type="float" office:value="250527" calcext:value-type="float">
            <text:p>250527</text:p>
          </table:table-cell>
          <table:table-cell office:value-type="float" office:value="254341" calcext:value-type="float">
            <text:p>254341</text:p>
          </table:table-cell>
          <table:table-cell office:value-type="float" office:value="257267" calcext:value-type="float">
            <text:p>257267</text:p>
          </table:table-cell>
          <table:table-cell office:value-type="float" office:value="256898" calcext:value-type="float">
            <text:p>256898</text:p>
          </table:table-cell>
          <table:table-cell office:value-type="float" office:value="258339" calcext:value-type="float">
            <text:p>258339</text:p>
          </table:table-cell>
          <table:table-cell office:value-type="float" office:value="261401" calcext:value-type="float">
            <text:p>261401</text:p>
          </table:table-cell>
        </table:table-row>
        <table:table-row table:style-name="ro2">
          <table:table-cell office:value-type="string" calcext:value-type="string">
            <text:p>Bursa</text:p>
          </table:table-cell>
          <table:table-cell office:value-type="float" office:value="2150571" calcext:value-type="float">
            <text:p>2150571</text:p>
          </table:table-cell>
          <table:table-cell office:value-type="float" office:value="2192169" calcext:value-type="float">
            <text:p>2192169</text:p>
          </table:table-cell>
          <table:table-cell office:value-type="float" office:value="2231582" calcext:value-type="float">
            <text:p>2231582</text:p>
          </table:table-cell>
          <table:table-cell office:value-type="float" office:value="2270852" calcext:value-type="float">
            <text:p>2270852</text:p>
          </table:table-cell>
          <table:table-cell office:value-type="float" office:value="2311735" calcext:value-type="float">
            <text:p>2311735</text:p>
          </table:table-cell>
          <table:table-cell office:value-type="float" office:value="2353834" calcext:value-type="float">
            <text:p>2353834</text:p>
          </table:table-cell>
          <table:table-cell office:value-type="float" office:value="2396916" calcext:value-type="float">
            <text:p>2396916</text:p>
          </table:table-cell>
          <table:table-cell office:value-type="float" office:value="2439876" calcext:value-type="float">
            <text:p>2439876</text:p>
          </table:table-cell>
          <table:table-cell office:value-type="float" office:value="2507963" calcext:value-type="float">
            <text:p>2507963</text:p>
          </table:table-cell>
          <table:table-cell office:value-type="float" office:value="2550645" calcext:value-type="float">
            <text:p>2550645</text:p>
          </table:table-cell>
          <table:table-cell office:value-type="float" office:value="2605495" calcext:value-type="float">
            <text:p>2605495</text:p>
          </table:table-cell>
          <table:table-cell office:value-type="float" office:value="2652126" calcext:value-type="float">
            <text:p>2652126</text:p>
          </table:table-cell>
          <table:table-cell office:value-type="float" office:value="2688171" calcext:value-type="float">
            <text:p>2688171</text:p>
          </table:table-cell>
          <table:table-cell office:value-type="float" office:value="2740970" calcext:value-type="float">
            <text:p>2740970</text:p>
          </table:table-cell>
          <table:table-cell office:value-type="float" office:value="2787539" calcext:value-type="float">
            <text:p>2787539</text:p>
          </table:table-cell>
          <table:table-cell office:value-type="float" office:value="2842547" calcext:value-type="float">
            <text:p>2842547</text:p>
          </table:table-cell>
          <table:table-cell office:value-type="float" office:value="2901396" calcext:value-type="float">
            <text:p>2901396</text:p>
          </table:table-cell>
        </table:table-row>
        <table:table-row table:style-name="ro2">
          <table:table-cell office:value-type="string" calcext:value-type="string">
            <text:p>Çanakkale</text:p>
          </table:table-cell>
          <table:table-cell office:value-type="float" office:value="449418" calcext:value-type="float">
            <text:p>449418</text:p>
          </table:table-cell>
          <table:table-cell office:value-type="float" office:value="453632" calcext:value-type="float">
            <text:p>453632</text:p>
          </table:table-cell>
          <table:table-cell office:value-type="float" office:value="457280" calcext:value-type="float">
            <text:p>457280</text:p>
          </table:table-cell>
          <table:table-cell office:value-type="float" office:value="460792" calcext:value-type="float">
            <text:p>460792</text:p>
          </table:table-cell>
          <table:table-cell office:value-type="float" office:value="464511" calcext:value-type="float">
            <text:p>464511</text:p>
          </table:table-cell>
          <table:table-cell office:value-type="float" office:value="468375" calcext:value-type="float">
            <text:p>468375</text:p>
          </table:table-cell>
          <table:table-cell office:value-type="float" office:value="472320" calcext:value-type="float">
            <text:p>472320</text:p>
          </table:table-cell>
          <table:table-cell office:value-type="float" office:value="476128" calcext:value-type="float">
            <text:p>476128</text:p>
          </table:table-cell>
          <table:table-cell office:value-type="float" office:value="474791" calcext:value-type="float">
            <text:p>474791</text:p>
          </table:table-cell>
          <table:table-cell office:value-type="float" office:value="477735" calcext:value-type="float">
            <text:p>477735</text:p>
          </table:table-cell>
          <table:table-cell office:value-type="float" office:value="490397" calcext:value-type="float">
            <text:p>490397</text:p>
          </table:table-cell>
          <table:table-cell office:value-type="float" office:value="486445" calcext:value-type="float">
            <text:p>486445</text:p>
          </table:table-cell>
          <table:table-cell office:value-type="float" office:value="493691" calcext:value-type="float">
            <text:p>493691</text:p>
          </table:table-cell>
          <table:table-cell office:value-type="float" office:value="502328" calcext:value-type="float">
            <text:p>502328</text:p>
          </table:table-cell>
          <table:table-cell office:value-type="float" office:value="511790" calcext:value-type="float">
            <text:p>511790</text:p>
          </table:table-cell>
          <table:table-cell office:value-type="float" office:value="513341" calcext:value-type="float">
            <text:p>513341</text:p>
          </table:table-cell>
          <table:table-cell office:value-type="float" office:value="519793" calcext:value-type="float">
            <text:p>519793</text:p>
          </table:table-cell>
        </table:table-row>
        <table:table-row table:style-name="ro2">
          <table:table-cell office:value-type="string" calcext:value-type="string">
            <text:p>Çankırı</text:p>
          </table:table-cell>
          <table:table-cell office:value-type="float" office:value="169044" calcext:value-type="float">
            <text:p>169044</text:p>
          </table:table-cell>
          <table:table-cell office:value-type="float" office:value="169955" calcext:value-type="float">
            <text:p>169955</text:p>
          </table:table-cell>
          <table:table-cell office:value-type="float" office:value="170637" calcext:value-type="float">
            <text:p>170637</text:p>
          </table:table-cell>
          <table:table-cell office:value-type="float" office:value="171252" calcext:value-type="float">
            <text:p>171252</text:p>
          </table:table-cell>
          <table:table-cell office:value-type="float" office:value="171924" calcext:value-type="float">
            <text:p>171924</text:p>
          </table:table-cell>
          <table:table-cell office:value-type="float" office:value="172635" calcext:value-type="float">
            <text:p>172635</text:p>
          </table:table-cell>
          <table:table-cell office:value-type="float" office:value="173358" calcext:value-type="float">
            <text:p>173358</text:p>
          </table:table-cell>
          <table:table-cell office:value-type="float" office:value="174012" calcext:value-type="float">
            <text:p>174012</text:p>
          </table:table-cell>
          <table:table-cell office:value-type="float" office:value="176093" calcext:value-type="float">
            <text:p>176093</text:p>
          </table:table-cell>
          <table:table-cell office:value-type="float" office:value="185019" calcext:value-type="float">
            <text:p>185019</text:p>
          </table:table-cell>
          <table:table-cell office:value-type="float" office:value="179067" calcext:value-type="float">
            <text:p>179067</text:p>
          </table:table-cell>
          <table:table-cell office:value-type="float" office:value="177211" calcext:value-type="float">
            <text:p>177211</text:p>
          </table:table-cell>
          <table:table-cell office:value-type="float" office:value="184406" calcext:value-type="float">
            <text:p>184406</text:p>
          </table:table-cell>
          <table:table-cell office:value-type="float" office:value="190909" calcext:value-type="float">
            <text:p>190909</text:p>
          </table:table-cell>
          <table:table-cell office:value-type="float" office:value="183550" calcext:value-type="float">
            <text:p>183550</text:p>
          </table:table-cell>
          <table:table-cell office:value-type="float" office:value="180945" calcext:value-type="float">
            <text:p>180945</text:p>
          </table:table-cell>
          <table:table-cell office:value-type="float" office:value="183880" calcext:value-type="float">
            <text:p>183880</text:p>
          </table:table-cell>
        </table:table-row>
        <table:table-row table:style-name="ro2">
          <table:table-cell office:value-type="string" calcext:value-type="string">
            <text:p>Çorum</text:p>
          </table:table-cell>
          <table:table-cell office:value-type="float" office:value="567609" calcext:value-type="float">
            <text:p>567609</text:p>
          </table:table-cell>
          <table:table-cell office:value-type="float" office:value="566094" calcext:value-type="float">
            <text:p>566094</text:p>
          </table:table-cell>
          <table:table-cell office:value-type="float" office:value="563698" calcext:value-type="float">
            <text:p>563698</text:p>
          </table:table-cell>
          <table:table-cell office:value-type="float" office:value="560968" calcext:value-type="float">
            <text:p>560968</text:p>
          </table:table-cell>
          <table:table-cell office:value-type="float" office:value="558300" calcext:value-type="float">
            <text:p>558300</text:p>
          </table:table-cell>
          <table:table-cell office:value-type="float" office:value="555649" calcext:value-type="float">
            <text:p>555649</text:p>
          </table:table-cell>
          <table:table-cell office:value-type="float" office:value="552911" calcext:value-type="float">
            <text:p>552911</text:p>
          </table:table-cell>
          <table:table-cell office:value-type="float" office:value="549828" calcext:value-type="float">
            <text:p>549828</text:p>
          </table:table-cell>
          <table:table-cell office:value-type="float" office:value="545444" calcext:value-type="float">
            <text:p>545444</text:p>
          </table:table-cell>
          <table:table-cell office:value-type="float" office:value="540704" calcext:value-type="float">
            <text:p>540704</text:p>
          </table:table-cell>
          <table:table-cell office:value-type="float" office:value="535405" calcext:value-type="float">
            <text:p>535405</text:p>
          </table:table-cell>
          <table:table-cell office:value-type="float" office:value="534578" calcext:value-type="float">
            <text:p>534578</text:p>
          </table:table-cell>
          <table:table-cell office:value-type="float" office:value="529975" calcext:value-type="float">
            <text:p>529975</text:p>
          </table:table-cell>
          <table:table-cell office:value-type="float" office:value="532080" calcext:value-type="float">
            <text:p>532080</text:p>
          </table:table-cell>
          <table:table-cell office:value-type="float" office:value="527220" calcext:value-type="float">
            <text:p>527220</text:p>
          </table:table-cell>
          <table:table-cell office:value-type="float" office:value="525180" calcext:value-type="float">
            <text:p>525180</text:p>
          </table:table-cell>
          <table:table-cell office:value-type="float" office:value="527863" calcext:value-type="float">
            <text:p>527863</text:p>
          </table:table-cell>
        </table:table-row>
        <table:table-row table:style-name="ro2">
          <table:table-cell office:value-type="string" calcext:value-type="string">
            <text:p>Denizli</text:p>
          </table:table-cell>
          <table:table-cell office:value-type="float" office:value="845493" calcext:value-type="float">
            <text:p>845493</text:p>
          </table:table-cell>
          <table:table-cell office:value-type="float" office:value="854958" calcext:value-type="float">
            <text:p>854958</text:p>
          </table:table-cell>
          <table:table-cell office:value-type="float" office:value="863396" calcext:value-type="float">
            <text:p>863396</text:p>
          </table:table-cell>
          <table:table-cell office:value-type="float" office:value="871614" calcext:value-type="float">
            <text:p>871614</text:p>
          </table:table-cell>
          <table:table-cell office:value-type="float" office:value="880267" calcext:value-type="float">
            <text:p>880267</text:p>
          </table:table-cell>
          <table:table-cell office:value-type="float" office:value="889229" calcext:value-type="float">
            <text:p>889229</text:p>
          </table:table-cell>
          <table:table-cell office:value-type="float" office:value="898387" calcext:value-type="float">
            <text:p>898387</text:p>
          </table:table-cell>
          <table:table-cell office:value-type="float" office:value="907325" calcext:value-type="float">
            <text:p>907325</text:p>
          </table:table-cell>
          <table:table-cell office:value-type="float" office:value="917836" calcext:value-type="float">
            <text:p>917836</text:p>
          </table:table-cell>
          <table:table-cell office:value-type="float" office:value="926362" calcext:value-type="float">
            <text:p>926362</text:p>
          </table:table-cell>
          <table:table-cell office:value-type="float" office:value="931823" calcext:value-type="float">
            <text:p>931823</text:p>
          </table:table-cell>
          <table:table-cell office:value-type="float" office:value="942278" calcext:value-type="float">
            <text:p>942278</text:p>
          </table:table-cell>
          <table:table-cell office:value-type="float" office:value="950557" calcext:value-type="float">
            <text:p>950557</text:p>
          </table:table-cell>
          <table:table-cell office:value-type="float" office:value="963464" calcext:value-type="float">
            <text:p>963464</text:p>
          </table:table-cell>
          <table:table-cell office:value-type="float" office:value="978700" calcext:value-type="float">
            <text:p>978700</text:p>
          </table:table-cell>
          <table:table-cell office:value-type="float" office:value="993442" calcext:value-type="float">
            <text:p>993442</text:p>
          </table:table-cell>
          <table:table-cell office:value-type="float" office:value="1005687" calcext:value-type="float">
            <text:p>1005687</text:p>
          </table:table-cell>
        </table:table-row>
        <table:table-row table:style-name="ro2">
          <table:table-cell office:value-type="string" calcext:value-type="string">
            <text:p>Diyarbakır</text:p>
          </table:table-cell>
          <table:table-cell office:value-type="float" office:value="1317750" calcext:value-type="float">
            <text:p>1317750</text:p>
          </table:table-cell>
          <table:table-cell office:value-type="float" office:value="1338378" calcext:value-type="float">
            <text:p>1338378</text:p>
          </table:table-cell>
          <table:table-cell office:value-type="float" office:value="1357550" calcext:value-type="float">
            <text:p>1357550</text:p>
          </table:table-cell>
          <table:table-cell office:value-type="float" office:value="1376518" calcext:value-type="float">
            <text:p>1376518</text:p>
          </table:table-cell>
          <table:table-cell office:value-type="float" office:value="1396333" calcext:value-type="float">
            <text:p>1396333</text:p>
          </table:table-cell>
          <table:table-cell office:value-type="float" office:value="1416775" calcext:value-type="float">
            <text:p>1416775</text:p>
          </table:table-cell>
          <table:table-cell office:value-type="float" office:value="1437684" calcext:value-type="float">
            <text:p>1437684</text:p>
          </table:table-cell>
          <table:table-cell office:value-type="float" office:value="1460714" calcext:value-type="float">
            <text:p>1460714</text:p>
          </table:table-cell>
          <table:table-cell office:value-type="float" office:value="1492828" calcext:value-type="float">
            <text:p>1492828</text:p>
          </table:table-cell>
          <table:table-cell office:value-type="float" office:value="1515011" calcext:value-type="float">
            <text:p>1515011</text:p>
          </table:table-cell>
          <table:table-cell office:value-type="float" office:value="1528958" calcext:value-type="float">
            <text:p>1528958</text:p>
          </table:table-cell>
          <table:table-cell office:value-type="float" office:value="1570943" calcext:value-type="float">
            <text:p>1570943</text:p>
          </table:table-cell>
          <table:table-cell office:value-type="float" office:value="1592167" calcext:value-type="float">
            <text:p>1592167</text:p>
          </table:table-cell>
          <table:table-cell office:value-type="float" office:value="1607437" calcext:value-type="float">
            <text:p>1607437</text:p>
          </table:table-cell>
          <table:table-cell office:value-type="float" office:value="1635048" calcext:value-type="float">
            <text:p>1635048</text:p>
          </table:table-cell>
          <table:table-cell office:value-type="float" office:value="1654196" calcext:value-type="float">
            <text:p>1654196</text:p>
          </table:table-cell>
          <table:table-cell office:value-type="float" office:value="1673119" calcext:value-type="float">
            <text:p>1673119</text:p>
          </table:table-cell>
        </table:table-row>
        <table:table-row table:style-name="ro2">
          <table:table-cell office:value-type="string" calcext:value-type="string">
            <text:p>Edirne</text:p>
          </table:table-cell>
          <table:table-cell office:value-type="float" office:value="392134" calcext:value-type="float">
            <text:p>392134</text:p>
          </table:table-cell>
          <table:table-cell office:value-type="float" office:value="393292" calcext:value-type="float">
            <text:p>393292</text:p>
          </table:table-cell>
          <table:table-cell office:value-type="float" office:value="393896" calcext:value-type="float">
            <text:p>393896</text:p>
          </table:table-cell>
          <table:table-cell office:value-type="float" office:value="394320" calcext:value-type="float">
            <text:p>394320</text:p>
          </table:table-cell>
          <table:table-cell office:value-type="float" office:value="394852" calcext:value-type="float">
            <text:p>394852</text:p>
          </table:table-cell>
          <table:table-cell office:value-type="float" office:value="395449" calcext:value-type="float">
            <text:p>395449</text:p>
          </table:table-cell>
          <table:table-cell office:value-type="float" office:value="396047" calcext:value-type="float">
            <text:p>396047</text:p>
          </table:table-cell>
          <table:table-cell office:value-type="float" office:value="396462" calcext:value-type="float">
            <text:p>396462</text:p>
          </table:table-cell>
          <table:table-cell office:value-type="float" office:value="394644" calcext:value-type="float">
            <text:p>394644</text:p>
          </table:table-cell>
          <table:table-cell office:value-type="float" office:value="395463" calcext:value-type="float">
            <text:p>395463</text:p>
          </table:table-cell>
          <table:table-cell office:value-type="float" office:value="390428" calcext:value-type="float">
            <text:p>390428</text:p>
          </table:table-cell>
          <table:table-cell office:value-type="float" office:value="399316" calcext:value-type="float">
            <text:p>399316</text:p>
          </table:table-cell>
          <table:table-cell office:value-type="float" office:value="399708" calcext:value-type="float">
            <text:p>399708</text:p>
          </table:table-cell>
          <table:table-cell office:value-type="float" office:value="398582" calcext:value-type="float">
            <text:p>398582</text:p>
          </table:table-cell>
          <table:table-cell office:value-type="float" office:value="400280" calcext:value-type="float">
            <text:p>400280</text:p>
          </table:table-cell>
          <table:table-cell office:value-type="float" office:value="402537" calcext:value-type="float">
            <text:p>402537</text:p>
          </table:table-cell>
          <table:table-cell office:value-type="float" office:value="401701" calcext:value-type="float">
            <text:p>401701</text:p>
          </table:table-cell>
        </table:table-row>
        <table:table-row table:style-name="ro2">
          <table:table-cell office:value-type="string" calcext:value-type="string">
            <text:p>Elazığ</text:p>
          </table:table-cell>
          <table:table-cell office:value-type="float" office:value="517551" calcext:value-type="float">
            <text:p>517551</text:p>
          </table:table-cell>
          <table:table-cell office:value-type="float" office:value="521467" calcext:value-type="float">
            <text:p>521467</text:p>
          </table:table-cell>
          <table:table-cell office:value-type="float" office:value="524710" calcext:value-type="float">
            <text:p>524710</text:p>
          </table:table-cell>
          <table:table-cell office:value-type="float" office:value="527774" calcext:value-type="float">
            <text:p>527774</text:p>
          </table:table-cell>
          <table:table-cell office:value-type="float" office:value="531048" calcext:value-type="float">
            <text:p>531048</text:p>
          </table:table-cell>
          <table:table-cell office:value-type="float" office:value="534467" calcext:value-type="float">
            <text:p>534467</text:p>
          </table:table-cell>
          <table:table-cell office:value-type="float" office:value="537954" calcext:value-type="float">
            <text:p>537954</text:p>
          </table:table-cell>
          <table:table-cell office:value-type="float" office:value="541258" calcext:value-type="float">
            <text:p>541258</text:p>
          </table:table-cell>
          <table:table-cell office:value-type="float" office:value="547562" calcext:value-type="float">
            <text:p>547562</text:p>
          </table:table-cell>
          <table:table-cell office:value-type="float" office:value="550667" calcext:value-type="float">
            <text:p>550667</text:p>
          </table:table-cell>
          <table:table-cell office:value-type="float" office:value="552646" calcext:value-type="float">
            <text:p>552646</text:p>
          </table:table-cell>
          <table:table-cell office:value-type="float" office:value="558556" calcext:value-type="float">
            <text:p>558556</text:p>
          </table:table-cell>
          <table:table-cell office:value-type="float" office:value="562703" calcext:value-type="float">
            <text:p>562703</text:p>
          </table:table-cell>
          <table:table-cell office:value-type="float" office:value="568239" calcext:value-type="float">
            <text:p>568239</text:p>
          </table:table-cell>
          <table:table-cell office:value-type="float" office:value="568753" calcext:value-type="float">
            <text:p>568753</text:p>
          </table:table-cell>
          <table:table-cell office:value-type="float" office:value="574304" calcext:value-type="float">
            <text:p>574304</text:p>
          </table:table-cell>
          <table:table-cell office:value-type="float" office:value="578789" calcext:value-type="float">
            <text:p>578789</text:p>
          </table:table-cell>
        </table:table-row>
        <table:table-row table:style-name="ro2">
          <table:table-cell office:value-type="string" calcext:value-type="string">
            <text:p>Erzincan</text:p>
          </table:table-cell>
          <table:table-cell office:value-type="float" office:value="206815" calcext:value-type="float">
            <text:p>206815</text:p>
          </table:table-cell>
          <table:table-cell office:value-type="float" office:value="208015" calcext:value-type="float">
            <text:p>208015</text:p>
          </table:table-cell>
          <table:table-cell office:value-type="float" office:value="208937" calcext:value-type="float">
            <text:p>208937</text:p>
          </table:table-cell>
          <table:table-cell office:value-type="float" office:value="209779" calcext:value-type="float">
            <text:p>209779</text:p>
          </table:table-cell>
          <table:table-cell office:value-type="float" office:value="210694" calcext:value-type="float">
            <text:p>210694</text:p>
          </table:table-cell>
          <table:table-cell office:value-type="float" office:value="211658" calcext:value-type="float">
            <text:p>211658</text:p>
          </table:table-cell>
          <table:table-cell office:value-type="float" office:value="212639" calcext:value-type="float">
            <text:p>212639</text:p>
          </table:table-cell>
          <table:table-cell office:value-type="float" office:value="213538" calcext:value-type="float">
            <text:p>213538</text:p>
          </table:table-cell>
          <table:table-cell office:value-type="float" office:value="210645" calcext:value-type="float">
            <text:p>210645</text:p>
          </table:table-cell>
          <table:table-cell office:value-type="float" office:value="213288" calcext:value-type="float">
            <text:p>213288</text:p>
          </table:table-cell>
          <table:table-cell office:value-type="float" office:value="224949" calcext:value-type="float">
            <text:p>224949</text:p>
          </table:table-cell>
          <table:table-cell office:value-type="float" office:value="215277" calcext:value-type="float">
            <text:p>215277</text:p>
          </table:table-cell>
          <table:table-cell office:value-type="float" office:value="217886" calcext:value-type="float">
            <text:p>217886</text:p>
          </table:table-cell>
          <table:table-cell office:value-type="float" office:value="219996" calcext:value-type="float">
            <text:p>219996</text:p>
          </table:table-cell>
          <table:table-cell office:value-type="float" office:value="223633" calcext:value-type="float">
            <text:p>223633</text:p>
          </table:table-cell>
          <table:table-cell office:value-type="float" office:value="222918" calcext:value-type="float">
            <text:p>222918</text:p>
          </table:table-cell>
          <table:table-cell office:value-type="float" office:value="226032" calcext:value-type="float">
            <text:p>226032</text:p>
          </table:table-cell>
        </table:table-row>
        <table:table-row table:style-name="ro2">
          <table:table-cell office:value-type="string" calcext:value-type="string">
            <text:p>Erzurum</text:p>
          </table:table-cell>
          <table:table-cell office:value-type="float" office:value="801287" calcext:value-type="float">
            <text:p>801287</text:p>
          </table:table-cell>
          <table:table-cell office:value-type="float" office:value="800311" calcext:value-type="float">
            <text:p>800311</text:p>
          </table:table-cell>
          <table:table-cell office:value-type="float" office:value="798119" calcext:value-type="float">
            <text:p>798119</text:p>
          </table:table-cell>
          <table:table-cell office:value-type="float" office:value="795482" calcext:value-type="float">
            <text:p>795482</text:p>
          </table:table-cell>
          <table:table-cell office:value-type="float" office:value="792968" calcext:value-type="float">
            <text:p>792968</text:p>
          </table:table-cell>
          <table:table-cell office:value-type="float" office:value="790505" calcext:value-type="float">
            <text:p>790505</text:p>
          </table:table-cell>
          <table:table-cell office:value-type="float" office:value="787952" calcext:value-type="float">
            <text:p>787952</text:p>
          </table:table-cell>
          <table:table-cell office:value-type="float" office:value="784941" calcext:value-type="float">
            <text:p>784941</text:p>
          </table:table-cell>
          <table:table-cell office:value-type="float" office:value="774967" calcext:value-type="float">
            <text:p>774967</text:p>
          </table:table-cell>
          <table:table-cell office:value-type="float" office:value="774207" calcext:value-type="float">
            <text:p>774207</text:p>
          </table:table-cell>
          <table:table-cell office:value-type="float" office:value="769085" calcext:value-type="float">
            <text:p>769085</text:p>
          </table:table-cell>
          <table:table-cell office:value-type="float" office:value="780847" calcext:value-type="float">
            <text:p>780847</text:p>
          </table:table-cell>
          <table:table-cell office:value-type="float" office:value="778195" calcext:value-type="float">
            <text:p>778195</text:p>
          </table:table-cell>
          <table:table-cell office:value-type="float" office:value="766729" calcext:value-type="float">
            <text:p>766729</text:p>
          </table:table-cell>
          <table:table-cell office:value-type="float" office:value="763320" calcext:value-type="float">
            <text:p>763320</text:p>
          </table:table-cell>
          <table:table-cell office:value-type="float" office:value="762321" calcext:value-type="float">
            <text:p>762321</text:p>
          </table:table-cell>
          <table:table-cell office:value-type="float" office:value="762021" calcext:value-type="float">
            <text:p>762021</text:p>
          </table:table-cell>
        </table:table-row>
        <table:table-row table:style-name="ro2">
          <table:table-cell office:value-type="string" calcext:value-type="string">
            <text:p>Eskişehir</text:p>
          </table:table-cell>
          <table:table-cell office:value-type="float" office:value="651672" calcext:value-type="float">
            <text:p>651672</text:p>
          </table:table-cell>
          <table:table-cell office:value-type="float" office:value="662354" calcext:value-type="float">
            <text:p>662354</text:p>
          </table:table-cell>
          <table:table-cell office:value-type="float" office:value="672328" calcext:value-type="float">
            <text:p>672328</text:p>
          </table:table-cell>
          <table:table-cell office:value-type="float" office:value="682212" calcext:value-type="float">
            <text:p>682212</text:p>
          </table:table-cell>
          <table:table-cell office:value-type="float" office:value="692529" calcext:value-type="float">
            <text:p>692529</text:p>
          </table:table-cell>
          <table:table-cell office:value-type="float" office:value="703168" calcext:value-type="float">
            <text:p>703168</text:p>
          </table:table-cell>
          <table:table-cell office:value-type="float" office:value="714051" calcext:value-type="float">
            <text:p>714051</text:p>
          </table:table-cell>
          <table:table-cell office:value-type="float" office:value="724849" calcext:value-type="float">
            <text:p>724849</text:p>
          </table:table-cell>
          <table:table-cell office:value-type="float" office:value="741739" calcext:value-type="float">
            <text:p>741739</text:p>
          </table:table-cell>
          <table:table-cell office:value-type="float" office:value="755427" calcext:value-type="float">
            <text:p>755427</text:p>
          </table:table-cell>
          <table:table-cell office:value-type="float" office:value="764584" calcext:value-type="float">
            <text:p>764584</text:p>
          </table:table-cell>
          <table:table-cell office:value-type="float" office:value="781247" calcext:value-type="float">
            <text:p>781247</text:p>
          </table:table-cell>
          <table:table-cell office:value-type="float" office:value="789750" calcext:value-type="float">
            <text:p>789750</text:p>
          </table:table-cell>
          <table:table-cell office:value-type="float" office:value="799724" calcext:value-type="float">
            <text:p>799724</text:p>
          </table:table-cell>
          <table:table-cell office:value-type="float" office:value="812320" calcext:value-type="float">
            <text:p>812320</text:p>
          </table:table-cell>
          <table:table-cell office:value-type="float" office:value="826716" calcext:value-type="float">
            <text:p>826716</text:p>
          </table:table-cell>
          <table:table-cell office:value-type="float" office:value="844842" calcext:value-type="float">
            <text:p>844842</text:p>
          </table:table-cell>
        </table:table-row>
        <table:table-row table:style-name="ro2">
          <table:table-cell office:value-type="string" calcext:value-type="string">
            <text:p>Gaziantep</text:p>
          </table:table-cell>
          <table:table-cell office:value-type="float" office:value="1292817" calcext:value-type="float">
            <text:p>1292817</text:p>
          </table:table-cell>
          <table:table-cell office:value-type="float" office:value="1330205" calcext:value-type="float">
            <text:p>1330205</text:p>
          </table:table-cell>
          <table:table-cell office:value-type="float" office:value="1366581" calcext:value-type="float">
            <text:p>1366581</text:p>
          </table:table-cell>
          <table:table-cell office:value-type="float" office:value="1403165" calcext:value-type="float">
            <text:p>1403165</text:p>
          </table:table-cell>
          <table:table-cell office:value-type="float" office:value="1441079" calcext:value-type="float">
            <text:p>1441079</text:p>
          </table:table-cell>
          <table:table-cell office:value-type="float" office:value="1480026" calcext:value-type="float">
            <text:p>1480026</text:p>
          </table:table-cell>
          <table:table-cell office:value-type="float" office:value="1519905" calcext:value-type="float">
            <text:p>1519905</text:p>
          </table:table-cell>
          <table:table-cell office:value-type="float" office:value="1560023" calcext:value-type="float">
            <text:p>1560023</text:p>
          </table:table-cell>
          <table:table-cell office:value-type="float" office:value="1612223" calcext:value-type="float">
            <text:p>1612223</text:p>
          </table:table-cell>
          <table:table-cell office:value-type="float" office:value="1653670" calcext:value-type="float">
            <text:p>1653670</text:p>
          </table:table-cell>
          <table:table-cell office:value-type="float" office:value="1700763" calcext:value-type="float">
            <text:p>1700763</text:p>
          </table:table-cell>
          <table:table-cell office:value-type="float" office:value="1753596" calcext:value-type="float">
            <text:p>1753596</text:p>
          </table:table-cell>
          <table:table-cell office:value-type="float" office:value="1799558" calcext:value-type="float">
            <text:p>1799558</text:p>
          </table:table-cell>
          <table:table-cell office:value-type="float" office:value="1844438" calcext:value-type="float">
            <text:p>1844438</text:p>
          </table:table-cell>
          <table:table-cell office:value-type="float" office:value="1889466" calcext:value-type="float">
            <text:p>1889466</text:p>
          </table:table-cell>
          <table:table-cell office:value-type="float" office:value="1931836" calcext:value-type="float">
            <text:p>1931836</text:p>
          </table:table-cell>
          <table:table-cell office:value-type="float" office:value="1974244" calcext:value-type="float">
            <text:p>1974244</text:p>
          </table:table-cell>
        </table:table-row>
        <table:table-row table:style-name="ro2">
          <table:table-cell office:value-type="string" calcext:value-type="string">
            <text:p>Giresun</text:p>
          </table:table-cell>
          <table:table-cell office:value-type="float" office:value="410946" calcext:value-type="float">
            <text:p>410946</text:p>
          </table:table-cell>
          <table:table-cell office:value-type="float" office:value="412428" calcext:value-type="float">
            <text:p>412428</text:p>
          </table:table-cell>
          <table:table-cell office:value-type="float" office:value="413335" calcext:value-type="float">
            <text:p>413335</text:p>
          </table:table-cell>
          <table:table-cell office:value-type="float" office:value="414062" calcext:value-type="float">
            <text:p>414062</text:p>
          </table:table-cell>
          <table:table-cell office:value-type="float" office:value="414909" calcext:value-type="float">
            <text:p>414909</text:p>
          </table:table-cell>
          <table:table-cell office:value-type="float" office:value="415830" calcext:value-type="float">
            <text:p>415830</text:p>
          </table:table-cell>
          <table:table-cell office:value-type="float" office:value="416760" calcext:value-type="float">
            <text:p>416760</text:p>
          </table:table-cell>
          <table:table-cell office:value-type="float" office:value="417505" calcext:value-type="float">
            <text:p>417505</text:p>
          </table:table-cell>
          <table:table-cell office:value-type="float" office:value="421766" calcext:value-type="float">
            <text:p>421766</text:p>
          </table:table-cell>
          <table:table-cell office:value-type="float" office:value="421860" calcext:value-type="float">
            <text:p>421860</text:p>
          </table:table-cell>
          <table:table-cell office:value-type="float" office:value="419256" calcext:value-type="float">
            <text:p>419256</text:p>
          </table:table-cell>
          <table:table-cell office:value-type="float" office:value="419498" calcext:value-type="float">
            <text:p>419498</text:p>
          </table:table-cell>
          <table:table-cell office:value-type="float" office:value="419555" calcext:value-type="float">
            <text:p>419555</text:p>
          </table:table-cell>
          <table:table-cell office:value-type="float" office:value="425007" calcext:value-type="float">
            <text:p>425007</text:p>
          </table:table-cell>
          <table:table-cell office:value-type="float" office:value="429984" calcext:value-type="float">
            <text:p>429984</text:p>
          </table:table-cell>
          <table:table-cell office:value-type="float" office:value="426686" calcext:value-type="float">
            <text:p>426686</text:p>
          </table:table-cell>
          <table:table-cell office:value-type="float" office:value="444467" calcext:value-type="float">
            <text:p>444467</text:p>
          </table:table-cell>
        </table:table-row>
        <table:table-row table:style-name="ro2">
          <table:table-cell office:value-type="string" calcext:value-type="string">
            <text:p>Gümüşhane</text:p>
          </table:table-cell>
          <table:table-cell office:value-type="float" office:value="116008" calcext:value-type="float">
            <text:p>116008</text:p>
          </table:table-cell>
          <table:table-cell office:value-type="float" office:value="118147" calcext:value-type="float">
            <text:p>118147</text:p>
          </table:table-cell>
          <table:table-cell office:value-type="float" office:value="120166" calcext:value-type="float">
            <text:p>120166</text:p>
          </table:table-cell>
          <table:table-cell office:value-type="float" office:value="122175" calcext:value-type="float">
            <text:p>122175</text:p>
          </table:table-cell>
          <table:table-cell office:value-type="float" office:value="124267" calcext:value-type="float">
            <text:p>124267</text:p>
          </table:table-cell>
          <table:table-cell office:value-type="float" office:value="126423" calcext:value-type="float">
            <text:p>126423</text:p>
          </table:table-cell>
          <table:table-cell office:value-type="float" office:value="128628" calcext:value-type="float">
            <text:p>128628</text:p>
          </table:table-cell>
          <table:table-cell office:value-type="float" office:value="130825" calcext:value-type="float">
            <text:p>130825</text:p>
          </table:table-cell>
          <table:table-cell office:value-type="float" office:value="131367" calcext:value-type="float">
            <text:p>131367</text:p>
          </table:table-cell>
          <table:table-cell office:value-type="float" office:value="130976" calcext:value-type="float">
            <text:p>130976</text:p>
          </table:table-cell>
          <table:table-cell office:value-type="float" office:value="129618" calcext:value-type="float">
            <text:p>129618</text:p>
          </table:table-cell>
          <table:table-cell office:value-type="float" office:value="132374" calcext:value-type="float">
            <text:p>132374</text:p>
          </table:table-cell>
          <table:table-cell office:value-type="float" office:value="135216" calcext:value-type="float">
            <text:p>135216</text:p>
          </table:table-cell>
          <table:table-cell office:value-type="float" office:value="141412" calcext:value-type="float">
            <text:p>141412</text:p>
          </table:table-cell>
          <table:table-cell office:value-type="float" office:value="146353" calcext:value-type="float">
            <text:p>146353</text:p>
          </table:table-cell>
          <table:table-cell office:value-type="float" office:value="151449" calcext:value-type="float">
            <text:p>151449</text:p>
          </table:table-cell>
          <table:table-cell office:value-type="float" office:value="172034" calcext:value-type="float">
            <text:p>172034</text:p>
          </table:table-cell>
        </table:table-row>
        <table:table-row table:style-name="ro2">
          <table:table-cell office:value-type="string" calcext:value-type="string">
            <text:p>Hakkari</text:p>
          </table:table-cell>
          <table:table-cell office:value-type="float" office:value="223264" calcext:value-type="float">
            <text:p>223264</text:p>
          </table:table-cell>
          <table:table-cell office:value-type="float" office:value="226676" calcext:value-type="float">
            <text:p>226676</text:p>
          </table:table-cell>
          <table:table-cell office:value-type="float" office:value="229839" calcext:value-type="float">
            <text:p>229839</text:p>
          </table:table-cell>
          <table:table-cell office:value-type="float" office:value="232966" calcext:value-type="float">
            <text:p>232966</text:p>
          </table:table-cell>
          <table:table-cell office:value-type="float" office:value="236234" calcext:value-type="float">
            <text:p>236234</text:p>
          </table:table-cell>
          <table:table-cell office:value-type="float" office:value="239606" calcext:value-type="float">
            <text:p>239606</text:p>
          </table:table-cell>
          <table:table-cell office:value-type="float" office:value="243055" calcext:value-type="float">
            <text:p>243055</text:p>
          </table:table-cell>
          <table:table-cell office:value-type="float" office:value="246469" calcext:value-type="float">
            <text:p>246469</text:p>
          </table:table-cell>
          <table:table-cell office:value-type="float" office:value="258590" calcext:value-type="float">
            <text:p>258590</text:p>
          </table:table-cell>
          <table:table-cell office:value-type="float" office:value="256761" calcext:value-type="float">
            <text:p>256761</text:p>
          </table:table-cell>
          <table:table-cell office:value-type="float" office:value="251302" calcext:value-type="float">
            <text:p>251302</text:p>
          </table:table-cell>
          <table:table-cell office:value-type="float" office:value="272165" calcext:value-type="float">
            <text:p>272165</text:p>
          </table:table-cell>
          <table:table-cell office:value-type="float" office:value="279982" calcext:value-type="float">
            <text:p>279982</text:p>
          </table:table-cell>
          <table:table-cell office:value-type="float" office:value="273041" calcext:value-type="float">
            <text:p>273041</text:p>
          </table:table-cell>
          <table:table-cell office:value-type="float" office:value="276287" calcext:value-type="float">
            <text:p>276287</text:p>
          </table:table-cell>
          <table:table-cell office:value-type="float" office:value="278775" calcext:value-type="float">
            <text:p>278775</text:p>
          </table:table-cell>
          <table:table-cell office:value-type="float" office:value="267813" calcext:value-type="float">
            <text:p>267813</text:p>
          </table:table-cell>
        </table:table-row>
        <table:table-row table:style-name="ro2">
          <table:table-cell office:value-type="string" calcext:value-type="string">
            <text:p>Hatay</text:p>
          </table:table-cell>
          <table:table-cell office:value-type="float" office:value="1280457" calcext:value-type="float">
            <text:p>1280457</text:p>
          </table:table-cell>
          <table:table-cell office:value-type="float" office:value="1296401" calcext:value-type="float">
            <text:p>1296401</text:p>
          </table:table-cell>
          <table:table-cell office:value-type="float" office:value="1310828" calcext:value-type="float">
            <text:p>1310828</text:p>
          </table:table-cell>
          <table:table-cell office:value-type="float" office:value="1324961" calcext:value-type="float">
            <text:p>1324961</text:p>
          </table:table-cell>
          <table:table-cell office:value-type="float" office:value="1339798" calcext:value-type="float">
            <text:p>1339798</text:p>
          </table:table-cell>
          <table:table-cell office:value-type="float" office:value="1355144" calcext:value-type="float">
            <text:p>1355144</text:p>
          </table:table-cell>
          <table:table-cell office:value-type="float" office:value="1370831" calcext:value-type="float">
            <text:p>1370831</text:p>
          </table:table-cell>
          <table:table-cell office:value-type="float" office:value="1386224" calcext:value-type="float">
            <text:p>1386224</text:p>
          </table:table-cell>
          <table:table-cell office:value-type="float" office:value="1413287" calcext:value-type="float">
            <text:p>1413287</text:p>
          </table:table-cell>
          <table:table-cell office:value-type="float" office:value="1448418" calcext:value-type="float">
            <text:p>1448418</text:p>
          </table:table-cell>
          <table:table-cell office:value-type="float" office:value="1480571" calcext:value-type="float">
            <text:p>1480571</text:p>
          </table:table-cell>
          <table:table-cell office:value-type="float" office:value="1474223" calcext:value-type="float">
            <text:p>1474223</text:p>
          </table:table-cell>
          <table:table-cell office:value-type="float" office:value="1483674" calcext:value-type="float">
            <text:p>1483674</text:p>
          </table:table-cell>
          <table:table-cell office:value-type="float" office:value="1503066" calcext:value-type="float">
            <text:p>1503066</text:p>
          </table:table-cell>
          <table:table-cell office:value-type="float" office:value="1519836" calcext:value-type="float">
            <text:p>1519836</text:p>
          </table:table-cell>
          <table:table-cell office:value-type="float" office:value="1533507" calcext:value-type="float">
            <text:p>1533507</text:p>
          </table:table-cell>
          <table:table-cell office:value-type="float" office:value="1555165" calcext:value-type="float">
            <text:p>1555165</text:p>
          </table:table-cell>
        </table:table-row>
        <table:table-row table:style-name="ro2">
          <table:table-cell office:value-type="string" calcext:value-type="string">
            <text:p>Isparta</text:p>
          </table:table-cell>
          <table:table-cell office:value-type="float" office:value="418507" calcext:value-type="float">
            <text:p>418507</text:p>
          </table:table-cell>
          <table:table-cell office:value-type="float" office:value="419307" calcext:value-type="float">
            <text:p>419307</text:p>
          </table:table-cell>
          <table:table-cell office:value-type="float" office:value="419505" calcext:value-type="float">
            <text:p>419505</text:p>
          </table:table-cell>
          <table:table-cell office:value-type="float" office:value="419502" calcext:value-type="float">
            <text:p>419502</text:p>
          </table:table-cell>
          <table:table-cell office:value-type="float" office:value="419601" calcext:value-type="float">
            <text:p>419601</text:p>
          </table:table-cell>
          <table:table-cell office:value-type="float" office:value="419758" calcext:value-type="float">
            <text:p>419758</text:p>
          </table:table-cell>
          <table:table-cell office:value-type="float" office:value="419905" calcext:value-type="float">
            <text:p>419905</text:p>
          </table:table-cell>
          <table:table-cell office:value-type="float" office:value="419845" calcext:value-type="float">
            <text:p>419845</text:p>
          </table:table-cell>
          <table:table-cell office:value-type="float" office:value="407463" calcext:value-type="float">
            <text:p>407463</text:p>
          </table:table-cell>
          <table:table-cell office:value-type="float" office:value="420796" calcext:value-type="float">
            <text:p>420796</text:p>
          </table:table-cell>
          <table:table-cell office:value-type="float" office:value="448298" calcext:value-type="float">
            <text:p>448298</text:p>
          </table:table-cell>
          <table:table-cell office:value-type="float" office:value="411245" calcext:value-type="float">
            <text:p>411245</text:p>
          </table:table-cell>
          <table:table-cell office:value-type="float" office:value="416663" calcext:value-type="float">
            <text:p>416663</text:p>
          </table:table-cell>
          <table:table-cell office:value-type="float" office:value="417774" calcext:value-type="float">
            <text:p>417774</text:p>
          </table:table-cell>
          <table:table-cell office:value-type="float" office:value="418780" calcext:value-type="float">
            <text:p>418780</text:p>
          </table:table-cell>
          <table:table-cell office:value-type="float" office:value="421766" calcext:value-type="float">
            <text:p>421766</text:p>
          </table:table-cell>
          <table:table-cell office:value-type="float" office:value="427324" calcext:value-type="float">
            <text:p>427324</text:p>
          </table:table-cell>
        </table:table-row>
        <table:table-row table:style-name="ro2">
          <table:table-cell office:value-type="string" calcext:value-type="string">
            <text:p>Mersin</text:p>
          </table:table-cell>
          <table:table-cell office:value-type="float" office:value="1488755" calcext:value-type="float">
            <text:p>1488755</text:p>
          </table:table-cell>
          <table:table-cell office:value-type="float" office:value="1505196" calcext:value-type="float">
            <text:p>1505196</text:p>
          </table:table-cell>
          <table:table-cell office:value-type="float" office:value="1519824" calcext:value-type="float">
            <text:p>1519824</text:p>
          </table:table-cell>
          <table:table-cell office:value-type="float" office:value="1534060" calcext:value-type="float">
            <text:p>1534060</text:p>
          </table:table-cell>
          <table:table-cell office:value-type="float" office:value="1549054" calcext:value-type="float">
            <text:p>1549054</text:p>
          </table:table-cell>
          <table:table-cell office:value-type="float" office:value="1564588" calcext:value-type="float">
            <text:p>1564588</text:p>
          </table:table-cell>
          <table:table-cell office:value-type="float" office:value="1580460" calcext:value-type="float">
            <text:p>1580460</text:p>
          </table:table-cell>
          <table:table-cell office:value-type="float" office:value="1595938" calcext:value-type="float">
            <text:p>1595938</text:p>
          </table:table-cell>
          <table:table-cell office:value-type="float" office:value="1602908" calcext:value-type="float">
            <text:p>1602908</text:p>
          </table:table-cell>
          <table:table-cell office:value-type="float" office:value="1640888" calcext:value-type="float">
            <text:p>1640888</text:p>
          </table:table-cell>
          <table:table-cell office:value-type="float" office:value="1647899" calcext:value-type="float">
            <text:p>1647899</text:p>
          </table:table-cell>
          <table:table-cell office:value-type="float" office:value="1667939" calcext:value-type="float">
            <text:p>1667939</text:p>
          </table:table-cell>
          <table:table-cell office:value-type="float" office:value="1682848" calcext:value-type="float">
            <text:p>1682848</text:p>
          </table:table-cell>
          <table:table-cell office:value-type="float" office:value="1705774" calcext:value-type="float">
            <text:p>1705774</text:p>
          </table:table-cell>
          <table:table-cell office:value-type="float" office:value="1727255" calcext:value-type="float">
            <text:p>1727255</text:p>
          </table:table-cell>
          <table:table-cell office:value-type="float" office:value="1745221" calcext:value-type="float">
            <text:p>1745221</text:p>
          </table:table-cell>
          <table:table-cell office:value-type="float" office:value="1773852" calcext:value-type="float">
            <text:p>1773852</text:p>
          </table:table-cell>
        </table:table-row>
        <table:table-row table:style-name="ro2">
          <table:table-cell office:value-type="string" calcext:value-type="string">
            <text:p>İstanbul</text:p>
          </table:table-cell>
          <table:table-cell office:value-type="float" office:value="11076840" calcext:value-type="float">
            <text:p>11076840</text:p>
          </table:table-cell>
          <table:table-cell office:value-type="float" office:value="11292009" calcext:value-type="float">
            <text:p>11292009</text:p>
          </table:table-cell>
          <table:table-cell office:value-type="float" office:value="11495948" calcext:value-type="float">
            <text:p>11495948</text:p>
          </table:table-cell>
          <table:table-cell office:value-type="float" office:value="11699172" calcext:value-type="float">
            <text:p>11699172</text:p>
          </table:table-cell>
          <table:table-cell office:value-type="float" office:value="11910733" calcext:value-type="float">
            <text:p>11910733</text:p>
          </table:table-cell>
          <table:table-cell office:value-type="float" office:value="12128577" calcext:value-type="float">
            <text:p>12128577</text:p>
          </table:table-cell>
          <table:table-cell office:value-type="float" office:value="12351506" calcext:value-type="float">
            <text:p>12351506</text:p>
          </table:table-cell>
          <table:table-cell office:value-type="float" office:value="12573836" calcext:value-type="float">
            <text:p>12573836</text:p>
          </table:table-cell>
          <table:table-cell office:value-type="float" office:value="12697164" calcext:value-type="float">
            <text:p>12697164</text:p>
          </table:table-cell>
          <table:table-cell office:value-type="float" office:value="12915158" calcext:value-type="float">
            <text:p>12915158</text:p>
          </table:table-cell>
          <table:table-cell office:value-type="float" office:value="13255685" calcext:value-type="float">
            <text:p>13255685</text:p>
          </table:table-cell>
          <table:table-cell office:value-type="float" office:value="13624240" calcext:value-type="float">
            <text:p>13624240</text:p>
          </table:table-cell>
          <table:table-cell office:value-type="float" office:value="13854740" calcext:value-type="float">
            <text:p>13854740</text:p>
          </table:table-cell>
          <table:table-cell office:value-type="float" office:value="14160467" calcext:value-type="float">
            <text:p>14160467</text:p>
          </table:table-cell>
          <table:table-cell office:value-type="float" office:value="14377018" calcext:value-type="float">
            <text:p>14377018</text:p>
          </table:table-cell>
          <table:table-cell office:value-type="float" office:value="14657434" calcext:value-type="float">
            <text:p>14657434</text:p>
          </table:table-cell>
          <table:table-cell office:value-type="float" office:value="14804116" calcext:value-type="float">
            <text:p>14804116</text:p>
          </table:table-cell>
        </table:table-row>
        <table:table-row table:style-name="ro2">
          <table:table-cell office:value-type="string" calcext:value-type="string">
            <text:p>İzmir</text:p>
          </table:table-cell>
          <table:table-cell office:value-type="float" office:value="3431204" calcext:value-type="float">
            <text:p>3431204</text:p>
          </table:table-cell>
          <table:table-cell office:value-type="float" office:value="3477209" calcext:value-type="float">
            <text:p>3477209</text:p>
          </table:table-cell>
          <table:table-cell office:value-type="float" office:value="3519233" calcext:value-type="float">
            <text:p>3519233</text:p>
          </table:table-cell>
          <table:table-cell office:value-type="float" office:value="3560544" calcext:value-type="float">
            <text:p>3560544</text:p>
          </table:table-cell>
          <table:table-cell office:value-type="float" office:value="3603838" calcext:value-type="float">
            <text:p>3603838</text:p>
          </table:table-cell>
          <table:table-cell office:value-type="float" office:value="3648575" calcext:value-type="float">
            <text:p>3648575</text:p>
          </table:table-cell>
          <table:table-cell office:value-type="float" office:value="3694316" calcext:value-type="float">
            <text:p>3694316</text:p>
          </table:table-cell>
          <table:table-cell office:value-type="float" office:value="3739353" calcext:value-type="float">
            <text:p>3739353</text:p>
          </table:table-cell>
          <table:table-cell office:value-type="float" office:value="3795978" calcext:value-type="float">
            <text:p>3795978</text:p>
          </table:table-cell>
          <table:table-cell office:value-type="float" office:value="3868308" calcext:value-type="float">
            <text:p>3868308</text:p>
          </table:table-cell>
          <table:table-cell office:value-type="float" office:value="3948848" calcext:value-type="float">
            <text:p>3948848</text:p>
          </table:table-cell>
          <table:table-cell office:value-type="float" office:value="3965232" calcext:value-type="float">
            <text:p>3965232</text:p>
          </table:table-cell>
          <table:table-cell office:value-type="float" office:value="4005459" calcext:value-type="float">
            <text:p>4005459</text:p>
          </table:table-cell>
          <table:table-cell office:value-type="float" office:value="4061074" calcext:value-type="float">
            <text:p>4061074</text:p>
          </table:table-cell>
          <table:table-cell office:value-type="float" office:value="4113072" calcext:value-type="float">
            <text:p>4113072</text:p>
          </table:table-cell>
          <table:table-cell office:value-type="float" office:value="4168415" calcext:value-type="float">
            <text:p>4168415</text:p>
          </table:table-cell>
          <table:table-cell office:value-type="float" office:value="4223545" calcext:value-type="float">
            <text:p>4223545</text:p>
          </table:table-cell>
        </table:table-row>
        <table:table-row table:style-name="ro2">
          <table:table-cell office:value-type="string" calcext:value-type="string">
            <text:p>Kars</text:p>
          </table:table-cell>
          <table:table-cell office:value-type="float" office:value="326292" calcext:value-type="float">
            <text:p>326292</text:p>
          </table:table-cell>
          <table:table-cell office:value-type="float" office:value="324908" calcext:value-type="float">
            <text:p>324908</text:p>
          </table:table-cell>
          <table:table-cell office:value-type="float" office:value="323005" calcext:value-type="float">
            <text:p>323005</text:p>
          </table:table-cell>
          <table:table-cell office:value-type="float" office:value="320898" calcext:value-type="float">
            <text:p>320898</text:p>
          </table:table-cell>
          <table:table-cell office:value-type="float" office:value="318812" calcext:value-type="float">
            <text:p>318812</text:p>
          </table:table-cell>
          <table:table-cell office:value-type="float" office:value="316723" calcext:value-type="float">
            <text:p>316723</text:p>
          </table:table-cell>
          <table:table-cell office:value-type="float" office:value="314570" calcext:value-type="float">
            <text:p>314570</text:p>
          </table:table-cell>
          <table:table-cell office:value-type="float" office:value="312205" calcext:value-type="float">
            <text:p>312205</text:p>
          </table:table-cell>
          <table:table-cell office:value-type="float" office:value="312128" calcext:value-type="float">
            <text:p>312128</text:p>
          </table:table-cell>
          <table:table-cell office:value-type="float" office:value="306536" calcext:value-type="float">
            <text:p>306536</text:p>
          </table:table-cell>
          <table:table-cell office:value-type="float" office:value="301766" calcext:value-type="float">
            <text:p>301766</text:p>
          </table:table-cell>
          <table:table-cell office:value-type="float" office:value="305755" calcext:value-type="float">
            <text:p>305755</text:p>
          </table:table-cell>
          <table:table-cell office:value-type="float" office:value="304821" calcext:value-type="float">
            <text:p>304821</text:p>
          </table:table-cell>
          <table:table-cell office:value-type="float" office:value="300874" calcext:value-type="float">
            <text:p>300874</text:p>
          </table:table-cell>
          <table:table-cell office:value-type="float" office:value="296466" calcext:value-type="float">
            <text:p>296466</text:p>
          </table:table-cell>
          <table:table-cell office:value-type="float" office:value="292660" calcext:value-type="float">
            <text:p>292660</text:p>
          </table:table-cell>
          <table:table-cell office:value-type="float" office:value="289786" calcext:value-type="float">
            <text:p>289786</text:p>
          </table:table-cell>
        </table:table-row>
        <table:table-row table:style-name="ro2">
          <table:table-cell office:value-type="string" calcext:value-type="string">
            <text:p>Kastamonu</text:p>
          </table:table-cell>
          <table:table-cell office:value-type="float" office:value="351582" calcext:value-type="float">
            <text:p>351582</text:p>
          </table:table-cell>
          <table:table-cell office:value-type="float" office:value="353271" calcext:value-type="float">
            <text:p>353271</text:p>
          </table:table-cell>
          <table:table-cell office:value-type="float" office:value="354479" calcext:value-type="float">
            <text:p>354479</text:p>
          </table:table-cell>
          <table:table-cell office:value-type="float" office:value="355541" calcext:value-type="float">
            <text:p>355541</text:p>
          </table:table-cell>
          <table:table-cell office:value-type="float" office:value="356719" calcext:value-type="float">
            <text:p>356719</text:p>
          </table:table-cell>
          <table:table-cell office:value-type="float" office:value="357972" calcext:value-type="float">
            <text:p>357972</text:p>
          </table:table-cell>
          <table:table-cell office:value-type="float" office:value="359243" calcext:value-type="float">
            <text:p>359243</text:p>
          </table:table-cell>
          <table:table-cell office:value-type="float" office:value="360366" calcext:value-type="float">
            <text:p>360366</text:p>
          </table:table-cell>
          <table:table-cell office:value-type="float" office:value="360424" calcext:value-type="float">
            <text:p>360424</text:p>
          </table:table-cell>
          <table:table-cell office:value-type="float" office:value="359823" calcext:value-type="float">
            <text:p>359823</text:p>
          </table:table-cell>
          <table:table-cell office:value-type="float" office:value="361222" calcext:value-type="float">
            <text:p>361222</text:p>
          </table:table-cell>
          <table:table-cell office:value-type="float" office:value="359759" calcext:value-type="float">
            <text:p>359759</text:p>
          </table:table-cell>
          <table:table-cell office:value-type="float" office:value="359808" calcext:value-type="float">
            <text:p>359808</text:p>
          </table:table-cell>
          <table:table-cell office:value-type="float" office:value="368093" calcext:value-type="float">
            <text:p>368093</text:p>
          </table:table-cell>
          <table:table-cell office:value-type="float" office:value="368907" calcext:value-type="float">
            <text:p>368907</text:p>
          </table:table-cell>
          <table:table-cell office:value-type="float" office:value="372633" calcext:value-type="float">
            <text:p>372633</text:p>
          </table:table-cell>
          <table:table-cell office:value-type="float" office:value="376945" calcext:value-type="float">
            <text:p>376945</text:p>
          </table:table-cell>
        </table:table-row>
        <table:table-row table:style-name="ro2">
          <table:table-cell office:value-type="string" calcext:value-type="string">
            <text:p>Kayseri</text:p>
          </table:table-cell>
          <table:table-cell office:value-type="float" office:value="1038671" calcext:value-type="float">
            <text:p>1038671</text:p>
          </table:table-cell>
          <table:table-cell office:value-type="float" office:value="1056995" calcext:value-type="float">
            <text:p>1056995</text:p>
          </table:table-cell>
          <table:table-cell office:value-type="float" office:value="1074221" calcext:value-type="float">
            <text:p>1074221</text:p>
          </table:table-cell>
          <table:table-cell office:value-type="float" office:value="1091336" calcext:value-type="float">
            <text:p>1091336</text:p>
          </table:table-cell>
          <table:table-cell office:value-type="float" office:value="1109179" calcext:value-type="float">
            <text:p>1109179</text:p>
          </table:table-cell>
          <table:table-cell office:value-type="float" office:value="1127566" calcext:value-type="float">
            <text:p>1127566</text:p>
          </table:table-cell>
          <table:table-cell office:value-type="float" office:value="1146378" calcext:value-type="float">
            <text:p>1146378</text:p>
          </table:table-cell>
          <table:table-cell office:value-type="float" office:value="1165088" calcext:value-type="float">
            <text:p>1165088</text:p>
          </table:table-cell>
          <table:table-cell office:value-type="float" office:value="1184386" calcext:value-type="float">
            <text:p>1184386</text:p>
          </table:table-cell>
          <table:table-cell office:value-type="float" office:value="1205872" calcext:value-type="float">
            <text:p>1205872</text:p>
          </table:table-cell>
          <table:table-cell office:value-type="float" office:value="1234651" calcext:value-type="float">
            <text:p>1234651</text:p>
          </table:table-cell>
          <table:table-cell office:value-type="float" office:value="1255349" calcext:value-type="float">
            <text:p>1255349</text:p>
          </table:table-cell>
          <table:table-cell office:value-type="float" office:value="1274968" calcext:value-type="float">
            <text:p>1274968</text:p>
          </table:table-cell>
          <table:table-cell office:value-type="float" office:value="1295355" calcext:value-type="float">
            <text:p>1295355</text:p>
          </table:table-cell>
          <table:table-cell office:value-type="float" office:value="1322376" calcext:value-type="float">
            <text:p>1322376</text:p>
          </table:table-cell>
          <table:table-cell office:value-type="float" office:value="1341056" calcext:value-type="float">
            <text:p>1341056</text:p>
          </table:table-cell>
          <table:table-cell office:value-type="float" office:value="1358980" calcext:value-type="float">
            <text:p>1358980</text:p>
          </table:table-cell>
        </table:table-row>
        <table:table-row table:style-name="ro2">
          <table:table-cell office:value-type="string" calcext:value-type="string">
            <text:p>Kırklareli</text:p>
          </table:table-cell>
          <table:table-cell office:value-type="float" office:value="323427" calcext:value-type="float">
            <text:p>323427</text:p>
          </table:table-cell>
          <table:table-cell office:value-type="float" office:value="325213" calcext:value-type="float">
            <text:p>325213</text:p>
          </table:table-cell>
          <table:table-cell office:value-type="float" office:value="326561" calcext:value-type="float">
            <text:p>326561</text:p>
          </table:table-cell>
          <table:table-cell office:value-type="float" office:value="327782" calcext:value-type="float">
            <text:p>327782</text:p>
          </table:table-cell>
          <table:table-cell office:value-type="float" office:value="329116" calcext:value-type="float">
            <text:p>329116</text:p>
          </table:table-cell>
          <table:table-cell office:value-type="float" office:value="330523" calcext:value-type="float">
            <text:p>330523</text:p>
          </table:table-cell>
          <table:table-cell office:value-type="float" office:value="331955" calcext:value-type="float">
            <text:p>331955</text:p>
          </table:table-cell>
          <table:table-cell office:value-type="float" office:value="333256" calcext:value-type="float">
            <text:p>333256</text:p>
          </table:table-cell>
          <table:table-cell office:value-type="float" office:value="336942" calcext:value-type="float">
            <text:p>336942</text:p>
          </table:table-cell>
          <table:table-cell office:value-type="float" office:value="333179" calcext:value-type="float">
            <text:p>333179</text:p>
          </table:table-cell>
          <table:table-cell office:value-type="float" office:value="332791" calcext:value-type="float">
            <text:p>332791</text:p>
          </table:table-cell>
          <table:table-cell office:value-type="float" office:value="340199" calcext:value-type="float">
            <text:p>340199</text:p>
          </table:table-cell>
          <table:table-cell office:value-type="float" office:value="341218" calcext:value-type="float">
            <text:p>341218</text:p>
          </table:table-cell>
          <table:table-cell office:value-type="float" office:value="340559" calcext:value-type="float">
            <text:p>340559</text:p>
          </table:table-cell>
          <table:table-cell office:value-type="float" office:value="343723" calcext:value-type="float">
            <text:p>343723</text:p>
          </table:table-cell>
          <table:table-cell office:value-type="float" office:value="346973" calcext:value-type="float">
            <text:p>346973</text:p>
          </table:table-cell>
          <table:table-cell office:value-type="float" office:value="351684" calcext:value-type="float">
            <text:p>351684</text:p>
          </table:table-cell>
        </table:table-row>
        <table:table-row table:style-name="ro2">
          <table:table-cell office:value-type="string" calcext:value-type="string">
            <text:p>Kırşehir</text:p>
          </table:table-cell>
          <table:table-cell office:value-type="float" office:value="221473" calcext:value-type="float">
            <text:p>221473</text:p>
          </table:table-cell>
          <table:table-cell office:value-type="float" office:value="222028" calcext:value-type="float">
            <text:p>222028</text:p>
          </table:table-cell>
          <table:table-cell office:value-type="float" office:value="222267" calcext:value-type="float">
            <text:p>222267</text:p>
          </table:table-cell>
          <table:table-cell office:value-type="float" office:value="222403" calcext:value-type="float">
            <text:p>222403</text:p>
          </table:table-cell>
          <table:table-cell office:value-type="float" office:value="222596" calcext:value-type="float">
            <text:p>222596</text:p>
          </table:table-cell>
          <table:table-cell office:value-type="float" office:value="222824" calcext:value-type="float">
            <text:p>222824</text:p>
          </table:table-cell>
          <table:table-cell office:value-type="float" office:value="223050" calcext:value-type="float">
            <text:p>223050</text:p>
          </table:table-cell>
          <table:table-cell office:value-type="float" office:value="223170" calcext:value-type="float">
            <text:p>223170</text:p>
          </table:table-cell>
          <table:table-cell office:value-type="float" office:value="222735" calcext:value-type="float">
            <text:p>222735</text:p>
          </table:table-cell>
          <table:table-cell office:value-type="float" office:value="223102" calcext:value-type="float">
            <text:p>223102</text:p>
          </table:table-cell>
          <table:table-cell office:value-type="float" office:value="221876" calcext:value-type="float">
            <text:p>221876</text:p>
          </table:table-cell>
          <table:table-cell office:value-type="float" office:value="221015" calcext:value-type="float">
            <text:p>221015</text:p>
          </table:table-cell>
          <table:table-cell office:value-type="float" office:value="221209" calcext:value-type="float">
            <text:p>221209</text:p>
          </table:table-cell>
          <table:table-cell office:value-type="float" office:value="223498" calcext:value-type="float">
            <text:p>223498</text:p>
          </table:table-cell>
          <table:table-cell office:value-type="float" office:value="222707" calcext:value-type="float">
            <text:p>222707</text:p>
          </table:table-cell>
          <table:table-cell office:value-type="float" office:value="225562" calcext:value-type="float">
            <text:p>225562</text:p>
          </table:table-cell>
          <table:table-cell office:value-type="float" office:value="229975" calcext:value-type="float">
            <text:p>229975</text:p>
          </table:table-cell>
        </table:table-row>
        <table:table-row table:style-name="ro2">
          <table:table-cell office:value-type="string" calcext:value-type="string">
            <text:p>Kocaeli</text:p>
          </table:table-cell>
          <table:table-cell office:value-type="float" office:value="1192053" calcext:value-type="float">
            <text:p>1192053</text:p>
          </table:table-cell>
          <table:table-cell office:value-type="float" office:value="1226460" calcext:value-type="float">
            <text:p>1226460</text:p>
          </table:table-cell>
          <table:table-cell office:value-type="float" office:value="1259932" calcext:value-type="float">
            <text:p>1259932</text:p>
          </table:table-cell>
          <table:table-cell office:value-type="float" office:value="1293594" calcext:value-type="float">
            <text:p>1293594</text:p>
          </table:table-cell>
          <table:table-cell office:value-type="float" office:value="1328481" calcext:value-type="float">
            <text:p>1328481</text:p>
          </table:table-cell>
          <table:table-cell office:value-type="float" office:value="1364317" calcext:value-type="float">
            <text:p>1364317</text:p>
          </table:table-cell>
          <table:table-cell office:value-type="float" office:value="1401013" calcext:value-type="float">
            <text:p>1401013</text:p>
          </table:table-cell>
          <table:table-cell office:value-type="float" office:value="1437926" calcext:value-type="float">
            <text:p>1437926</text:p>
          </table:table-cell>
          <table:table-cell office:value-type="float" office:value="1490358" calcext:value-type="float">
            <text:p>1490358</text:p>
          </table:table-cell>
          <table:table-cell office:value-type="float" office:value="1522408" calcext:value-type="float">
            <text:p>1522408</text:p>
          </table:table-cell>
          <table:table-cell office:value-type="float" office:value="1560138" calcext:value-type="float">
            <text:p>1560138</text:p>
          </table:table-cell>
          <table:table-cell office:value-type="float" office:value="1601720" calcext:value-type="float">
            <text:p>1601720</text:p>
          </table:table-cell>
          <table:table-cell office:value-type="float" office:value="1634691" calcext:value-type="float">
            <text:p>1634691</text:p>
          </table:table-cell>
          <table:table-cell office:value-type="float" office:value="1676202" calcext:value-type="float">
            <text:p>1676202</text:p>
          </table:table-cell>
          <table:table-cell office:value-type="float" office:value="1722795" calcext:value-type="float">
            <text:p>1722795</text:p>
          </table:table-cell>
          <table:table-cell office:value-type="float" office:value="1780055" calcext:value-type="float">
            <text:p>1780055</text:p>
          </table:table-cell>
          <table:table-cell office:value-type="float" office:value="1830772" calcext:value-type="float">
            <text:p>1830772</text:p>
          </table:table-cell>
        </table:table-row>
        <table:table-row table:style-name="ro2">
          <table:table-cell office:value-type="string" calcext:value-type="string">
            <text:p>Konya</text:p>
          </table:table-cell>
          <table:table-cell office:value-type="float" office:value="1835987" calcext:value-type="float">
            <text:p>1835987</text:p>
          </table:table-cell>
          <table:table-cell office:value-type="float" office:value="1855057" calcext:value-type="float">
            <text:p>1855057</text:p>
          </table:table-cell>
          <table:table-cell office:value-type="float" office:value="1871862" calcext:value-type="float">
            <text:p>1871862</text:p>
          </table:table-cell>
          <table:table-cell office:value-type="float" office:value="1888154" calcext:value-type="float">
            <text:p>1888154</text:p>
          </table:table-cell>
          <table:table-cell office:value-type="float" office:value="1905345" calcext:value-type="float">
            <text:p>1905345</text:p>
          </table:table-cell>
          <table:table-cell office:value-type="float" office:value="1923174" calcext:value-type="float">
            <text:p>1923174</text:p>
          </table:table-cell>
          <table:table-cell office:value-type="float" office:value="1941386" calcext:value-type="float">
            <text:p>1941386</text:p>
          </table:table-cell>
          <table:table-cell office:value-type="float" office:value="1959082" calcext:value-type="float">
            <text:p>1959082</text:p>
          </table:table-cell>
          <table:table-cell office:value-type="float" office:value="1969868" calcext:value-type="float">
            <text:p>1969868</text:p>
          </table:table-cell>
          <table:table-cell office:value-type="float" office:value="1992675" calcext:value-type="float">
            <text:p>1992675</text:p>
          </table:table-cell>
          <table:table-cell office:value-type="float" office:value="2013845" calcext:value-type="float">
            <text:p>2013845</text:p>
          </table:table-cell>
          <table:table-cell office:value-type="float" office:value="2038555" calcext:value-type="float">
            <text:p>2038555</text:p>
          </table:table-cell>
          <table:table-cell office:value-type="float" office:value="2052281" calcext:value-type="float">
            <text:p>2052281</text:p>
          </table:table-cell>
          <table:table-cell office:value-type="float" office:value="2079225" calcext:value-type="float">
            <text:p>2079225</text:p>
          </table:table-cell>
          <table:table-cell office:value-type="float" office:value="2108808" calcext:value-type="float">
            <text:p>2108808</text:p>
          </table:table-cell>
          <table:table-cell office:value-type="float" office:value="2130544" calcext:value-type="float">
            <text:p>2130544</text:p>
          </table:table-cell>
          <table:table-cell office:value-type="float" office:value="2161303" calcext:value-type="float">
            <text:p>2161303</text:p>
          </table:table-cell>
        </table:table-row>
        <table:table-row table:style-name="ro2">
          <table:table-cell office:value-type="string" calcext:value-type="string">
            <text:p>Kütahya</text:p>
          </table:table-cell>
          <table:table-cell office:value-type="float" office:value="592921" calcext:value-type="float">
            <text:p>592921</text:p>
          </table:table-cell>
          <table:table-cell office:value-type="float" office:value="592607" calcext:value-type="float">
            <text:p>592607</text:p>
          </table:table-cell>
          <table:table-cell office:value-type="float" office:value="591405" calcext:value-type="float">
            <text:p>591405</text:p>
          </table:table-cell>
          <table:table-cell office:value-type="float" office:value="589883" calcext:value-type="float">
            <text:p>589883</text:p>
          </table:table-cell>
          <table:table-cell office:value-type="float" office:value="588464" calcext:value-type="float">
            <text:p>588464</text:p>
          </table:table-cell>
          <table:table-cell office:value-type="float" office:value="587092" calcext:value-type="float">
            <text:p>587092</text:p>
          </table:table-cell>
          <table:table-cell office:value-type="float" office:value="585666" calcext:value-type="float">
            <text:p>585666</text:p>
          </table:table-cell>
          <table:table-cell office:value-type="float" office:value="583910" calcext:value-type="float">
            <text:p>583910</text:p>
          </table:table-cell>
          <table:table-cell office:value-type="float" office:value="565884" calcext:value-type="float">
            <text:p>565884</text:p>
          </table:table-cell>
          <table:table-cell office:value-type="float" office:value="571804" calcext:value-type="float">
            <text:p>571804</text:p>
          </table:table-cell>
          <table:table-cell office:value-type="float" office:value="590496" calcext:value-type="float">
            <text:p>590496</text:p>
          </table:table-cell>
          <table:table-cell office:value-type="float" office:value="564264" calcext:value-type="float">
            <text:p>564264</text:p>
          </table:table-cell>
          <table:table-cell office:value-type="float" office:value="573421" calcext:value-type="float">
            <text:p>573421</text:p>
          </table:table-cell>
          <table:table-cell office:value-type="float" office:value="572059" calcext:value-type="float">
            <text:p>572059</text:p>
          </table:table-cell>
          <table:table-cell office:value-type="float" office:value="571554" calcext:value-type="float">
            <text:p>571554</text:p>
          </table:table-cell>
          <table:table-cell office:value-type="float" office:value="571463" calcext:value-type="float">
            <text:p>571463</text:p>
          </table:table-cell>
          <table:table-cell office:value-type="float" office:value="573642" calcext:value-type="float">
            <text:p>573642</text:p>
          </table:table-cell>
        </table:table-row>
        <table:table-row table:style-name="ro2">
          <table:table-cell office:value-type="string" calcext:value-type="string">
            <text:p>Malatya</text:p>
          </table:table-cell>
          <table:table-cell office:value-type="float" office:value="685533" calcext:value-type="float">
            <text:p>685533</text:p>
          </table:table-cell>
          <table:table-cell office:value-type="float" office:value="691399" calcext:value-type="float">
            <text:p>691399</text:p>
          </table:table-cell>
          <table:table-cell office:value-type="float" office:value="696387" calcext:value-type="float">
            <text:p>696387</text:p>
          </table:table-cell>
          <table:table-cell office:value-type="float" office:value="701155" calcext:value-type="float">
            <text:p>701155</text:p>
          </table:table-cell>
          <table:table-cell office:value-type="float" office:value="706222" calcext:value-type="float">
            <text:p>706222</text:p>
          </table:table-cell>
          <table:table-cell office:value-type="float" office:value="711496" calcext:value-type="float">
            <text:p>711496</text:p>
          </table:table-cell>
          <table:table-cell office:value-type="float" office:value="716879" calcext:value-type="float">
            <text:p>716879</text:p>
          </table:table-cell>
          <table:table-cell office:value-type="float" office:value="722065" calcext:value-type="float">
            <text:p>722065</text:p>
          </table:table-cell>
          <table:table-cell office:value-type="float" office:value="733789" calcext:value-type="float">
            <text:p>733789</text:p>
          </table:table-cell>
          <table:table-cell office:value-type="float" office:value="736884" calcext:value-type="float">
            <text:p>736884</text:p>
          </table:table-cell>
          <table:table-cell office:value-type="float" office:value="740643" calcext:value-type="float">
            <text:p>740643</text:p>
          </table:table-cell>
          <table:table-cell office:value-type="float" office:value="757930" calcext:value-type="float">
            <text:p>757930</text:p>
          </table:table-cell>
          <table:table-cell office:value-type="float" office:value="762366" calcext:value-type="float">
            <text:p>762366</text:p>
          </table:table-cell>
          <table:table-cell office:value-type="float" office:value="762538" calcext:value-type="float">
            <text:p>762538</text:p>
          </table:table-cell>
          <table:table-cell office:value-type="float" office:value="769544" calcext:value-type="float">
            <text:p>769544</text:p>
          </table:table-cell>
          <table:table-cell office:value-type="float" office:value="772904" calcext:value-type="float">
            <text:p>772904</text:p>
          </table:table-cell>
          <table:table-cell office:value-type="float" office:value="781305" calcext:value-type="float">
            <text:p>781305</text:p>
          </table:table-cell>
        </table:table-row>
        <table:table-row table:style-name="ro2">
          <table:table-cell office:value-type="string" calcext:value-type="string">
            <text:p>Manisa</text:p>
          </table:table-cell>
          <table:table-cell office:value-type="float" office:value="1276590" calcext:value-type="float">
            <text:p>1276590</text:p>
          </table:table-cell>
          <table:table-cell office:value-type="float" office:value="1284241" calcext:value-type="float">
            <text:p>1284241</text:p>
          </table:table-cell>
          <table:table-cell office:value-type="float" office:value="1290180" calcext:value-type="float">
            <text:p>1290180</text:p>
          </table:table-cell>
          <table:table-cell office:value-type="float" office:value="1295630" calcext:value-type="float">
            <text:p>1295630</text:p>
          </table:table-cell>
          <table:table-cell office:value-type="float" office:value="1301542" calcext:value-type="float">
            <text:p>1301542</text:p>
          </table:table-cell>
          <table:table-cell office:value-type="float" office:value="1307760" calcext:value-type="float">
            <text:p>1307760</text:p>
          </table:table-cell>
          <table:table-cell office:value-type="float" office:value="1314090" calcext:value-type="float">
            <text:p>1314090</text:p>
          </table:table-cell>
          <table:table-cell office:value-type="float" office:value="1319920" calcext:value-type="float">
            <text:p>1319920</text:p>
          </table:table-cell>
          <table:table-cell office:value-type="float" office:value="1316750" calcext:value-type="float">
            <text:p>1316750</text:p>
          </table:table-cell>
          <table:table-cell office:value-type="float" office:value="1331957" calcext:value-type="float">
            <text:p>1331957</text:p>
          </table:table-cell>
          <table:table-cell office:value-type="float" office:value="1379484" calcext:value-type="float">
            <text:p>1379484</text:p>
          </table:table-cell>
          <table:table-cell office:value-type="float" office:value="1340074" calcext:value-type="float">
            <text:p>1340074</text:p>
          </table:table-cell>
          <table:table-cell office:value-type="float" office:value="1346162" calcext:value-type="float">
            <text:p>1346162</text:p>
          </table:table-cell>
          <table:table-cell office:value-type="float" office:value="1359463" calcext:value-type="float">
            <text:p>1359463</text:p>
          </table:table-cell>
          <table:table-cell office:value-type="float" office:value="1367905" calcext:value-type="float">
            <text:p>1367905</text:p>
          </table:table-cell>
          <table:table-cell office:value-type="float" office:value="1380366" calcext:value-type="float">
            <text:p>1380366</text:p>
          </table:table-cell>
          <table:table-cell office:value-type="float" office:value="1396945" calcext:value-type="float">
            <text:p>1396945</text:p>
          </table:table-cell>
        </table:table-row>
        <table:table-row table:style-name="ro2">
          <table:table-cell office:value-type="string" calcext:value-type="string">
            <text:p>Kahramanmaraş</text:p>
          </table:table-cell>
          <table:table-cell office:value-type="float" office:value="937074" calcext:value-type="float">
            <text:p>937074</text:p>
          </table:table-cell>
          <table:table-cell office:value-type="float" office:value="947317" calcext:value-type="float">
            <text:p>947317</text:p>
          </table:table-cell>
          <table:table-cell office:value-type="float" office:value="956417" calcext:value-type="float">
            <text:p>956417</text:p>
          </table:table-cell>
          <table:table-cell office:value-type="float" office:value="965268" calcext:value-type="float">
            <text:p>965268</text:p>
          </table:table-cell>
          <table:table-cell office:value-type="float" office:value="974592" calcext:value-type="float">
            <text:p>974592</text:p>
          </table:table-cell>
          <table:table-cell office:value-type="float" office:value="984254" calcext:value-type="float">
            <text:p>984254</text:p>
          </table:table-cell>
          <table:table-cell office:value-type="float" office:value="994126" calcext:value-type="float">
            <text:p>994126</text:p>
          </table:table-cell>
          <table:table-cell office:value-type="float" office:value="1004414" calcext:value-type="float">
            <text:p>1004414</text:p>
          </table:table-cell>
          <table:table-cell office:value-type="float" office:value="1029298" calcext:value-type="float">
            <text:p>1029298</text:p>
          </table:table-cell>
          <table:table-cell office:value-type="float" office:value="1037491" calcext:value-type="float">
            <text:p>1037491</text:p>
          </table:table-cell>
          <table:table-cell office:value-type="float" office:value="1044816" calcext:value-type="float">
            <text:p>1044816</text:p>
          </table:table-cell>
          <table:table-cell office:value-type="float" office:value="1054210" calcext:value-type="float">
            <text:p>1054210</text:p>
          </table:table-cell>
          <table:table-cell office:value-type="float" office:value="1063174" calcext:value-type="float">
            <text:p>1063174</text:p>
          </table:table-cell>
          <table:table-cell office:value-type="float" office:value="1075706" calcext:value-type="float">
            <text:p>1075706</text:p>
          </table:table-cell>
          <table:table-cell office:value-type="float" office:value="1089038" calcext:value-type="float">
            <text:p>1089038</text:p>
          </table:table-cell>
          <table:table-cell office:value-type="float" office:value="1096610" calcext:value-type="float">
            <text:p>1096610</text:p>
          </table:table-cell>
          <table:table-cell office:value-type="float" office:value="1112634" calcext:value-type="float">
            <text:p>1112634</text:p>
          </table:table-cell>
        </table:table-row>
        <table:table-row table:style-name="ro2">
          <table:table-cell office:value-type="string" calcext:value-type="string">
            <text:p>Mardin</text:p>
          </table:table-cell>
          <table:table-cell office:value-type="float" office:value="709316" calcext:value-type="float">
            <text:p>709316</text:p>
          </table:table-cell>
          <table:table-cell office:value-type="float" office:value="715211" calcext:value-type="float">
            <text:p>715211</text:p>
          </table:table-cell>
          <table:table-cell office:value-type="float" office:value="720195" calcext:value-type="float">
            <text:p>720195</text:p>
          </table:table-cell>
          <table:table-cell office:value-type="float" office:value="724946" calcext:value-type="float">
            <text:p>724946</text:p>
          </table:table-cell>
          <table:table-cell office:value-type="float" office:value="730002" calcext:value-type="float">
            <text:p>730002</text:p>
          </table:table-cell>
          <table:table-cell office:value-type="float" office:value="735267" calcext:value-type="float">
            <text:p>735267</text:p>
          </table:table-cell>
          <table:table-cell office:value-type="float" office:value="740641" calcext:value-type="float">
            <text:p>740641</text:p>
          </table:table-cell>
          <table:table-cell office:value-type="float" office:value="745778" calcext:value-type="float">
            <text:p>745778</text:p>
          </table:table-cell>
          <table:table-cell office:value-type="float" office:value="750697" calcext:value-type="float">
            <text:p>750697</text:p>
          </table:table-cell>
          <table:table-cell office:value-type="float" office:value="737852" calcext:value-type="float">
            <text:p>737852</text:p>
          </table:table-cell>
          <table:table-cell office:value-type="float" office:value="744606" calcext:value-type="float">
            <text:p>744606</text:p>
          </table:table-cell>
          <table:table-cell office:value-type="float" office:value="764033" calcext:value-type="float">
            <text:p>764033</text:p>
          </table:table-cell>
          <table:table-cell office:value-type="float" office:value="773026" calcext:value-type="float">
            <text:p>773026</text:p>
          </table:table-cell>
          <table:table-cell office:value-type="float" office:value="779738" calcext:value-type="float">
            <text:p>779738</text:p>
          </table:table-cell>
          <table:table-cell office:value-type="float" office:value="788996" calcext:value-type="float">
            <text:p>788996</text:p>
          </table:table-cell>
          <table:table-cell office:value-type="float" office:value="796591" calcext:value-type="float">
            <text:p>796591</text:p>
          </table:table-cell>
          <table:table-cell office:value-type="float" office:value="796237" calcext:value-type="float">
            <text:p>796237</text:p>
          </table:table-cell>
        </table:table-row>
        <table:table-row table:style-name="ro2">
          <table:table-cell office:value-type="string" calcext:value-type="string">
            <text:p>Muğla</text:p>
          </table:table-cell>
          <table:table-cell office:value-type="float" office:value="663606" calcext:value-type="float">
            <text:p>663606</text:p>
          </table:table-cell>
          <table:table-cell office:value-type="float" office:value="678204" calcext:value-type="float">
            <text:p>678204</text:p>
          </table:table-cell>
          <table:table-cell office:value-type="float" office:value="692171" calcext:value-type="float">
            <text:p>692171</text:p>
          </table:table-cell>
          <table:table-cell office:value-type="float" office:value="706136" calcext:value-type="float">
            <text:p>706136</text:p>
          </table:table-cell>
          <table:table-cell office:value-type="float" office:value="720650" calcext:value-type="float">
            <text:p>720650</text:p>
          </table:table-cell>
          <table:table-cell office:value-type="float" office:value="735582" calcext:value-type="float">
            <text:p>735582</text:p>
          </table:table-cell>
          <table:table-cell office:value-type="float" office:value="750865" calcext:value-type="float">
            <text:p>750865</text:p>
          </table:table-cell>
          <table:table-cell office:value-type="float" office:value="766156" calcext:value-type="float">
            <text:p>766156</text:p>
          </table:table-cell>
          <table:table-cell office:value-type="float" office:value="791424" calcext:value-type="float">
            <text:p>791424</text:p>
          </table:table-cell>
          <table:table-cell office:value-type="float" office:value="802381" calcext:value-type="float">
            <text:p>802381</text:p>
          </table:table-cell>
          <table:table-cell office:value-type="float" office:value="817503" calcext:value-type="float">
            <text:p>817503</text:p>
          </table:table-cell>
          <table:table-cell office:value-type="float" office:value="838324" calcext:value-type="float">
            <text:p>838324</text:p>
          </table:table-cell>
          <table:table-cell office:value-type="float" office:value="851145" calcext:value-type="float">
            <text:p>851145</text:p>
          </table:table-cell>
          <table:table-cell office:value-type="float" office:value="866665" calcext:value-type="float">
            <text:p>866665</text:p>
          </table:table-cell>
          <table:table-cell office:value-type="float" office:value="894509" calcext:value-type="float">
            <text:p>894509</text:p>
          </table:table-cell>
          <table:table-cell office:value-type="float" office:value="908877" calcext:value-type="float">
            <text:p>908877</text:p>
          </table:table-cell>
          <table:table-cell office:value-type="float" office:value="923773" calcext:value-type="float">
            <text:p>923773</text:p>
          </table:table-cell>
        </table:table-row>
        <table:table-row table:style-name="ro2">
          <table:table-cell office:value-type="string" calcext:value-type="string">
            <text:p>Muş</text:p>
          </table:table-cell>
          <table:table-cell office:value-type="float" office:value="403236" calcext:value-type="float">
            <text:p>403236</text:p>
          </table:table-cell>
          <table:table-cell office:value-type="float" office:value="404138" calcext:value-type="float">
            <text:p>404138</text:p>
          </table:table-cell>
          <table:table-cell office:value-type="float" office:value="404462" calcext:value-type="float">
            <text:p>404462</text:p>
          </table:table-cell>
          <table:table-cell office:value-type="float" office:value="404596" calcext:value-type="float">
            <text:p>404596</text:p>
          </table:table-cell>
          <table:table-cell office:value-type="float" office:value="404832" calcext:value-type="float">
            <text:p>404832</text:p>
          </table:table-cell>
          <table:table-cell office:value-type="float" office:value="405127" calcext:value-type="float">
            <text:p>405127</text:p>
          </table:table-cell>
          <table:table-cell office:value-type="float" office:value="405416" calcext:value-type="float">
            <text:p>405416</text:p>
          </table:table-cell>
          <table:table-cell office:value-type="float" office:value="405509" calcext:value-type="float">
            <text:p>405509</text:p>
          </table:table-cell>
          <table:table-cell office:value-type="float" office:value="404309" calcext:value-type="float">
            <text:p>404309</text:p>
          </table:table-cell>
          <table:table-cell office:value-type="float" office:value="404484" calcext:value-type="float">
            <text:p>404484</text:p>
          </table:table-cell>
          <table:table-cell office:value-type="float" office:value="406886" calcext:value-type="float">
            <text:p>406886</text:p>
          </table:table-cell>
          <table:table-cell office:value-type="float" office:value="414706" calcext:value-type="float">
            <text:p>414706</text:p>
          </table:table-cell>
          <table:table-cell office:value-type="float" office:value="413260" calcext:value-type="float">
            <text:p>413260</text:p>
          </table:table-cell>
          <table:table-cell office:value-type="float" office:value="412553" calcext:value-type="float">
            <text:p>412553</text:p>
          </table:table-cell>
          <table:table-cell office:value-type="float" office:value="411216" calcext:value-type="float">
            <text:p>411216</text:p>
          </table:table-cell>
          <table:table-cell office:value-type="float" office:value="408728" calcext:value-type="float">
            <text:p>408728</text:p>
          </table:table-cell>
          <table:table-cell office:value-type="float" office:value="406501" calcext:value-type="float">
            <text:p>406501</text:p>
          </table:table-cell>
        </table:table-row>
        <table:table-row table:style-name="ro2">
          <table:table-cell office:value-type="string" calcext:value-type="string">
            <text:p>Nevşehir</text:p>
          </table:table-cell>
          <table:table-cell office:value-type="float" office:value="275262" calcext:value-type="float">
            <text:p>275262</text:p>
          </table:table-cell>
          <table:table-cell office:value-type="float" office:value="276309" calcext:value-type="float">
            <text:p>276309</text:p>
          </table:table-cell>
          <table:table-cell office:value-type="float" office:value="276971" calcext:value-type="float">
            <text:p>276971</text:p>
          </table:table-cell>
          <table:table-cell office:value-type="float" office:value="277514" calcext:value-type="float">
            <text:p>277514</text:p>
          </table:table-cell>
          <table:table-cell office:value-type="float" office:value="278138" calcext:value-type="float">
            <text:p>278138</text:p>
          </table:table-cell>
          <table:table-cell office:value-type="float" office:value="278814" calcext:value-type="float">
            <text:p>278814</text:p>
          </table:table-cell>
          <table:table-cell office:value-type="float" office:value="279498" calcext:value-type="float">
            <text:p>279498</text:p>
          </table:table-cell>
          <table:table-cell office:value-type="float" office:value="280058" calcext:value-type="float">
            <text:p>280058</text:p>
          </table:table-cell>
          <table:table-cell office:value-type="float" office:value="281699" calcext:value-type="float">
            <text:p>281699</text:p>
          </table:table-cell>
          <table:table-cell office:value-type="float" office:value="284025" calcext:value-type="float">
            <text:p>284025</text:p>
          </table:table-cell>
          <table:table-cell office:value-type="float" office:value="282337" calcext:value-type="float">
            <text:p>282337</text:p>
          </table:table-cell>
          <table:table-cell office:value-type="float" office:value="283247" calcext:value-type="float">
            <text:p>283247</text:p>
          </table:table-cell>
          <table:table-cell office:value-type="float" office:value="285190" calcext:value-type="float">
            <text:p>285190</text:p>
          </table:table-cell>
          <table:table-cell office:value-type="float" office:value="285460" calcext:value-type="float">
            <text:p>285460</text:p>
          </table:table-cell>
          <table:table-cell office:value-type="float" office:value="286250" calcext:value-type="float">
            <text:p>286250</text:p>
          </table:table-cell>
          <table:table-cell office:value-type="float" office:value="286767" calcext:value-type="float">
            <text:p>286767</text:p>
          </table:table-cell>
          <table:table-cell office:value-type="float" office:value="290895" calcext:value-type="float">
            <text:p>290895</text:p>
          </table:table-cell>
        </table:table-row>
        <table:table-row table:style-name="ro2">
          <table:table-cell office:value-type="string" calcext:value-type="string">
            <text:p>Niğde</text:p>
          </table:table-cell>
          <table:table-cell office:value-type="float" office:value="321330" calcext:value-type="float">
            <text:p>321330</text:p>
          </table:table-cell>
          <table:table-cell office:value-type="float" office:value="323181" calcext:value-type="float">
            <text:p>323181</text:p>
          </table:table-cell>
          <table:table-cell office:value-type="float" office:value="324600" calcext:value-type="float">
            <text:p>324600</text:p>
          </table:table-cell>
          <table:table-cell office:value-type="float" office:value="325894" calcext:value-type="float">
            <text:p>325894</text:p>
          </table:table-cell>
          <table:table-cell office:value-type="float" office:value="327302" calcext:value-type="float">
            <text:p>327302</text:p>
          </table:table-cell>
          <table:table-cell office:value-type="float" office:value="328786" calcext:value-type="float">
            <text:p>328786</text:p>
          </table:table-cell>
          <table:table-cell office:value-type="float" office:value="330295" calcext:value-type="float">
            <text:p>330295</text:p>
          </table:table-cell>
          <table:table-cell office:value-type="float" office:value="331677" calcext:value-type="float">
            <text:p>331677</text:p>
          </table:table-cell>
          <table:table-cell office:value-type="float" office:value="338447" calcext:value-type="float">
            <text:p>338447</text:p>
          </table:table-cell>
          <table:table-cell office:value-type="float" office:value="339921" calcext:value-type="float">
            <text:p>339921</text:p>
          </table:table-cell>
          <table:table-cell office:value-type="float" office:value="337931" calcext:value-type="float">
            <text:p>337931</text:p>
          </table:table-cell>
          <table:table-cell office:value-type="float" office:value="337553" calcext:value-type="float">
            <text:p>337553</text:p>
          </table:table-cell>
          <table:table-cell office:value-type="float" office:value="340270" calcext:value-type="float">
            <text:p>340270</text:p>
          </table:table-cell>
          <table:table-cell office:value-type="float" office:value="343658" calcext:value-type="float">
            <text:p>343658</text:p>
          </table:table-cell>
          <table:table-cell office:value-type="float" office:value="343898" calcext:value-type="float">
            <text:p>343898</text:p>
          </table:table-cell>
          <table:table-cell office:value-type="float" office:value="346114" calcext:value-type="float">
            <text:p>346114</text:p>
          </table:table-cell>
          <table:table-cell office:value-type="float" office:value="351468" calcext:value-type="float">
            <text:p>351468</text:p>
          </table:table-cell>
        </table:table-row>
        <table:table-row table:style-name="ro2">
          <table:table-cell office:value-type="string" calcext:value-type="string">
            <text:p>Ordu</text:p>
          </table:table-cell>
          <table:table-cell office:value-type="float" office:value="705746" calcext:value-type="float">
            <text:p>705746</text:p>
          </table:table-cell>
          <table:table-cell office:value-type="float" office:value="708079" calcext:value-type="float">
            <text:p>708079</text:p>
          </table:table-cell>
          <table:table-cell office:value-type="float" office:value="709420" calcext:value-type="float">
            <text:p>709420</text:p>
          </table:table-cell>
          <table:table-cell office:value-type="float" office:value="710444" calcext:value-type="float">
            <text:p>710444</text:p>
          </table:table-cell>
          <table:table-cell office:value-type="float" office:value="711670" calcext:value-type="float">
            <text:p>711670</text:p>
          </table:table-cell>
          <table:table-cell office:value-type="float" office:value="713018" calcext:value-type="float">
            <text:p>713018</text:p>
          </table:table-cell>
          <table:table-cell office:value-type="float" office:value="714375" calcext:value-type="float">
            <text:p>714375</text:p>
          </table:table-cell>
          <table:table-cell office:value-type="float" office:value="715409" calcext:value-type="float">
            <text:p>715409</text:p>
          </table:table-cell>
          <table:table-cell office:value-type="float" office:value="719278" calcext:value-type="float">
            <text:p>719278</text:p>
          </table:table-cell>
          <table:table-cell office:value-type="float" office:value="723507" calcext:value-type="float">
            <text:p>723507</text:p>
          </table:table-cell>
          <table:table-cell office:value-type="float" office:value="719183" calcext:value-type="float">
            <text:p>719183</text:p>
          </table:table-cell>
          <table:table-cell office:value-type="float" office:value="714390" calcext:value-type="float">
            <text:p>714390</text:p>
          </table:table-cell>
          <table:table-cell office:value-type="float" office:value="741371" calcext:value-type="float">
            <text:p>741371</text:p>
          </table:table-cell>
          <table:table-cell office:value-type="float" office:value="731452" calcext:value-type="float">
            <text:p>731452</text:p>
          </table:table-cell>
          <table:table-cell office:value-type="float" office:value="724268" calcext:value-type="float">
            <text:p>724268</text:p>
          </table:table-cell>
          <table:table-cell office:value-type="float" office:value="728949" calcext:value-type="float">
            <text:p>728949</text:p>
          </table:table-cell>
          <table:table-cell office:value-type="float" office:value="750588" calcext:value-type="float">
            <text:p>750588</text:p>
          </table:table-cell>
        </table:table-row>
        <table:table-row table:style-name="ro2">
          <table:table-cell office:value-type="string" calcext:value-type="string">
            <text:p>Rize</text:p>
          </table:table-cell>
          <table:table-cell office:value-type="float" office:value="307133" calcext:value-type="float">
            <text:p>307133</text:p>
          </table:table-cell>
          <table:table-cell office:value-type="float" office:value="308800" calcext:value-type="float">
            <text:p>308800</text:p>
          </table:table-cell>
          <table:table-cell office:value-type="float" office:value="310052" calcext:value-type="float">
            <text:p>310052</text:p>
          </table:table-cell>
          <table:table-cell office:value-type="float" office:value="311181" calcext:value-type="float">
            <text:p>311181</text:p>
          </table:table-cell>
          <table:table-cell office:value-type="float" office:value="312417" calcext:value-type="float">
            <text:p>312417</text:p>
          </table:table-cell>
          <table:table-cell office:value-type="float" office:value="313722" calcext:value-type="float">
            <text:p>313722</text:p>
          </table:table-cell>
          <table:table-cell office:value-type="float" office:value="315049" calcext:value-type="float">
            <text:p>315049</text:p>
          </table:table-cell>
          <table:table-cell office:value-type="float" office:value="316252" calcext:value-type="float">
            <text:p>316252</text:p>
          </table:table-cell>
          <table:table-cell office:value-type="float" office:value="319410" calcext:value-type="float">
            <text:p>319410</text:p>
          </table:table-cell>
          <table:table-cell office:value-type="float" office:value="319569" calcext:value-type="float">
            <text:p>319569</text:p>
          </table:table-cell>
          <table:table-cell office:value-type="float" office:value="319637" calcext:value-type="float">
            <text:p>319637</text:p>
          </table:table-cell>
          <table:table-cell office:value-type="float" office:value="323012" calcext:value-type="float">
            <text:p>323012</text:p>
          </table:table-cell>
          <table:table-cell office:value-type="float" office:value="324152" calcext:value-type="float">
            <text:p>324152</text:p>
          </table:table-cell>
          <table:table-cell office:value-type="float" office:value="328205" calcext:value-type="float">
            <text:p>328205</text:p>
          </table:table-cell>
          <table:table-cell office:value-type="float" office:value="329779" calcext:value-type="float">
            <text:p>329779</text:p>
          </table:table-cell>
          <table:table-cell office:value-type="float" office:value="328979" calcext:value-type="float">
            <text:p>328979</text:p>
          </table:table-cell>
          <table:table-cell office:value-type="float" office:value="331048" calcext:value-type="float">
            <text:p>331048</text:p>
          </table:table-cell>
        </table:table-row>
        <table:table-row table:style-name="ro2">
          <table:table-cell office:value-type="string" calcext:value-type="string">
            <text:p>Sakarya</text:p>
          </table:table-cell>
          <table:table-cell office:value-type="float" office:value="750485" calcext:value-type="float">
            <text:p>750485</text:p>
          </table:table-cell>
          <table:table-cell office:value-type="float" office:value="762848" calcext:value-type="float">
            <text:p>762848</text:p>
          </table:table-cell>
          <table:table-cell office:value-type="float" office:value="774397" calcext:value-type="float">
            <text:p>774397</text:p>
          </table:table-cell>
          <table:table-cell office:value-type="float" office:value="785845" calcext:value-type="float">
            <text:p>785845</text:p>
          </table:table-cell>
          <table:table-cell office:value-type="float" office:value="797793" calcext:value-type="float">
            <text:p>797793</text:p>
          </table:table-cell>
          <table:table-cell office:value-type="float" office:value="810112" calcext:value-type="float">
            <text:p>810112</text:p>
          </table:table-cell>
          <table:table-cell office:value-type="float" office:value="822715" calcext:value-type="float">
            <text:p>822715</text:p>
          </table:table-cell>
          <table:table-cell office:value-type="float" office:value="835222" calcext:value-type="float">
            <text:p>835222</text:p>
          </table:table-cell>
          <table:table-cell office:value-type="float" office:value="851292" calcext:value-type="float">
            <text:p>851292</text:p>
          </table:table-cell>
          <table:table-cell office:value-type="float" office:value="861570" calcext:value-type="float">
            <text:p>861570</text:p>
          </table:table-cell>
          <table:table-cell office:value-type="float" office:value="872872" calcext:value-type="float">
            <text:p>872872</text:p>
          </table:table-cell>
          <table:table-cell office:value-type="float" office:value="888556" calcext:value-type="float">
            <text:p>888556</text:p>
          </table:table-cell>
          <table:table-cell office:value-type="float" office:value="902267" calcext:value-type="float">
            <text:p>902267</text:p>
          </table:table-cell>
          <table:table-cell office:value-type="float" office:value="917373" calcext:value-type="float">
            <text:p>917373</text:p>
          </table:table-cell>
          <table:table-cell office:value-type="float" office:value="932706" calcext:value-type="float">
            <text:p>932706</text:p>
          </table:table-cell>
          <table:table-cell office:value-type="float" office:value="953181" calcext:value-type="float">
            <text:p>953181</text:p>
          </table:table-cell>
          <table:table-cell office:value-type="float" office:value="976948" calcext:value-type="float">
            <text:p>976948</text:p>
          </table:table-cell>
        </table:table-row>
        <table:table-row table:style-name="ro2">
          <table:table-cell office:value-type="string" calcext:value-type="string">
            <text:p>Samsun</text:p>
          </table:table-cell>
          <table:table-cell office:value-type="float" office:value="1191926" calcext:value-type="float">
            <text:p>1191926</text:p>
          </table:table-cell>
          <table:table-cell office:value-type="float" office:value="1198574" calcext:value-type="float">
            <text:p>1198574</text:p>
          </table:table-cell>
          <table:table-cell office:value-type="float" office:value="1203611" calcext:value-type="float">
            <text:p>1203611</text:p>
          </table:table-cell>
          <table:table-cell office:value-type="float" office:value="1208179" calcext:value-type="float">
            <text:p>1208179</text:p>
          </table:table-cell>
          <table:table-cell office:value-type="float" office:value="1213165" calcext:value-type="float">
            <text:p>1213165</text:p>
          </table:table-cell>
          <table:table-cell office:value-type="float" office:value="1218424" calcext:value-type="float">
            <text:p>1218424</text:p>
          </table:table-cell>
          <table:table-cell office:value-type="float" office:value="1223774" calcext:value-type="float">
            <text:p>1223774</text:p>
          </table:table-cell>
          <table:table-cell office:value-type="float" office:value="1228959" calcext:value-type="float">
            <text:p>1228959</text:p>
          </table:table-cell>
          <table:table-cell office:value-type="float" office:value="1233677" calcext:value-type="float">
            <text:p>1233677</text:p>
          </table:table-cell>
          <table:table-cell office:value-type="float" office:value="1250076" calcext:value-type="float">
            <text:p>1250076</text:p>
          </table:table-cell>
          <table:table-cell office:value-type="float" office:value="1252693" calcext:value-type="float">
            <text:p>1252693</text:p>
          </table:table-cell>
          <table:table-cell office:value-type="float" office:value="1251729" calcext:value-type="float">
            <text:p>1251729</text:p>
          </table:table-cell>
          <table:table-cell office:value-type="float" office:value="1251722" calcext:value-type="float">
            <text:p>1251722</text:p>
          </table:table-cell>
          <table:table-cell office:value-type="float" office:value="1261810" calcext:value-type="float">
            <text:p>1261810</text:p>
          </table:table-cell>
          <table:table-cell office:value-type="float" office:value="1269989" calcext:value-type="float">
            <text:p>1269989</text:p>
          </table:table-cell>
          <table:table-cell office:value-type="float" office:value="1279884" calcext:value-type="float">
            <text:p>1279884</text:p>
          </table:table-cell>
          <table:table-cell office:value-type="float" office:value="1295927" calcext:value-type="float">
            <text:p>1295927</text:p>
          </table:table-cell>
        </table:table-row>
        <table:table-row table:style-name="ro2">
          <table:table-cell office:value-type="string" calcext:value-type="string">
            <text:p>Siirt</text:p>
          </table:table-cell>
          <table:table-cell office:value-type="float" office:value="270832" calcext:value-type="float">
            <text:p>270832</text:p>
          </table:table-cell>
          <table:table-cell office:value-type="float" office:value="273982" calcext:value-type="float">
            <text:p>273982</text:p>
          </table:table-cell>
          <table:table-cell office:value-type="float" office:value="276806" calcext:value-type="float">
            <text:p>276806</text:p>
          </table:table-cell>
          <table:table-cell office:value-type="float" office:value="279562" calcext:value-type="float">
            <text:p>279562</text:p>
          </table:table-cell>
          <table:table-cell office:value-type="float" office:value="282461" calcext:value-type="float">
            <text:p>282461</text:p>
          </table:table-cell>
          <table:table-cell office:value-type="float" office:value="285462" calcext:value-type="float">
            <text:p>285462</text:p>
          </table:table-cell>
          <table:table-cell office:value-type="float" office:value="288529" calcext:value-type="float">
            <text:p>288529</text:p>
          </table:table-cell>
          <table:table-cell office:value-type="float" office:value="291528" calcext:value-type="float">
            <text:p>291528</text:p>
          </table:table-cell>
          <table:table-cell office:value-type="float" office:value="299819" calcext:value-type="float">
            <text:p>299819</text:p>
          </table:table-cell>
          <table:table-cell office:value-type="float" office:value="303622" calcext:value-type="float">
            <text:p>303622</text:p>
          </table:table-cell>
          <table:table-cell office:value-type="float" office:value="300695" calcext:value-type="float">
            <text:p>300695</text:p>
          </table:table-cell>
          <table:table-cell office:value-type="float" office:value="310468" calcext:value-type="float">
            <text:p>310468</text:p>
          </table:table-cell>
          <table:table-cell office:value-type="float" office:value="310879" calcext:value-type="float">
            <text:p>310879</text:p>
          </table:table-cell>
          <table:table-cell office:value-type="float" office:value="314153" calcext:value-type="float">
            <text:p>314153</text:p>
          </table:table-cell>
          <table:table-cell office:value-type="float" office:value="318366" calcext:value-type="float">
            <text:p>318366</text:p>
          </table:table-cell>
          <table:table-cell office:value-type="float" office:value="320351" calcext:value-type="float">
            <text:p>320351</text:p>
          </table:table-cell>
          <table:table-cell office:value-type="float" office:value="322664" calcext:value-type="float">
            <text:p>322664</text:p>
          </table:table-cell>
        </table:table-row>
        <table:table-row table:style-name="ro2">
          <table:table-cell office:value-type="string" calcext:value-type="string">
            <text:p>Sinop</text:p>
          </table:table-cell>
          <table:table-cell office:value-type="float" office:value="194318" calcext:value-type="float">
            <text:p>194318</text:p>
          </table:table-cell>
          <table:table-cell office:value-type="float" office:value="195151" calcext:value-type="float">
            <text:p>195151</text:p>
          </table:table-cell>
          <table:table-cell office:value-type="float" office:value="195715" calcext:value-type="float">
            <text:p>195715</text:p>
          </table:table-cell>
          <table:table-cell office:value-type="float" office:value="196196" calcext:value-type="float">
            <text:p>196196</text:p>
          </table:table-cell>
          <table:table-cell office:value-type="float" office:value="196739" calcext:value-type="float">
            <text:p>196739</text:p>
          </table:table-cell>
          <table:table-cell office:value-type="float" office:value="197319" calcext:value-type="float">
            <text:p>197319</text:p>
          </table:table-cell>
          <table:table-cell office:value-type="float" office:value="197908" calcext:value-type="float">
            <text:p>197908</text:p>
          </table:table-cell>
          <table:table-cell office:value-type="float" office:value="198412" calcext:value-type="float">
            <text:p>198412</text:p>
          </table:table-cell>
          <table:table-cell office:value-type="float" office:value="200791" calcext:value-type="float">
            <text:p>200791</text:p>
          </table:table-cell>
          <table:table-cell office:value-type="float" office:value="201134" calcext:value-type="float">
            <text:p>201134</text:p>
          </table:table-cell>
          <table:table-cell office:value-type="float" office:value="202740" calcext:value-type="float">
            <text:p>202740</text:p>
          </table:table-cell>
          <table:table-cell office:value-type="float" office:value="203027" calcext:value-type="float">
            <text:p>203027</text:p>
          </table:table-cell>
          <table:table-cell office:value-type="float" office:value="201311" calcext:value-type="float">
            <text:p>201311</text:p>
          </table:table-cell>
          <table:table-cell office:value-type="float" office:value="204568" calcext:value-type="float">
            <text:p>204568</text:p>
          </table:table-cell>
          <table:table-cell office:value-type="float" office:value="204526" calcext:value-type="float">
            <text:p>204526</text:p>
          </table:table-cell>
          <table:table-cell office:value-type="float" office:value="204133" calcext:value-type="float">
            <text:p>204133</text:p>
          </table:table-cell>
          <table:table-cell office:value-type="float" office:value="205478" calcext:value-type="float">
            <text:p>205478</text:p>
          </table:table-cell>
        </table:table-row>
        <table:table-row table:style-name="ro2">
          <table:table-cell office:value-type="string" calcext:value-type="string">
            <text:p>Sivas</text:p>
          </table:table-cell>
          <table:table-cell office:value-type="float" office:value="651825" calcext:value-type="float">
            <text:p>651825</text:p>
          </table:table-cell>
          <table:table-cell office:value-type="float" office:value="650946" calcext:value-type="float">
            <text:p>650946</text:p>
          </table:table-cell>
          <table:table-cell office:value-type="float" office:value="649078" calcext:value-type="float">
            <text:p>649078</text:p>
          </table:table-cell>
          <table:table-cell office:value-type="float" office:value="646845" calcext:value-type="float">
            <text:p>646845</text:p>
          </table:table-cell>
          <table:table-cell office:value-type="float" office:value="644709" calcext:value-type="float">
            <text:p>644709</text:p>
          </table:table-cell>
          <table:table-cell office:value-type="float" office:value="642614" calcext:value-type="float">
            <text:p>642614</text:p>
          </table:table-cell>
          <table:table-cell office:value-type="float" office:value="640442" calcext:value-type="float">
            <text:p>640442</text:p>
          </table:table-cell>
          <table:table-cell office:value-type="float" office:value="638464" calcext:value-type="float">
            <text:p>638464</text:p>
          </table:table-cell>
          <table:table-cell office:value-type="float" office:value="631112" calcext:value-type="float">
            <text:p>631112</text:p>
          </table:table-cell>
          <table:table-cell office:value-type="float" office:value="633347" calcext:value-type="float">
            <text:p>633347</text:p>
          </table:table-cell>
          <table:table-cell office:value-type="float" office:value="642224" calcext:value-type="float">
            <text:p>642224</text:p>
          </table:table-cell>
          <table:table-cell office:value-type="float" office:value="627056" calcext:value-type="float">
            <text:p>627056</text:p>
          </table:table-cell>
          <table:table-cell office:value-type="float" office:value="623535" calcext:value-type="float">
            <text:p>623535</text:p>
          </table:table-cell>
          <table:table-cell office:value-type="float" office:value="623824" calcext:value-type="float">
            <text:p>623824</text:p>
          </table:table-cell>
          <table:table-cell office:value-type="float" office:value="623116" calcext:value-type="float">
            <text:p>623116</text:p>
          </table:table-cell>
          <table:table-cell office:value-type="float" office:value="618617" calcext:value-type="float">
            <text:p>618617</text:p>
          </table:table-cell>
          <table:table-cell office:value-type="float" office:value="621224" calcext:value-type="float">
            <text:p>621224</text:p>
          </table:table-cell>
        </table:table-row>
        <table:table-row table:style-name="ro2">
          <table:table-cell office:value-type="string" calcext:value-type="string">
            <text:p>Tekirdağ</text:p>
          </table:table-cell>
          <table:table-cell office:value-type="float" office:value="577812" calcext:value-type="float">
            <text:p>577812</text:p>
          </table:table-cell>
          <table:table-cell office:value-type="float" office:value="598658" calcext:value-type="float">
            <text:p>598658</text:p>
          </table:table-cell>
          <table:table-cell office:value-type="float" office:value="619152" calcext:value-type="float">
            <text:p>619152</text:p>
          </table:table-cell>
          <table:table-cell office:value-type="float" office:value="639837" calcext:value-type="float">
            <text:p>639837</text:p>
          </table:table-cell>
          <table:table-cell office:value-type="float" office:value="661237" calcext:value-type="float">
            <text:p>661237</text:p>
          </table:table-cell>
          <table:table-cell office:value-type="float" office:value="683199" calcext:value-type="float">
            <text:p>683199</text:p>
          </table:table-cell>
          <table:table-cell office:value-type="float" office:value="705692" calcext:value-type="float">
            <text:p>705692</text:p>
          </table:table-cell>
          <table:table-cell office:value-type="float" office:value="728396" calcext:value-type="float">
            <text:p>728396</text:p>
          </table:table-cell>
          <table:table-cell office:value-type="float" office:value="770772" calcext:value-type="float">
            <text:p>770772</text:p>
          </table:table-cell>
          <table:table-cell office:value-type="float" office:value="783310" calcext:value-type="float">
            <text:p>783310</text:p>
          </table:table-cell>
          <table:table-cell office:value-type="float" office:value="798109" calcext:value-type="float">
            <text:p>798109</text:p>
          </table:table-cell>
          <table:table-cell office:value-type="float" office:value="829873" calcext:value-type="float">
            <text:p>829873</text:p>
          </table:table-cell>
          <table:table-cell office:value-type="float" office:value="852321" calcext:value-type="float">
            <text:p>852321</text:p>
          </table:table-cell>
          <table:table-cell office:value-type="float" office:value="874475" calcext:value-type="float">
            <text:p>874475</text:p>
          </table:table-cell>
          <table:table-cell office:value-type="float" office:value="906732" calcext:value-type="float">
            <text:p>906732</text:p>
          </table:table-cell>
          <table:table-cell office:value-type="float" office:value="937910" calcext:value-type="float">
            <text:p>937910</text:p>
          </table:table-cell>
          <table:table-cell office:value-type="float" office:value="972875" calcext:value-type="float">
            <text:p>972875</text:p>
          </table:table-cell>
        </table:table-row>
        <table:table-row table:style-name="ro2">
          <table:table-cell office:value-type="string" calcext:value-type="string">
            <text:p>Tokat</text:p>
          </table:table-cell>
          <table:table-cell office:value-type="float" office:value="641033" calcext:value-type="float">
            <text:p>641033</text:p>
          </table:table-cell>
          <table:table-cell office:value-type="float" office:value="639371" calcext:value-type="float">
            <text:p>639371</text:p>
          </table:table-cell>
          <table:table-cell office:value-type="float" office:value="636715" calcext:value-type="float">
            <text:p>636715</text:p>
          </table:table-cell>
          <table:table-cell office:value-type="float" office:value="633682" calcext:value-type="float">
            <text:p>633682</text:p>
          </table:table-cell>
          <table:table-cell office:value-type="float" office:value="630722" calcext:value-type="float">
            <text:p>630722</text:p>
          </table:table-cell>
          <table:table-cell office:value-type="float" office:value="627781" calcext:value-type="float">
            <text:p>627781</text:p>
          </table:table-cell>
          <table:table-cell office:value-type="float" office:value="624744" calcext:value-type="float">
            <text:p>624744</text:p>
          </table:table-cell>
          <table:table-cell office:value-type="float" office:value="620722" calcext:value-type="float">
            <text:p>620722</text:p>
          </table:table-cell>
          <table:table-cell office:value-type="float" office:value="617158" calcext:value-type="float">
            <text:p>617158</text:p>
          </table:table-cell>
          <table:table-cell office:value-type="float" office:value="624439" calcext:value-type="float">
            <text:p>624439</text:p>
          </table:table-cell>
          <table:table-cell office:value-type="float" office:value="617802" calcext:value-type="float">
            <text:p>617802</text:p>
          </table:table-cell>
          <table:table-cell office:value-type="float" office:value="608299" calcext:value-type="float">
            <text:p>608299</text:p>
          </table:table-cell>
          <table:table-cell office:value-type="float" office:value="613990" calcext:value-type="float">
            <text:p>613990</text:p>
          </table:table-cell>
          <table:table-cell office:value-type="float" office:value="598708" calcext:value-type="float">
            <text:p>598708</text:p>
          </table:table-cell>
          <table:table-cell office:value-type="float" office:value="597920" calcext:value-type="float">
            <text:p>597920</text:p>
          </table:table-cell>
          <table:table-cell office:value-type="float" office:value="593990" calcext:value-type="float">
            <text:p>593990</text:p>
          </table:table-cell>
          <table:table-cell office:value-type="float" office:value="602662" calcext:value-type="float">
            <text:p>602662</text:p>
          </table:table-cell>
        </table:table-row>
        <table:table-row table:style-name="ro2">
          <table:table-cell office:value-type="string" calcext:value-type="string">
            <text:p>Trabzon</text:p>
          </table:table-cell>
          <table:table-cell office:value-type="float" office:value="720620" calcext:value-type="float">
            <text:p>720620</text:p>
          </table:table-cell>
          <table:table-cell office:value-type="float" office:value="724340" calcext:value-type="float">
            <text:p>724340</text:p>
          </table:table-cell>
          <table:table-cell office:value-type="float" office:value="727080" calcext:value-type="float">
            <text:p>727080</text:p>
          </table:table-cell>
          <table:table-cell office:value-type="float" office:value="729529" calcext:value-type="float">
            <text:p>729529</text:p>
          </table:table-cell>
          <table:table-cell office:value-type="float" office:value="732221" calcext:value-type="float">
            <text:p>732221</text:p>
          </table:table-cell>
          <table:table-cell office:value-type="float" office:value="735072" calcext:value-type="float">
            <text:p>735072</text:p>
          </table:table-cell>
          <table:table-cell office:value-type="float" office:value="737969" calcext:value-type="float">
            <text:p>737969</text:p>
          </table:table-cell>
          <table:table-cell office:value-type="float" office:value="740569" calcext:value-type="float">
            <text:p>740569</text:p>
          </table:table-cell>
          <table:table-cell office:value-type="float" office:value="748982" calcext:value-type="float">
            <text:p>748982</text:p>
          </table:table-cell>
          <table:table-cell office:value-type="float" office:value="765127" calcext:value-type="float">
            <text:p>765127</text:p>
          </table:table-cell>
          <table:table-cell office:value-type="float" office:value="763714" calcext:value-type="float">
            <text:p>763714</text:p>
          </table:table-cell>
          <table:table-cell office:value-type="float" office:value="757353" calcext:value-type="float">
            <text:p>757353</text:p>
          </table:table-cell>
          <table:table-cell office:value-type="float" office:value="757898" calcext:value-type="float">
            <text:p>757898</text:p>
          </table:table-cell>
          <table:table-cell office:value-type="float" office:value="758237" calcext:value-type="float">
            <text:p>758237</text:p>
          </table:table-cell>
          <table:table-cell office:value-type="float" office:value="766782" calcext:value-type="float">
            <text:p>766782</text:p>
          </table:table-cell>
          <table:table-cell office:value-type="float" office:value="768417" calcext:value-type="float">
            <text:p>768417</text:p>
          </table:table-cell>
          <table:table-cell office:value-type="float" office:value="779379" calcext:value-type="float">
            <text:p>779379</text:p>
          </table:table-cell>
        </table:table-row>
        <table:table-row table:style-name="ro2">
          <table:table-cell office:value-type="string" calcext:value-type="string">
            <text:p>Tunceli</text:p>
          </table:table-cell>
          <table:table-cell office:value-type="float" office:value="82554" calcext:value-type="float">
            <text:p>82554</text:p>
          </table:table-cell>
          <table:table-cell office:value-type="float" office:value="82871" calcext:value-type="float">
            <text:p>82871</text:p>
          </table:table-cell>
          <table:table-cell office:value-type="float" office:value="83074" calcext:value-type="float">
            <text:p>83074</text:p>
          </table:table-cell>
          <table:table-cell office:value-type="float" office:value="83241" calcext:value-type="float">
            <text:p>83241</text:p>
          </table:table-cell>
          <table:table-cell office:value-type="float" office:value="83433" calcext:value-type="float">
            <text:p>83433</text:p>
          </table:table-cell>
          <table:table-cell office:value-type="float" office:value="83640" calcext:value-type="float">
            <text:p>83640</text:p>
          </table:table-cell>
          <table:table-cell office:value-type="float" office:value="83849" calcext:value-type="float">
            <text:p>83849</text:p>
          </table:table-cell>
          <table:table-cell office:value-type="float" office:value="84022" calcext:value-type="float">
            <text:p>84022</text:p>
          </table:table-cell>
          <table:table-cell office:value-type="float" office:value="86449" calcext:value-type="float">
            <text:p>86449</text:p>
          </table:table-cell>
          <table:table-cell office:value-type="float" office:value="83061" calcext:value-type="float">
            <text:p>83061</text:p>
          </table:table-cell>
          <table:table-cell office:value-type="float" office:value="76699" calcext:value-type="float">
            <text:p>76699</text:p>
          </table:table-cell>
          <table:table-cell office:value-type="float" office:value="85062" calcext:value-type="float">
            <text:p>85062</text:p>
          </table:table-cell>
          <table:table-cell office:value-type="float" office:value="86276" calcext:value-type="float">
            <text:p>86276</text:p>
          </table:table-cell>
          <table:table-cell office:value-type="float" office:value="85428" calcext:value-type="float">
            <text:p>85428</text:p>
          </table:table-cell>
          <table:table-cell office:value-type="float" office:value="86527" calcext:value-type="float">
            <text:p>86527</text:p>
          </table:table-cell>
          <table:table-cell office:value-type="float" office:value="86076" calcext:value-type="float">
            <text:p>86076</text:p>
          </table:table-cell>
          <table:table-cell office:value-type="float" office:value="82193" calcext:value-type="float">
            <text:p>82193</text:p>
          </table:table-cell>
        </table:table-row>
        <table:table-row table:style-name="ro2">
          <table:table-cell office:value-type="string" calcext:value-type="string">
            <text:p>Şanlıurfa</text:p>
          </table:table-cell>
          <table:table-cell office:value-type="float" office:value="1257753" calcext:value-type="float">
            <text:p>1257753</text:p>
          </table:table-cell>
          <table:table-cell office:value-type="float" office:value="1294842" calcext:value-type="float">
            <text:p>1294842</text:p>
          </table:table-cell>
          <table:table-cell office:value-type="float" office:value="1330964" calcext:value-type="float">
            <text:p>1330964</text:p>
          </table:table-cell>
          <table:table-cell office:value-type="float" office:value="1367305" calcext:value-type="float">
            <text:p>1367305</text:p>
          </table:table-cell>
          <table:table-cell office:value-type="float" office:value="1404961" calcext:value-type="float">
            <text:p>1404961</text:p>
          </table:table-cell>
          <table:table-cell office:value-type="float" office:value="1443639" calcext:value-type="float">
            <text:p>1443639</text:p>
          </table:table-cell>
          <table:table-cell office:value-type="float" office:value="1483244" calcext:value-type="float">
            <text:p>1483244</text:p>
          </table:table-cell>
          <table:table-cell office:value-type="float" office:value="1523099" calcext:value-type="float">
            <text:p>1523099</text:p>
          </table:table-cell>
          <table:table-cell office:value-type="float" office:value="1574224" calcext:value-type="float">
            <text:p>1574224</text:p>
          </table:table-cell>
          <table:table-cell office:value-type="float" office:value="1613737" calcext:value-type="float">
            <text:p>1613737</text:p>
          </table:table-cell>
          <table:table-cell office:value-type="float" office:value="1663371" calcext:value-type="float">
            <text:p>1663371</text:p>
          </table:table-cell>
          <table:table-cell office:value-type="float" office:value="1716254" calcext:value-type="float">
            <text:p>1716254</text:p>
          </table:table-cell>
          <table:table-cell office:value-type="float" office:value="1762075" calcext:value-type="float">
            <text:p>1762075</text:p>
          </table:table-cell>
          <table:table-cell office:value-type="float" office:value="1801980" calcext:value-type="float">
            <text:p>1801980</text:p>
          </table:table-cell>
          <table:table-cell office:value-type="float" office:value="1845667" calcext:value-type="float">
            <text:p>1845667</text:p>
          </table:table-cell>
          <table:table-cell office:value-type="float" office:value="1892320" calcext:value-type="float">
            <text:p>1892320</text:p>
          </table:table-cell>
          <table:table-cell office:value-type="float" office:value="1940627" calcext:value-type="float">
            <text:p>1940627</text:p>
          </table:table-cell>
        </table:table-row>
        <table:table-row table:style-name="ro2">
          <table:table-cell office:value-type="string" calcext:value-type="string">
            <text:p>Uşak</text:p>
          </table:table-cell>
          <table:table-cell office:value-type="float" office:value="320535" calcext:value-type="float">
            <text:p>320535</text:p>
          </table:table-cell>
          <table:table-cell office:value-type="float" office:value="322814" calcext:value-type="float">
            <text:p>322814</text:p>
          </table:table-cell>
          <table:table-cell office:value-type="float" office:value="324673" calcext:value-type="float">
            <text:p>324673</text:p>
          </table:table-cell>
          <table:table-cell office:value-type="float" office:value="326417" calcext:value-type="float">
            <text:p>326417</text:p>
          </table:table-cell>
          <table:table-cell office:value-type="float" office:value="328287" calcext:value-type="float">
            <text:p>328287</text:p>
          </table:table-cell>
          <table:table-cell office:value-type="float" office:value="330243" calcext:value-type="float">
            <text:p>330243</text:p>
          </table:table-cell>
          <table:table-cell office:value-type="float" office:value="332237" calcext:value-type="float">
            <text:p>332237</text:p>
          </table:table-cell>
          <table:table-cell office:value-type="float" office:value="334115" calcext:value-type="float">
            <text:p>334115</text:p>
          </table:table-cell>
          <table:table-cell office:value-type="float" office:value="334111" calcext:value-type="float">
            <text:p>334111</text:p>
          </table:table-cell>
          <table:table-cell office:value-type="float" office:value="335860" calcext:value-type="float">
            <text:p>335860</text:p>
          </table:table-cell>
          <table:table-cell office:value-type="float" office:value="338019" calcext:value-type="float">
            <text:p>338019</text:p>
          </table:table-cell>
          <table:table-cell office:value-type="float" office:value="339731" calcext:value-type="float">
            <text:p>339731</text:p>
          </table:table-cell>
          <table:table-cell office:value-type="float" office:value="342269" calcext:value-type="float">
            <text:p>342269</text:p>
          </table:table-cell>
          <table:table-cell office:value-type="float" office:value="346508" calcext:value-type="float">
            <text:p>346508</text:p>
          </table:table-cell>
          <table:table-cell office:value-type="float" office:value="349459" calcext:value-type="float">
            <text:p>349459</text:p>
          </table:table-cell>
          <table:table-cell office:value-type="float" office:value="353048" calcext:value-type="float">
            <text:p>353048</text:p>
          </table:table-cell>
          <table:table-cell office:value-type="float" office:value="358736" calcext:value-type="float">
            <text:p>358736</text:p>
          </table:table-cell>
        </table:table-row>
        <table:table-row table:style-name="ro2">
          <table:table-cell office:value-type="string" calcext:value-type="string">
            <text:p>Van</text:p>
          </table:table-cell>
          <table:table-cell office:value-type="float" office:value="895836" calcext:value-type="float">
            <text:p>895836</text:p>
          </table:table-cell>
          <table:table-cell office:value-type="float" office:value="908296" calcext:value-type="float">
            <text:p>908296</text:p>
          </table:table-cell>
          <table:table-cell office:value-type="float" office:value="919727" calcext:value-type="float">
            <text:p>919727</text:p>
          </table:table-cell>
          <table:table-cell office:value-type="float" office:value="930984" calcext:value-type="float">
            <text:p>930984</text:p>
          </table:table-cell>
          <table:table-cell office:value-type="float" office:value="942771" calcext:value-type="float">
            <text:p>942771</text:p>
          </table:table-cell>
          <table:table-cell office:value-type="float" office:value="954945" calcext:value-type="float">
            <text:p>954945</text:p>
          </table:table-cell>
          <table:table-cell office:value-type="float" office:value="967394" calcext:value-type="float">
            <text:p>967394</text:p>
          </table:table-cell>
          <table:table-cell office:value-type="float" office:value="979671" calcext:value-type="float">
            <text:p>979671</text:p>
          </table:table-cell>
          <table:table-cell office:value-type="float" office:value="1004369" calcext:value-type="float">
            <text:p>1004369</text:p>
          </table:table-cell>
          <table:table-cell office:value-type="float" office:value="1022310" calcext:value-type="float">
            <text:p>1022310</text:p>
          </table:table-cell>
          <table:table-cell office:value-type="float" office:value="1035418" calcext:value-type="float">
            <text:p>1035418</text:p>
          </table:table-cell>
          <table:table-cell office:value-type="float" office:value="1022532" calcext:value-type="float">
            <text:p>1022532</text:p>
          </table:table-cell>
          <table:table-cell office:value-type="float" office:value="1051975" calcext:value-type="float">
            <text:p>1051975</text:p>
          </table:table-cell>
          <table:table-cell office:value-type="float" office:value="1070113" calcext:value-type="float">
            <text:p>1070113</text:p>
          </table:table-cell>
          <table:table-cell office:value-type="float" office:value="1085542" calcext:value-type="float">
            <text:p>1085542</text:p>
          </table:table-cell>
          <table:table-cell office:value-type="float" office:value="1096397" calcext:value-type="float">
            <text:p>1096397</text:p>
          </table:table-cell>
          <table:table-cell office:value-type="float" office:value="1100190" calcext:value-type="float">
            <text:p>1100190</text:p>
          </table:table-cell>
        </table:table-row>
        <table:table-row table:style-name="ro2">
          <table:table-cell office:value-type="string" calcext:value-type="string">
            <text:p>Yozgat</text:p>
          </table:table-cell>
          <table:table-cell office:value-type="float" office:value="544446" calcext:value-type="float">
            <text:p>544446</text:p>
          </table:table-cell>
          <table:table-cell office:value-type="float" office:value="538313" calcext:value-type="float">
            <text:p>538313</text:p>
          </table:table-cell>
          <table:table-cell office:value-type="float" office:value="531220" calcext:value-type="float">
            <text:p>531220</text:p>
          </table:table-cell>
          <table:table-cell office:value-type="float" office:value="523696" calcext:value-type="float">
            <text:p>523696</text:p>
          </table:table-cell>
          <table:table-cell office:value-type="float" office:value="516096" calcext:value-type="float">
            <text:p>516096</text:p>
          </table:table-cell>
          <table:table-cell office:value-type="float" office:value="508398" calcext:value-type="float">
            <text:p>508398</text:p>
          </table:table-cell>
          <table:table-cell office:value-type="float" office:value="500487" calcext:value-type="float">
            <text:p>500487</text:p>
          </table:table-cell>
          <table:table-cell office:value-type="float" office:value="492127" calcext:value-type="float">
            <text:p>492127</text:p>
          </table:table-cell>
          <table:table-cell office:value-type="float" office:value="484206" calcext:value-type="float">
            <text:p>484206</text:p>
          </table:table-cell>
          <table:table-cell office:value-type="float" office:value="487365" calcext:value-type="float">
            <text:p>487365</text:p>
          </table:table-cell>
          <table:table-cell office:value-type="float" office:value="476096" calcext:value-type="float">
            <text:p>476096</text:p>
          </table:table-cell>
          <table:table-cell office:value-type="float" office:value="465696" calcext:value-type="float">
            <text:p>465696</text:p>
          </table:table-cell>
          <table:table-cell office:value-type="float" office:value="453211" calcext:value-type="float">
            <text:p>453211</text:p>
          </table:table-cell>
          <table:table-cell office:value-type="float" office:value="444211" calcext:value-type="float">
            <text:p>444211</text:p>
          </table:table-cell>
          <table:table-cell office:value-type="float" office:value="432560" calcext:value-type="float">
            <text:p>432560</text:p>
          </table:table-cell>
          <table:table-cell office:value-type="float" office:value="419440" calcext:value-type="float">
            <text:p>419440</text:p>
          </table:table-cell>
          <table:table-cell office:value-type="float" office:value="421041" calcext:value-type="float">
            <text:p>421041</text:p>
          </table:table-cell>
        </table:table-row>
        <table:table-row table:style-name="ro2">
          <table:table-cell office:value-type="string" calcext:value-type="string">
            <text:p>Zonguldak</text:p>
          </table:table-cell>
          <table:table-cell office:value-type="float" office:value="630323" calcext:value-type="float">
            <text:p>630323</text:p>
          </table:table-cell>
          <table:table-cell office:value-type="float" office:value="629346" calcext:value-type="float">
            <text:p>629346</text:p>
          </table:table-cell>
          <table:table-cell office:value-type="float" office:value="627407" calcext:value-type="float">
            <text:p>627407</text:p>
          </table:table-cell>
          <table:table-cell office:value-type="float" office:value="625114" calcext:value-type="float">
            <text:p>625114</text:p>
          </table:table-cell>
          <table:table-cell office:value-type="float" office:value="622912" calcext:value-type="float">
            <text:p>622912</text:p>
          </table:table-cell>
          <table:table-cell office:value-type="float" office:value="620744" calcext:value-type="float">
            <text:p>620744</text:p>
          </table:table-cell>
          <table:table-cell office:value-type="float" office:value="618500" calcext:value-type="float">
            <text:p>618500</text:p>
          </table:table-cell>
          <table:table-cell office:value-type="float" office:value="615890" calcext:value-type="float">
            <text:p>615890</text:p>
          </table:table-cell>
          <table:table-cell office:value-type="float" office:value="619151" calcext:value-type="float">
            <text:p>619151</text:p>
          </table:table-cell>
          <table:table-cell office:value-type="float" office:value="619812" calcext:value-type="float">
            <text:p>619812</text:p>
          </table:table-cell>
          <table:table-cell office:value-type="float" office:value="619703" calcext:value-type="float">
            <text:p>619703</text:p>
          </table:table-cell>
          <table:table-cell office:value-type="float" office:value="612406" calcext:value-type="float">
            <text:p>612406</text:p>
          </table:table-cell>
          <table:table-cell office:value-type="float" office:value="606527" calcext:value-type="float">
            <text:p>606527</text:p>
          </table:table-cell>
          <table:table-cell office:value-type="float" office:value="601567" calcext:value-type="float">
            <text:p>601567</text:p>
          </table:table-cell>
          <table:table-cell office:value-type="float" office:value="598796" calcext:value-type="float">
            <text:p>598796</text:p>
          </table:table-cell>
          <table:table-cell office:value-type="float" office:value="595907" calcext:value-type="float">
            <text:p>595907</text:p>
          </table:table-cell>
          <table:table-cell office:value-type="float" office:value="597524" calcext:value-type="float">
            <text:p>597524</text:p>
          </table:table-cell>
        </table:table-row>
        <table:table-row table:style-name="ro2">
          <table:table-cell office:value-type="string" calcext:value-type="string">
            <text:p>Aksaray</text:p>
          </table:table-cell>
          <table:table-cell office:value-type="float" office:value="351474" calcext:value-type="float">
            <text:p>351474</text:p>
          </table:table-cell>
          <table:table-cell office:value-type="float" office:value="353939" calcext:value-type="float">
            <text:p>353939</text:p>
          </table:table-cell>
          <table:table-cell office:value-type="float" office:value="355942" calcext:value-type="float">
            <text:p>355942</text:p>
          </table:table-cell>
          <table:table-cell office:value-type="float" office:value="357819" calcext:value-type="float">
            <text:p>357819</text:p>
          </table:table-cell>
          <table:table-cell office:value-type="float" office:value="359834" calcext:value-type="float">
            <text:p>359834</text:p>
          </table:table-cell>
          <table:table-cell office:value-type="float" office:value="361941" calcext:value-type="float">
            <text:p>361941</text:p>
          </table:table-cell>
          <table:table-cell office:value-type="float" office:value="364089" calcext:value-type="float">
            <text:p>364089</text:p>
          </table:table-cell>
          <table:table-cell office:value-type="float" office:value="366109" calcext:value-type="float">
            <text:p>366109</text:p>
          </table:table-cell>
          <table:table-cell office:value-type="float" office:value="370598" calcext:value-type="float">
            <text:p>370598</text:p>
          </table:table-cell>
          <table:table-cell office:value-type="float" office:value="376907" calcext:value-type="float">
            <text:p>376907</text:p>
          </table:table-cell>
          <table:table-cell office:value-type="float" office:value="377505" calcext:value-type="float">
            <text:p>377505</text:p>
          </table:table-cell>
          <table:table-cell office:value-type="float" office:value="378823" calcext:value-type="float">
            <text:p>378823</text:p>
          </table:table-cell>
          <table:table-cell office:value-type="float" office:value="379915" calcext:value-type="float">
            <text:p>379915</text:p>
          </table:table-cell>
          <table:table-cell office:value-type="float" office:value="382806" calcext:value-type="float">
            <text:p>382806</text:p>
          </table:table-cell>
          <table:table-cell office:value-type="float" office:value="384252" calcext:value-type="float">
            <text:p>384252</text:p>
          </table:table-cell>
          <table:table-cell office:value-type="float" office:value="386514" calcext:value-type="float">
            <text:p>386514</text:p>
          </table:table-cell>
          <table:table-cell office:value-type="float" office:value="396673" calcext:value-type="float">
            <text:p>396673</text:p>
          </table:table-cell>
        </table:table-row>
        <table:table-row table:style-name="ro2">
          <table:table-cell office:value-type="string" calcext:value-type="string">
            <text:p>Bayburt</text:p>
          </table:table-cell>
          <table:table-cell office:value-type="float" office:value="75221" calcext:value-type="float">
            <text:p>75221</text:p>
          </table:table-cell>
          <table:table-cell office:value-type="float" office:value="75517" calcext:value-type="float">
            <text:p>75517</text:p>
          </table:table-cell>
          <table:table-cell office:value-type="float" office:value="75709" calcext:value-type="float">
            <text:p>75709</text:p>
          </table:table-cell>
          <table:table-cell office:value-type="float" office:value="75868" calcext:value-type="float">
            <text:p>75868</text:p>
          </table:table-cell>
          <table:table-cell office:value-type="float" office:value="76050" calcext:value-type="float">
            <text:p>76050</text:p>
          </table:table-cell>
          <table:table-cell office:value-type="float" office:value="76246" calcext:value-type="float">
            <text:p>76246</text:p>
          </table:table-cell>
          <table:table-cell office:value-type="float" office:value="76444" calcext:value-type="float">
            <text:p>76444</text:p>
          </table:table-cell>
          <table:table-cell office:value-type="float" office:value="76609" calcext:value-type="float">
            <text:p>76609</text:p>
          </table:table-cell>
          <table:table-cell office:value-type="float" office:value="75675" calcext:value-type="float">
            <text:p>75675</text:p>
          </table:table-cell>
          <table:table-cell office:value-type="float" office:value="74710" calcext:value-type="float">
            <text:p>74710</text:p>
          </table:table-cell>
          <table:table-cell office:value-type="float" office:value="74412" calcext:value-type="float">
            <text:p>74412</text:p>
          </table:table-cell>
          <table:table-cell office:value-type="float" office:value="76724" calcext:value-type="float">
            <text:p>76724</text:p>
          </table:table-cell>
          <table:table-cell office:value-type="float" office:value="75797" calcext:value-type="float">
            <text:p>75797</text:p>
          </table:table-cell>
          <table:table-cell office:value-type="float" office:value="75620" calcext:value-type="float">
            <text:p>75620</text:p>
          </table:table-cell>
          <table:table-cell office:value-type="float" office:value="80607" calcext:value-type="float">
            <text:p>80607</text:p>
          </table:table-cell>
          <table:table-cell office:value-type="float" office:value="78550" calcext:value-type="float">
            <text:p>78550</text:p>
          </table:table-cell>
          <table:table-cell office:value-type="float" office:value="90154" calcext:value-type="float">
            <text:p>90154</text:p>
          </table:table-cell>
        </table:table-row>
        <table:table-row table:style-name="ro2">
          <table:table-cell office:value-type="string" calcext:value-type="string">
            <text:p>Karaman</text:p>
          </table:table-cell>
          <table:table-cell office:value-type="float" office:value="214461" calcext:value-type="float">
            <text:p>214461</text:p>
          </table:table-cell>
          <table:table-cell office:value-type="float" office:value="216318" calcext:value-type="float">
            <text:p>216318</text:p>
          </table:table-cell>
          <table:table-cell office:value-type="float" office:value="217902" calcext:value-type="float">
            <text:p>217902</text:p>
          </table:table-cell>
          <table:table-cell office:value-type="float" office:value="219417" calcext:value-type="float">
            <text:p>219417</text:p>
          </table:table-cell>
          <table:table-cell office:value-type="float" office:value="221026" calcext:value-type="float">
            <text:p>221026</text:p>
          </table:table-cell>
          <table:table-cell office:value-type="float" office:value="222700" calcext:value-type="float">
            <text:p>222700</text:p>
          </table:table-cell>
          <table:table-cell office:value-type="float" office:value="224409" calcext:value-type="float">
            <text:p>224409</text:p>
          </table:table-cell>
          <table:table-cell office:value-type="float" office:value="226049" calcext:value-type="float">
            <text:p>226049</text:p>
          </table:table-cell>
          <table:table-cell office:value-type="float" office:value="230145" calcext:value-type="float">
            <text:p>230145</text:p>
          </table:table-cell>
          <table:table-cell office:value-type="float" office:value="231872" calcext:value-type="float">
            <text:p>231872</text:p>
          </table:table-cell>
          <table:table-cell office:value-type="float" office:value="232633" calcext:value-type="float">
            <text:p>232633</text:p>
          </table:table-cell>
          <table:table-cell office:value-type="float" office:value="234005" calcext:value-type="float">
            <text:p>234005</text:p>
          </table:table-cell>
          <table:table-cell office:value-type="float" office:value="235424" calcext:value-type="float">
            <text:p>235424</text:p>
          </table:table-cell>
          <table:table-cell office:value-type="float" office:value="237939" calcext:value-type="float">
            <text:p>237939</text:p>
          </table:table-cell>
          <table:table-cell office:value-type="float" office:value="240362" calcext:value-type="float">
            <text:p>240362</text:p>
          </table:table-cell>
          <table:table-cell office:value-type="float" office:value="242196" calcext:value-type="float">
            <text:p>242196</text:p>
          </table:table-cell>
          <table:table-cell office:value-type="float" office:value="245610" calcext:value-type="float">
            <text:p>245610</text:p>
          </table:table-cell>
        </table:table-row>
        <table:table-row table:style-name="ro2">
          <table:table-cell office:value-type="string" calcext:value-type="string">
            <text:p>Kırıkkale</text:p>
          </table:table-cell>
          <table:table-cell office:value-type="float" office:value="287427" calcext:value-type="float">
            <text:p>287427</text:p>
          </table:table-cell>
          <table:table-cell office:value-type="float" office:value="286900" calcext:value-type="float">
            <text:p>286900</text:p>
          </table:table-cell>
          <table:table-cell office:value-type="float" office:value="285933" calcext:value-type="float">
            <text:p>285933</text:p>
          </table:table-cell>
          <table:table-cell office:value-type="float" office:value="284803" calcext:value-type="float">
            <text:p>284803</text:p>
          </table:table-cell>
          <table:table-cell office:value-type="float" office:value="283711" calcext:value-type="float">
            <text:p>283711</text:p>
          </table:table-cell>
          <table:table-cell office:value-type="float" office:value="282633" calcext:value-type="float">
            <text:p>282633</text:p>
          </table:table-cell>
          <table:table-cell office:value-type="float" office:value="281518" calcext:value-type="float">
            <text:p>281518</text:p>
          </table:table-cell>
          <table:table-cell office:value-type="float" office:value="280234" calcext:value-type="float">
            <text:p>280234</text:p>
          </table:table-cell>
          <table:table-cell office:value-type="float" office:value="279325" calcext:value-type="float">
            <text:p>279325</text:p>
          </table:table-cell>
          <table:table-cell office:value-type="float" office:value="280834" calcext:value-type="float">
            <text:p>280834</text:p>
          </table:table-cell>
          <table:table-cell office:value-type="float" office:value="276647" calcext:value-type="float">
            <text:p>276647</text:p>
          </table:table-cell>
          <table:table-cell office:value-type="float" office:value="274992" calcext:value-type="float">
            <text:p>274992</text:p>
          </table:table-cell>
          <table:table-cell office:value-type="float" office:value="274727" calcext:value-type="float">
            <text:p>274727</text:p>
          </table:table-cell>
          <table:table-cell office:value-type="float" office:value="274658" calcext:value-type="float">
            <text:p>274658</text:p>
          </table:table-cell>
          <table:table-cell office:value-type="float" office:value="271092" calcext:value-type="float">
            <text:p>271092</text:p>
          </table:table-cell>
          <table:table-cell office:value-type="float" office:value="270271" calcext:value-type="float">
            <text:p>270271</text:p>
          </table:table-cell>
          <table:table-cell office:value-type="float" office:value="277984" calcext:value-type="float">
            <text:p>277984</text:p>
          </table:table-cell>
        </table:table-row>
        <table:table-row table:style-name="ro2">
          <table:table-cell office:value-type="string" calcext:value-type="string">
            <text:p>Batman</text:p>
          </table:table-cell>
          <table:table-cell office:value-type="float" office:value="408820" calcext:value-type="float">
            <text:p>408820</text:p>
          </table:table-cell>
          <table:table-cell office:value-type="float" office:value="418186" calcext:value-type="float">
            <text:p>418186</text:p>
          </table:table-cell>
          <table:table-cell office:value-type="float" office:value="427172" calcext:value-type="float">
            <text:p>427172</text:p>
          </table:table-cell>
          <table:table-cell office:value-type="float" office:value="436165" calcext:value-type="float">
            <text:p>436165</text:p>
          </table:table-cell>
          <table:table-cell office:value-type="float" office:value="445508" calcext:value-type="float">
            <text:p>445508</text:p>
          </table:table-cell>
          <table:table-cell office:value-type="float" office:value="455118" calcext:value-type="float">
            <text:p>455118</text:p>
          </table:table-cell>
          <table:table-cell office:value-type="float" office:value="464954" calcext:value-type="float">
            <text:p>464954</text:p>
          </table:table-cell>
          <table:table-cell office:value-type="float" office:value="472487" calcext:value-type="float">
            <text:p>472487</text:p>
          </table:table-cell>
          <table:table-cell office:value-type="float" office:value="485616" calcext:value-type="float">
            <text:p>485616</text:p>
          </table:table-cell>
          <table:table-cell office:value-type="float" office:value="497998" calcext:value-type="float">
            <text:p>497998</text:p>
          </table:table-cell>
          <table:table-cell office:value-type="float" office:value="510200" calcext:value-type="float">
            <text:p>510200</text:p>
          </table:table-cell>
          <table:table-cell office:value-type="float" office:value="524499" calcext:value-type="float">
            <text:p>524499</text:p>
          </table:table-cell>
          <table:table-cell office:value-type="float" office:value="534205" calcext:value-type="float">
            <text:p>534205</text:p>
          </table:table-cell>
          <table:table-cell office:value-type="float" office:value="547581" calcext:value-type="float">
            <text:p>547581</text:p>
          </table:table-cell>
          <table:table-cell office:value-type="float" office:value="557593" calcext:value-type="float">
            <text:p>557593</text:p>
          </table:table-cell>
          <table:table-cell office:value-type="float" office:value="566633" calcext:value-type="float">
            <text:p>566633</text:p>
          </table:table-cell>
          <table:table-cell office:value-type="float" office:value="576899" calcext:value-type="float">
            <text:p>576899</text:p>
          </table:table-cell>
        </table:table-row>
        <table:table-row table:style-name="ro2">
          <table:table-cell office:value-type="string" calcext:value-type="string">
            <text:p>Şırnak</text:p>
          </table:table-cell>
          <table:table-cell office:value-type="float" office:value="362700" calcext:value-type="float">
            <text:p>362700</text:p>
          </table:table-cell>
          <table:table-cell office:value-type="float" office:value="370314" calcext:value-type="float">
            <text:p>370314</text:p>
          </table:table-cell>
          <table:table-cell office:value-type="float" office:value="377574" calcext:value-type="float">
            <text:p>377574</text:p>
          </table:table-cell>
          <table:table-cell office:value-type="float" office:value="384824" calcext:value-type="float">
            <text:p>384824</text:p>
          </table:table-cell>
          <table:table-cell office:value-type="float" office:value="392364" calcext:value-type="float">
            <text:p>392364</text:p>
          </table:table-cell>
          <table:table-cell office:value-type="float" office:value="400123" calcext:value-type="float">
            <text:p>400123</text:p>
          </table:table-cell>
          <table:table-cell office:value-type="float" office:value="408065" calcext:value-type="float">
            <text:p>408065</text:p>
          </table:table-cell>
          <table:table-cell office:value-type="float" office:value="416001" calcext:value-type="float">
            <text:p>416001</text:p>
          </table:table-cell>
          <table:table-cell office:value-type="float" office:value="429287" calcext:value-type="float">
            <text:p>429287</text:p>
          </table:table-cell>
          <table:table-cell office:value-type="float" office:value="430424" calcext:value-type="float">
            <text:p>430424</text:p>
          </table:table-cell>
          <table:table-cell office:value-type="float" office:value="430109" calcext:value-type="float">
            <text:p>430109</text:p>
          </table:table-cell>
          <table:table-cell office:value-type="float" office:value="457997" calcext:value-type="float">
            <text:p>457997</text:p>
          </table:table-cell>
          <table:table-cell office:value-type="float" office:value="466982" calcext:value-type="float">
            <text:p>466982</text:p>
          </table:table-cell>
          <table:table-cell office:value-type="float" office:value="475255" calcext:value-type="float">
            <text:p>475255</text:p>
          </table:table-cell>
          <table:table-cell office:value-type="float" office:value="488966" calcext:value-type="float">
            <text:p>488966</text:p>
          </table:table-cell>
          <table:table-cell office:value-type="float" office:value="490184" calcext:value-type="float">
            <text:p>490184</text:p>
          </table:table-cell>
          <table:table-cell office:value-type="float" office:value="483788" calcext:value-type="float">
            <text:p>483788</text:p>
          </table:table-cell>
        </table:table-row>
        <table:table-row table:style-name="ro2">
          <table:table-cell office:value-type="string" calcext:value-type="string">
            <text:p>Bartın</text:p>
          </table:table-cell>
          <table:table-cell office:value-type="float" office:value="175982" calcext:value-type="float">
            <text:p>175982</text:p>
          </table:table-cell>
          <table:table-cell office:value-type="float" office:value="177060" calcext:value-type="float">
            <text:p>177060</text:p>
          </table:table-cell>
          <table:table-cell office:value-type="float" office:value="177903" calcext:value-type="float">
            <text:p>177903</text:p>
          </table:table-cell>
          <table:table-cell office:value-type="float" office:value="178678" calcext:value-type="float">
            <text:p>178678</text:p>
          </table:table-cell>
          <table:table-cell office:value-type="float" office:value="179519" calcext:value-type="float">
            <text:p>179519</text:p>
          </table:table-cell>
          <table:table-cell office:value-type="float" office:value="180401" calcext:value-type="float">
            <text:p>180401</text:p>
          </table:table-cell>
          <table:table-cell office:value-type="float" office:value="181300" calcext:value-type="float">
            <text:p>181300</text:p>
          </table:table-cell>
          <table:table-cell office:value-type="float" office:value="182131" calcext:value-type="float">
            <text:p>182131</text:p>
          </table:table-cell>
          <table:table-cell office:value-type="float" office:value="185368" calcext:value-type="float">
            <text:p>185368</text:p>
          </table:table-cell>
          <table:table-cell office:value-type="float" office:value="188449" calcext:value-type="float">
            <text:p>188449</text:p>
          </table:table-cell>
          <table:table-cell office:value-type="float" office:value="187758" calcext:value-type="float">
            <text:p>187758</text:p>
          </table:table-cell>
          <table:table-cell office:value-type="float" office:value="187291" calcext:value-type="float">
            <text:p>187291</text:p>
          </table:table-cell>
          <table:table-cell office:value-type="float" office:value="188436" calcext:value-type="float">
            <text:p>188436</text:p>
          </table:table-cell>
          <table:table-cell office:value-type="float" office:value="189139" calcext:value-type="float">
            <text:p>189139</text:p>
          </table:table-cell>
          <table:table-cell office:value-type="float" office:value="189405" calcext:value-type="float">
            <text:p>189405</text:p>
          </table:table-cell>
          <table:table-cell office:value-type="float" office:value="190708" calcext:value-type="float">
            <text:p>190708</text:p>
          </table:table-cell>
          <table:table-cell office:value-type="float" office:value="192389" calcext:value-type="float">
            <text:p>192389</text:p>
          </table:table-cell>
        </table:table-row>
        <table:table-row table:style-name="ro2">
          <table:table-cell office:value-type="string" calcext:value-type="string">
            <text:p>Ardahan</text:p>
          </table:table-cell>
          <table:table-cell office:value-type="float" office:value="122409" calcext:value-type="float">
            <text:p>122409</text:p>
          </table:table-cell>
          <table:table-cell office:value-type="float" office:value="121305" calcext:value-type="float">
            <text:p>121305</text:p>
          </table:table-cell>
          <table:table-cell office:value-type="float" office:value="119993" calcext:value-type="float">
            <text:p>119993</text:p>
          </table:table-cell>
          <table:table-cell office:value-type="float" office:value="118590" calcext:value-type="float">
            <text:p>118590</text:p>
          </table:table-cell>
          <table:table-cell office:value-type="float" office:value="117178" calcext:value-type="float">
            <text:p>117178</text:p>
          </table:table-cell>
          <table:table-cell office:value-type="float" office:value="115750" calcext:value-type="float">
            <text:p>115750</text:p>
          </table:table-cell>
          <table:table-cell office:value-type="float" office:value="114283" calcext:value-type="float">
            <text:p>114283</text:p>
          </table:table-cell>
          <table:table-cell office:value-type="float" office:value="112721" calcext:value-type="float">
            <text:p>112721</text:p>
          </table:table-cell>
          <table:table-cell office:value-type="float" office:value="112242" calcext:value-type="float">
            <text:p>112242</text:p>
          </table:table-cell>
          <table:table-cell office:value-type="float" office:value="108169" calcext:value-type="float">
            <text:p>108169</text:p>
          </table:table-cell>
          <table:table-cell office:value-type="float" office:value="105454" calcext:value-type="float">
            <text:p>105454</text:p>
          </table:table-cell>
          <table:table-cell office:value-type="float" office:value="107455" calcext:value-type="float">
            <text:p>107455</text:p>
          </table:table-cell>
          <table:table-cell office:value-type="float" office:value="106643" calcext:value-type="float">
            <text:p>106643</text:p>
          </table:table-cell>
          <table:table-cell office:value-type="float" office:value="102782" calcext:value-type="float">
            <text:p>102782</text:p>
          </table:table-cell>
          <table:table-cell office:value-type="float" office:value="100809" calcext:value-type="float">
            <text:p>100809</text:p>
          </table:table-cell>
          <table:table-cell office:value-type="float" office:value="99265" calcext:value-type="float">
            <text:p>99265</text:p>
          </table:table-cell>
          <table:table-cell office:value-type="float" office:value="98335" calcext:value-type="float">
            <text:p>98335</text:p>
          </table:table-cell>
        </table:table-row>
        <table:table-row table:style-name="ro2">
          <table:table-cell office:value-type="string" calcext:value-type="string">
            <text:p>Iğdır</text:p>
          </table:table-cell>
          <table:table-cell office:value-type="float" office:value="174285" calcext:value-type="float">
            <text:p>174285</text:p>
          </table:table-cell>
          <table:table-cell office:value-type="float" office:value="175550" calcext:value-type="float">
            <text:p>175550</text:p>
          </table:table-cell>
          <table:table-cell office:value-type="float" office:value="176588" calcext:value-type="float">
            <text:p>176588</text:p>
          </table:table-cell>
          <table:table-cell office:value-type="float" office:value="177563" calcext:value-type="float">
            <text:p>177563</text:p>
          </table:table-cell>
          <table:table-cell office:value-type="float" office:value="178609" calcext:value-type="float">
            <text:p>178609</text:p>
          </table:table-cell>
          <table:table-cell office:value-type="float" office:value="179701" calcext:value-type="float">
            <text:p>179701</text:p>
          </table:table-cell>
          <table:table-cell office:value-type="float" office:value="180815" calcext:value-type="float">
            <text:p>180815</text:p>
          </table:table-cell>
          <table:table-cell office:value-type="float" office:value="181866" calcext:value-type="float">
            <text:p>181866</text:p>
          </table:table-cell>
          <table:table-cell office:value-type="float" office:value="184025" calcext:value-type="float">
            <text:p>184025</text:p>
          </table:table-cell>
          <table:table-cell office:value-type="float" office:value="183486" calcext:value-type="float">
            <text:p>183486</text:p>
          </table:table-cell>
          <table:table-cell office:value-type="float" office:value="184418" calcext:value-type="float">
            <text:p>184418</text:p>
          </table:table-cell>
          <table:table-cell office:value-type="float" office:value="188857" calcext:value-type="float">
            <text:p>188857</text:p>
          </table:table-cell>
          <table:table-cell office:value-type="float" office:value="190409" calcext:value-type="float">
            <text:p>190409</text:p>
          </table:table-cell>
          <table:table-cell office:value-type="float" office:value="190424" calcext:value-type="float">
            <text:p>190424</text:p>
          </table:table-cell>
          <table:table-cell office:value-type="float" office:value="192056" calcext:value-type="float">
            <text:p>192056</text:p>
          </table:table-cell>
          <table:table-cell office:value-type="float" office:value="192435" calcext:value-type="float">
            <text:p>192435</text:p>
          </table:table-cell>
          <table:table-cell office:value-type="float" office:value="192785" calcext:value-type="float">
            <text:p>192785</text:p>
          </table:table-cell>
        </table:table-row>
        <table:table-row table:style-name="ro2">
          <table:table-cell office:value-type="string" calcext:value-type="string">
            <text:p>Yalova</text:p>
          </table:table-cell>
          <table:table-cell office:value-type="float" office:value="144923" calcext:value-type="float">
            <text:p>144923</text:p>
          </table:table-cell>
          <table:table-cell office:value-type="float" office:value="150027" calcext:value-type="float">
            <text:p>150027</text:p>
          </table:table-cell>
          <table:table-cell office:value-type="float" office:value="155041" calcext:value-type="float">
            <text:p>155041</text:p>
          </table:table-cell>
          <table:table-cell office:value-type="float" office:value="160099" calcext:value-type="float">
            <text:p>160099</text:p>
          </table:table-cell>
          <table:table-cell office:value-type="float" office:value="165333" calcext:value-type="float">
            <text:p>165333</text:p>
          </table:table-cell>
          <table:table-cell office:value-type="float" office:value="170705" calcext:value-type="float">
            <text:p>170705</text:p>
          </table:table-cell>
          <table:table-cell office:value-type="float" office:value="176207" calcext:value-type="float">
            <text:p>176207</text:p>
          </table:table-cell>
          <table:table-cell office:value-type="float" office:value="181758" calcext:value-type="float">
            <text:p>181758</text:p>
          </table:table-cell>
          <table:table-cell office:value-type="float" office:value="197412" calcext:value-type="float">
            <text:p>197412</text:p>
          </table:table-cell>
          <table:table-cell office:value-type="float" office:value="202531" calcext:value-type="float">
            <text:p>202531</text:p>
          </table:table-cell>
          <table:table-cell office:value-type="float" office:value="203741" calcext:value-type="float">
            <text:p>203741</text:p>
          </table:table-cell>
          <table:table-cell office:value-type="float" office:value="206535" calcext:value-type="float">
            <text:p>206535</text:p>
          </table:table-cell>
          <table:table-cell office:value-type="float" office:value="211799" calcext:value-type="float">
            <text:p>211799</text:p>
          </table:table-cell>
          <table:table-cell office:value-type="float" office:value="220122" calcext:value-type="float">
            <text:p>220122</text:p>
          </table:table-cell>
          <table:table-cell office:value-type="float" office:value="226514" calcext:value-type="float">
            <text:p>226514</text:p>
          </table:table-cell>
          <table:table-cell office:value-type="float" office:value="233009" calcext:value-type="float">
            <text:p>233009</text:p>
          </table:table-cell>
          <table:table-cell office:value-type="float" office:value="241665" calcext:value-type="float">
            <text:p>241665</text:p>
          </table:table-cell>
        </table:table-row>
        <table:table-row table:style-name="ro2">
          <table:table-cell office:value-type="string" calcext:value-type="string">
            <text:p>Karabük</text:p>
          </table:table-cell>
          <table:table-cell office:value-type="float" office:value="205172" calcext:value-type="float">
            <text:p>205172</text:p>
          </table:table-cell>
          <table:table-cell office:value-type="float" office:value="207241" calcext:value-type="float">
            <text:p>207241</text:p>
          </table:table-cell>
          <table:table-cell office:value-type="float" office:value="209056" calcext:value-type="float">
            <text:p>209056</text:p>
          </table:table-cell>
          <table:table-cell office:value-type="float" office:value="210812" calcext:value-type="float">
            <text:p>210812</text:p>
          </table:table-cell>
          <table:table-cell office:value-type="float" office:value="212667" calcext:value-type="float">
            <text:p>212667</text:p>
          </table:table-cell>
          <table:table-cell office:value-type="float" office:value="214591" calcext:value-type="float">
            <text:p>214591</text:p>
          </table:table-cell>
          <table:table-cell office:value-type="float" office:value="216557" calcext:value-type="float">
            <text:p>216557</text:p>
          </table:table-cell>
          <table:table-cell office:value-type="float" office:value="218463" calcext:value-type="float">
            <text:p>218463</text:p>
          </table:table-cell>
          <table:table-cell office:value-type="float" office:value="216248" calcext:value-type="float">
            <text:p>216248</text:p>
          </table:table-cell>
          <table:table-cell office:value-type="float" office:value="218564" calcext:value-type="float">
            <text:p>218564</text:p>
          </table:table-cell>
          <table:table-cell office:value-type="float" office:value="227610" calcext:value-type="float">
            <text:p>227610</text:p>
          </table:table-cell>
          <table:table-cell office:value-type="float" office:value="219728" calcext:value-type="float">
            <text:p>219728</text:p>
          </table:table-cell>
          <table:table-cell office:value-type="float" office:value="225145" calcext:value-type="float">
            <text:p>225145</text:p>
          </table:table-cell>
          <table:table-cell office:value-type="float" office:value="230251" calcext:value-type="float">
            <text:p>230251</text:p>
          </table:table-cell>
          <table:table-cell office:value-type="float" office:value="231333" calcext:value-type="float">
            <text:p>231333</text:p>
          </table:table-cell>
          <table:table-cell office:value-type="float" office:value="236978" calcext:value-type="float">
            <text:p>236978</text:p>
          </table:table-cell>
          <table:table-cell office:value-type="float" office:value="242347" calcext:value-type="float">
            <text:p>242347</text:p>
          </table:table-cell>
        </table:table-row>
        <table:table-row table:style-name="ro2">
          <table:table-cell office:value-type="string" calcext:value-type="string">
            <text:p>Kilis</text:p>
          </table:table-cell>
          <table:table-cell office:value-type="float" office:value="109698" calcext:value-type="float">
            <text:p>109698</text:p>
          </table:table-cell>
          <table:table-cell office:value-type="float" office:value="111024" calcext:value-type="float">
            <text:p>111024</text:p>
          </table:table-cell>
          <table:table-cell office:value-type="float" office:value="112219" calcext:value-type="float">
            <text:p>112219</text:p>
          </table:table-cell>
          <table:table-cell office:value-type="float" office:value="113387" calcext:value-type="float">
            <text:p>113387</text:p>
          </table:table-cell>
          <table:table-cell office:value-type="float" office:value="114615" calcext:value-type="float">
            <text:p>114615</text:p>
          </table:table-cell>
          <table:table-cell office:value-type="float" office:value="115886" calcext:value-type="float">
            <text:p>115886</text:p>
          </table:table-cell>
          <table:table-cell office:value-type="float" office:value="117185" calcext:value-type="float">
            <text:p>117185</text:p>
          </table:table-cell>
          <table:table-cell office:value-type="float" office:value="118457" calcext:value-type="float">
            <text:p>118457</text:p>
          </table:table-cell>
          <table:table-cell office:value-type="float" office:value="120991" calcext:value-type="float">
            <text:p>120991</text:p>
          </table:table-cell>
          <table:table-cell office:value-type="float" office:value="122104" calcext:value-type="float">
            <text:p>122104</text:p>
          </table:table-cell>
          <table:table-cell office:value-type="float" office:value="123135" calcext:value-type="float">
            <text:p>123135</text:p>
          </table:table-cell>
          <table:table-cell office:value-type="float" office:value="124452" calcext:value-type="float">
            <text:p>124452</text:p>
          </table:table-cell>
          <table:table-cell office:value-type="float" office:value="124320" calcext:value-type="float">
            <text:p>124320</text:p>
          </table:table-cell>
          <table:table-cell office:value-type="float" office:value="128586" calcext:value-type="float">
            <text:p>128586</text:p>
          </table:table-cell>
          <table:table-cell office:value-type="float" office:value="128781" calcext:value-type="float">
            <text:p>128781</text:p>
          </table:table-cell>
          <table:table-cell office:value-type="float" office:value="130655" calcext:value-type="float">
            <text:p>130655</text:p>
          </table:table-cell>
          <table:table-cell office:value-type="float" office:value="130825" calcext:value-type="float">
            <text:p>130825</text:p>
          </table:table-cell>
        </table:table-row>
        <table:table-row table:style-name="ro2">
          <table:table-cell office:value-type="string" calcext:value-type="string">
            <text:p>Osmaniye</text:p>
          </table:table-cell>
          <table:table-cell office:value-type="float" office:value="411163" calcext:value-type="float">
            <text:p>411163</text:p>
          </table:table-cell>
          <table:table-cell office:value-type="float" office:value="417418" calcext:value-type="float">
            <text:p>417418</text:p>
          </table:table-cell>
          <table:table-cell office:value-type="float" office:value="423214" calcext:value-type="float">
            <text:p>423214</text:p>
          </table:table-cell>
          <table:table-cell office:value-type="float" office:value="428943" calcext:value-type="float">
            <text:p>428943</text:p>
          </table:table-cell>
          <table:table-cell office:value-type="float" office:value="434930" calcext:value-type="float">
            <text:p>434930</text:p>
          </table:table-cell>
          <table:table-cell office:value-type="float" office:value="441108" calcext:value-type="float">
            <text:p>441108</text:p>
          </table:table-cell>
          <table:table-cell office:value-type="float" office:value="447428" calcext:value-type="float">
            <text:p>447428</text:p>
          </table:table-cell>
          <table:table-cell office:value-type="float" office:value="452880" calcext:value-type="float">
            <text:p>452880</text:p>
          </table:table-cell>
          <table:table-cell office:value-type="float" office:value="464704" calcext:value-type="float">
            <text:p>464704</text:p>
          </table:table-cell>
          <table:table-cell office:value-type="float" office:value="471804" calcext:value-type="float">
            <text:p>471804</text:p>
          </table:table-cell>
          <table:table-cell office:value-type="float" office:value="479221" calcext:value-type="float">
            <text:p>479221</text:p>
          </table:table-cell>
          <table:table-cell office:value-type="float" office:value="485357" calcext:value-type="float">
            <text:p>485357</text:p>
          </table:table-cell>
          <table:table-cell office:value-type="float" office:value="492135" calcext:value-type="float">
            <text:p>492135</text:p>
          </table:table-cell>
          <table:table-cell office:value-type="float" office:value="498981" calcext:value-type="float">
            <text:p>498981</text:p>
          </table:table-cell>
          <table:table-cell office:value-type="float" office:value="506807" calcext:value-type="float">
            <text:p>506807</text:p>
          </table:table-cell>
          <table:table-cell office:value-type="float" office:value="512873" calcext:value-type="float">
            <text:p>512873</text:p>
          </table:table-cell>
          <table:table-cell office:value-type="float" office:value="522175" calcext:value-type="float">
            <text:p>522175</text:p>
          </table:table-cell>
        </table:table-row>
        <table:table-row table:style-name="ro2">
          <table:table-cell office:value-type="string" calcext:value-type="string">
            <text:p>Düzce</text:p>
          </table:table-cell>
          <table:table-cell office:value-type="float" office:value="296712" calcext:value-type="float">
            <text:p>296712</text:p>
          </table:table-cell>
          <table:table-cell office:value-type="float" office:value="300686" calcext:value-type="float">
            <text:p>300686</text:p>
          </table:table-cell>
          <table:table-cell office:value-type="float" office:value="304316" calcext:value-type="float">
            <text:p>304316</text:p>
          </table:table-cell>
          <table:table-cell office:value-type="float" office:value="307884" calcext:value-type="float">
            <text:p>307884</text:p>
          </table:table-cell>
          <table:table-cell office:value-type="float" office:value="311623" calcext:value-type="float">
            <text:p>311623</text:p>
          </table:table-cell>
          <table:table-cell office:value-type="float" office:value="315487" calcext:value-type="float">
            <text:p>315487</text:p>
          </table:table-cell>
          <table:table-cell office:value-type="float" office:value="319438" calcext:value-type="float">
            <text:p>319438</text:p>
          </table:table-cell>
          <table:table-cell office:value-type="float" office:value="323328" calcext:value-type="float">
            <text:p>323328</text:p>
          </table:table-cell>
          <table:table-cell office:value-type="float" office:value="328611" calcext:value-type="float">
            <text:p>328611</text:p>
          </table:table-cell>
          <table:table-cell office:value-type="float" office:value="335156" calcext:value-type="float">
            <text:p>335156</text:p>
          </table:table-cell>
          <table:table-cell office:value-type="float" office:value="338188" calcext:value-type="float">
            <text:p>338188</text:p>
          </table:table-cell>
          <table:table-cell office:value-type="float" office:value="342146" calcext:value-type="float">
            <text:p>342146</text:p>
          </table:table-cell>
          <table:table-cell office:value-type="float" office:value="346493" calcext:value-type="float">
            <text:p>346493</text:p>
          </table:table-cell>
          <table:table-cell office:value-type="float" office:value="351509" calcext:value-type="float">
            <text:p>351509</text:p>
          </table:table-cell>
          <table:table-cell office:value-type="float" office:value="355549" calcext:value-type="float">
            <text:p>355549</text:p>
          </table:table-cell>
          <table:table-cell office:value-type="float" office:value="360388" calcext:value-type="float">
            <text:p>360388</text:p>
          </table:table-cell>
          <table:table-cell office:value-type="float" office:value="370371" calcext:value-type="float">
            <text:p>370371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2:.B82])" office:value-type="float" office:value="64729506" calcext:value-type="float">
            <text:p>64729506</text:p>
          </table:table-cell>
          <table:table-cell table:formula="of:=SUM([.C2:.C82])" office:value-type="float" office:value="65603160" calcext:value-type="float">
            <text:p>65603160</text:p>
          </table:table-cell>
          <table:table-cell table:formula="of:=SUM([.D2:.D82])" office:value-type="float" office:value="66401855" calcext:value-type="float">
            <text:p>66401855</text:p>
          </table:table-cell>
          <table:table-cell table:formula="of:=SUM([.E2:.E82])" office:value-type="float" office:value="67187252" calcext:value-type="float">
            <text:p>67187252</text:p>
          </table:table-cell>
          <table:table-cell table:formula="of:=SUM([.F2:.F82])" office:value-type="float" office:value="68010217" calcext:value-type="float">
            <text:p>68010217</text:p>
          </table:table-cell>
          <table:table-cell table:formula="of:=SUM([.G2:.G82])" office:value-type="float" office:value="68860542" calcext:value-type="float">
            <text:p>68860542</text:p>
          </table:table-cell>
          <table:table-cell table:formula="of:=SUM([.H2:.H82])" office:value-type="float" office:value="69729968" calcext:value-type="float">
            <text:p>69729968</text:p>
          </table:table-cell>
          <table:table-cell table:formula="of:=SUM([.I2:.I82])" office:value-type="float" office:value="70586256" calcext:value-type="float">
            <text:p>70586256</text:p>
          </table:table-cell>
          <table:table-cell table:formula="of:=SUM([.J2:.J82])" office:value-type="float" office:value="71517100" calcext:value-type="float">
            <text:p>71517100</text:p>
          </table:table-cell>
          <table:table-cell table:formula="of:=SUM([.K2:.K82])" office:value-type="float" office:value="72561312" calcext:value-type="float">
            <text:p>72561312</text:p>
          </table:table-cell>
          <table:table-cell table:formula="of:=SUM([.L2:.L82])" office:value-type="float" office:value="73722988" calcext:value-type="float">
            <text:p>73722988</text:p>
          </table:table-cell>
          <table:table-cell table:formula="of:=SUM([.M2:.M82])" office:value-type="float" office:value="74724269" calcext:value-type="float">
            <text:p>74724269</text:p>
          </table:table-cell>
          <table:table-cell table:formula="of:=SUM([.N2:.N82])" office:value-type="float" office:value="75627384" calcext:value-type="float">
            <text:p>75627384</text:p>
          </table:table-cell>
          <table:table-cell table:formula="of:=SUM([.O2:.O82])" office:value-type="float" office:value="76667864" calcext:value-type="float">
            <text:p>76667864</text:p>
          </table:table-cell>
          <table:table-cell table:formula="of:=SUM([.P2:.P82])" office:value-type="float" office:value="77695904" calcext:value-type="float">
            <text:p>77695904</text:p>
          </table:table-cell>
          <table:table-cell table:formula="of:=SUM([.Q2:.Q82])" office:value-type="float" office:value="78741053" calcext:value-type="float">
            <text:p>78741053</text:p>
          </table:table-cell>
          <table:table-cell table:formula="of:=SUM([.R2:.R82])" office:value-type="float" office:value="79814871" calcext:value-type="float">
            <text:p>79814871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2:.B82])" office:value-type="float" office:value="799129.703703704" calcext:value-type="float">
            <text:p>799129.703703704</text:p>
          </table:table-cell>
          <table:table-cell table:formula="of:=AVERAGE([.C2:.C82])" office:value-type="float" office:value="809915.555555556" calcext:value-type="float">
            <text:p>809915.555555556</text:p>
          </table:table-cell>
          <table:table-cell table:formula="of:=AVERAGE([.D2:.D82])" office:value-type="float" office:value="819775.987654321" calcext:value-type="float">
            <text:p>819775.987654321</text:p>
          </table:table-cell>
          <table:table-cell table:formula="of:=AVERAGE([.E2:.E82])" office:value-type="float" office:value="829472.24691358" calcext:value-type="float">
            <text:p>829472.24691358</text:p>
          </table:table-cell>
          <table:table-cell table:formula="of:=AVERAGE([.F2:.F82])" office:value-type="float" office:value="839632.308641975" calcext:value-type="float">
            <text:p>839632.308641975</text:p>
          </table:table-cell>
          <table:table-cell table:formula="of:=AVERAGE([.G2:.G82])" office:value-type="float" office:value="850130.148148148" calcext:value-type="float">
            <text:p>850130.148148148</text:p>
          </table:table-cell>
          <table:table-cell table:formula="of:=AVERAGE([.H2:.H82])" office:value-type="float" office:value="860863.802469136" calcext:value-type="float">
            <text:p>860863.802469136</text:p>
          </table:table-cell>
          <table:table-cell table:formula="of:=AVERAGE([.I2:.I82])" office:value-type="float" office:value="871435.259259259" calcext:value-type="float">
            <text:p>871435.259259259</text:p>
          </table:table-cell>
          <table:table-cell table:formula="of:=AVERAGE([.J2:.J82])" office:value-type="float" office:value="882927.160493827" calcext:value-type="float">
            <text:p>882927.160493827</text:p>
          </table:table-cell>
          <table:table-cell table:formula="of:=AVERAGE([.K2:.K82])" office:value-type="float" office:value="895818.666666667" calcext:value-type="float">
            <text:p>895818.666666667</text:p>
          </table:table-cell>
          <table:table-cell table:formula="of:=AVERAGE([.L2:.L82])" office:value-type="float" office:value="910160.345679012" calcext:value-type="float">
            <text:p>910160.345679012</text:p>
          </table:table-cell>
          <table:table-cell table:formula="of:=AVERAGE([.M2:.M82])" office:value-type="float" office:value="922521.839506173" calcext:value-type="float">
            <text:p>922521.839506173</text:p>
          </table:table-cell>
          <table:table-cell table:formula="of:=AVERAGE([.N2:.N82])" office:value-type="float" office:value="933671.407407407" calcext:value-type="float">
            <text:p>933671.407407407</text:p>
          </table:table-cell>
          <table:table-cell table:formula="of:=AVERAGE([.O2:.O82])" office:value-type="float" office:value="946516.839506173" calcext:value-type="float">
            <text:p>946516.839506173</text:p>
          </table:table-cell>
          <table:table-cell table:formula="of:=AVERAGE([.P2:.P82])" office:value-type="float" office:value="959208.691358025" calcext:value-type="float">
            <text:p>959208.691358025</text:p>
          </table:table-cell>
          <table:table-cell table:formula="of:=AVERAGE([.Q2:.Q82])" office:value-type="float" office:value="972111.765432099" calcext:value-type="float">
            <text:p>972111.765432099</text:p>
          </table:table-cell>
          <table:table-cell table:formula="of:=AVERAGE([.R2:.R82])" office:value-type="float" office:value="985368.777777778" calcext:value-type="float">
            <text:p>985368.777777778</text:p>
          </table:table-cell>
        </table:table-row>
        <table:table-row table:style-name="ro3">
          <table:table-cell table:style-name="ce1" office:value-type="string" calcext:value-type="string">
            <text:p>Number of Cities have more than 1000000 population</text:p>
          </table:table-cell>
          <table:table-cell table:formula="of:=COUNTIF([.B2:.B82];&quot;&gt;1000000&quot;)" office:value-type="float" office:value="17" calcext:value-type="float">
            <text:p>17</text:p>
          </table:table-cell>
          <table:table-cell table:formula="of:=COUNTIF([.C2:.C82];&quot;&gt;1000000&quot;)" office:value-type="float" office:value="17" calcext:value-type="float">
            <text:p>17</text:p>
          </table:table-cell>
          <table:table-cell table:formula="of:=COUNTIF([.D2:.D82];&quot;&gt;1000000&quot;)" office:value-type="float" office:value="17" calcext:value-type="float">
            <text:p>17</text:p>
          </table:table-cell>
          <table:table-cell table:formula="of:=COUNTIF([.E2:.E82];&quot;&gt;1000000&quot;)" office:value-type="float" office:value="17" calcext:value-type="float">
            <text:p>17</text:p>
          </table:table-cell>
          <table:table-cell table:formula="of:=COUNTIF([.F2:.F82];&quot;&gt;1000000&quot;)" office:value-type="float" office:value="17" calcext:value-type="float">
            <text:p>17</text:p>
          </table:table-cell>
          <table:table-cell table:formula="of:=COUNTIF([.G2:.G82];&quot;&gt;1000000&quot;)" office:value-type="float" office:value="17" calcext:value-type="float">
            <text:p>17</text:p>
          </table:table-cell>
          <table:table-cell table:formula="of:=COUNTIF([.H2:.H82];&quot;&gt;1000000&quot;)" office:value-type="float" office:value="17" calcext:value-type="float">
            <text:p>17</text:p>
          </table:table-cell>
          <table:table-cell table:formula="of:=COUNTIF([.I2:.I82];&quot;&gt;1000000&quot;)" office:value-type="float" office:value="18" calcext:value-type="float">
            <text:p>18</text:p>
          </table:table-cell>
          <table:table-cell table:formula="of:=COUNTIF([.J2:.J82];&quot;&gt;1000000&quot;)" office:value-type="float" office:value="19" calcext:value-type="float">
            <text:p>19</text:p>
          </table:table-cell>
          <table:table-cell table:formula="of:=COUNTIF([.K2:.K82];&quot;&gt;1000000&quot;)" office:value-type="float" office:value="19" calcext:value-type="float">
            <text:p>19</text:p>
          </table:table-cell>
          <table:table-cell table:formula="of:=COUNTIF([.L2:.L82];&quot;&gt;1000000&quot;)" office:value-type="float" office:value="19" calcext:value-type="float">
            <text:p>19</text:p>
          </table:table-cell>
          <table:table-cell table:formula="of:=COUNTIF([.M2:.M82];&quot;&gt;1000000&quot;)" office:value-type="float" office:value="19" calcext:value-type="float">
            <text:p>19</text:p>
          </table:table-cell>
          <table:table-cell table:formula="of:=COUNTIF([.N2:.N82];&quot;&gt;1000000&quot;)" office:value-type="float" office:value="20" calcext:value-type="float">
            <text:p>20</text:p>
          </table:table-cell>
          <table:table-cell table:formula="of:=COUNTIF([.O2:.O82];&quot;&gt;1000000&quot;)" office:value-type="float" office:value="20" calcext:value-type="float">
            <text:p>20</text:p>
          </table:table-cell>
          <table:table-cell table:formula="of:=COUNTIF([.P2:.P82];&quot;&gt;1000000&quot;)" office:value-type="float" office:value="20" calcext:value-type="float">
            <text:p>20</text:p>
          </table:table-cell>
          <table:table-cell table:formula="of:=COUNTIF([.Q2:.Q82];&quot;&gt;1000000&quot;)" office:value-type="float" office:value="20" calcext:value-type="float">
            <text:p>20</text:p>
          </table:table-cell>
          <table:table-cell table:formula="of:=COUNTIF([.R2:.R82];&quot;&gt;1000000&quot;)" office:value-type="float" office:value="21" calcext:value-type="float">
            <text:p>21</text:p>
          </table:table-cell>
        </table:table-row>
      </table:table>
      <table:named-expressions/>
      <table:database-ranges>
        <table:database-range table:name="__Anonymous_Sheet_DB__0" table:target-range-address="a2_input.A1:a2_input.R85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 style:data-style-name="N2" text:time-value="16:19:02.264281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18T16:30:20.190932077</dc:date>
    <meta:editing-duration>PT11M17S</meta:editing-duration>
    <meta:editing-cycles>2</meta:editing-cycles>
    <meta:document-statistic meta:table-count="1" meta:cell-count="1530" meta:object-count="0"/>
  </office:meta>
</office:document-meta>
</file>